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7" style:family="table">
      <style:table-properties style:width="17.009cm" fo:margin-left="0cm" table:align="left"/>
    </style:style>
    <style:style style:name="Tableau37.A" style:family="table-column">
      <style:table-column-properties style:column-width="3.399cm"/>
    </style:style>
    <style:style style:name="Tableau37.B" style:family="table-column">
      <style:table-column-properties style:column-width="3.401cm"/>
    </style:style>
    <style:style style:name="Tableau37.D" style:family="table-column">
      <style:table-column-properties style:column-width="4.108cm"/>
    </style:style>
    <style:style style:name="Tableau37.E" style:family="table-column">
      <style:table-column-properties style:column-width="2.702cm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E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6" style:family="table-row">
      <style:table-row-properties style:min-row-height="0.78cm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1" style:family="table-row">
      <style:table-row-properties style:min-row-height="2.702cm"/>
    </style:style>
    <style:style style:name="Tableau38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8" style:family="table-row">
      <style:table-row-properties style:min-row-height="1.328cm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6.914cm" fo:margin-left="0.095cm" table:align="left"/>
    </style:style>
    <style:style style:name="Tableau23.A" style:family="table-column">
      <style:table-column-properties style:column-width="3.297cm"/>
    </style:style>
    <style:style style:name="Tableau23.B" style:family="table-column">
      <style:table-column-properties style:column-width="3.399cm"/>
    </style:style>
    <style:style style:name="Tableau23.D" style:family="table-column">
      <style:table-column-properties style:column-width="3.704cm"/>
    </style:style>
    <style:style style:name="Tableau23.E" style:family="table-column">
      <style:table-column-properties style:column-width="3.115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8" style:family="table-row">
      <style:table-row-properties style:min-row-height="0.741cm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Tableau39" style:family="table">
      <style:table-properties style:width="17.3cm" fo:margin-left="0cm" table:align="left"/>
    </style:style>
    <style:style style:name="Tableau39.A" style:family="table-column">
      <style:table-column-properties style:column-width="3.399cm"/>
    </style:style>
    <style:style style:name="Tableau39.B" style:family="table-column">
      <style:table-column-properties style:column-width="3.401cm"/>
    </style:style>
    <style:style style:name="Tableau39.D" style:family="table-column">
      <style:table-column-properties style:column-width="4.699cm"/>
    </style:style>
    <style:style style:name="Tableau39.E" style:family="table-column">
      <style:table-column-properties style:column-width="2.402cm"/>
    </style:style>
    <style:style style:name="Tableau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9.E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none" fo:border-top="none" fo:border-bottom="0.05pt solid #000000"/>
    </style:style>
    <style:style style:name="Tableau3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1" style:family="table-row">
      <style:table-row-properties style:min-row-height="2.702cm"/>
    </style:style>
    <style:style style:name="Tableau40.A1" style:family="table-cell">
      <style:table-cell-properties fo:background-color="#dddddd" fo:padding="0.097cm" fo:border="0.05pt solid #000000">
        <style:background-image/>
      </style:table-cell-properties>
    </style:style>
    <style:style style:name="Tableau41" style:family="table">
      <style:table-properties style:width="17.503cm" fo:margin-left="0cm" table:align="left"/>
    </style:style>
    <style:style style:name="Tableau41.A" style:family="table-column">
      <style:table-column-properties style:column-width="3.399cm"/>
    </style:style>
    <style:style style:name="Tableau41.B" style:family="table-column">
      <style:table-column-properties style:column-width="3.401cm"/>
    </style:style>
    <style:style style:name="Tableau41.D" style:family="table-column">
      <style:table-column-properties style:column-width="4.801cm"/>
    </style:style>
    <style:style style:name="Tableau41.E" style:family="table-column">
      <style:table-column-properties style:column-width="2.503cm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1" style:family="table-row">
      <style:table-row-properties style:min-row-height="2.702cm"/>
    </style:style>
    <style:style style:name="Tableau42.A1" style:family="table-cell">
      <style:table-cell-properties fo:background-color="#dddddd" fo:padding="0.097cm" fo:border="0.05pt solid #000000">
        <style:background-image/>
      </style:table-cell-properties>
    </style:style>
    <style:style style:name="Tableau43" style:family="table">
      <style:table-properties style:width="17.3cm" fo:margin-left="0cm" table:align="left"/>
    </style:style>
    <style:style style:name="Tableau43.A" style:family="table-column">
      <style:table-column-properties style:column-width="3.399cm"/>
    </style:style>
    <style:style style:name="Tableau43.B" style:family="table-column">
      <style:table-column-properties style:column-width="3.401cm"/>
    </style:style>
    <style:style style:name="Tableau43.D" style:family="table-column">
      <style:table-column-properties style:column-width="4.699cm"/>
    </style:style>
    <style:style style:name="Tableau43.E" style:family="table-column">
      <style:table-column-properties style:column-width="2.402cm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E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1" style:family="table-row">
      <style:table-row-properties style:min-row-height="2.702cm"/>
    </style:style>
    <style:style style:name="Tableau44.A1" style:family="table-cell">
      <style:table-cell-properties fo:background-color="#dddddd" fo:padding="0.097cm" fo:border="0.05pt solid #000000">
        <style:background-image/>
      </style:table-cell-properties>
    </style:style>
    <style:style style:name="Tableau45" style:family="table">
      <style:table-properties style:width="17.3cm" fo:margin-left="0cm" table:align="left"/>
    </style:style>
    <style:style style:name="Tableau45.A" style:family="table-column">
      <style:table-column-properties style:column-width="3.399cm"/>
    </style:style>
    <style:style style:name="Tableau45.B" style:family="table-column">
      <style:table-column-properties style:column-width="3.401cm"/>
    </style:style>
    <style:style style:name="Tableau45.D" style:family="table-column">
      <style:table-column-properties style:column-width="4.699cm"/>
    </style:style>
    <style:style style:name="Tableau45.E" style:family="table-column">
      <style:table-column-properties style:column-width="2.402cm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E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none" fo:border-top="none" fo:border-bottom="0.05pt solid #000000"/>
    </style:style>
    <style:style style:name="Tableau4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17cm" style:rel-column-width="65535*"/>
    </style:style>
    <style:style style:name="Tableau46.1" style:family="table-row">
      <style:table-row-properties style:min-row-height="2.702cm"/>
    </style:style>
    <style:style style:name="Tableau46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556f60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6943e9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556f60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language="en" fo:country="US" officeooo:rsid="001c3a96" officeooo:paragraph-rsid="0011997e"/>
    </style:style>
    <style:style style:name="P33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46" style:family="paragraph" style:parent-style-name="Standard">
      <style:text-properties fo:language="en" fo:country="US" officeooo:rsid="001db796" officeooo:paragraph-rsid="001bb371"/>
    </style:style>
    <style:style style:name="P47" style:family="paragraph" style:parent-style-name="Standard">
      <style:text-properties fo:language="en" fo:country="US" officeooo:rsid="001db796" officeooo:paragraph-rsid="00205c79"/>
    </style:style>
    <style:style style:name="P48" style:family="paragraph" style:parent-style-name="Standard">
      <style:text-properties fo:language="en" fo:country="US" officeooo:rsid="001db796" officeooo:paragraph-rsid="002490f8"/>
    </style:style>
    <style:style style:name="P49" style:family="paragraph" style:parent-style-name="Standard">
      <style:text-properties fo:language="en" fo:country="US" officeooo:rsid="001db796" officeooo:paragraph-rsid="0024f631"/>
    </style:style>
    <style:style style:name="P50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51" style:family="paragraph" style:parent-style-name="Standard">
      <style:text-properties fo:language="en" fo:country="US" officeooo:rsid="001db796" officeooo:paragraph-rsid="002dd783"/>
    </style:style>
    <style:style style:name="P52" style:family="paragraph" style:parent-style-name="Standard">
      <style:text-properties fo:language="en" fo:country="US" officeooo:rsid="001db796" officeooo:paragraph-rsid="00305c63"/>
    </style:style>
    <style:style style:name="P53" style:family="paragraph" style:parent-style-name="Standard">
      <style:text-properties fo:language="en" fo:country="US" officeooo:rsid="001db796" officeooo:paragraph-rsid="00356a60"/>
    </style:style>
    <style:style style:name="P54" style:family="paragraph" style:parent-style-name="Standard">
      <style:text-properties fo:language="en" fo:country="US" officeooo:rsid="001db796" officeooo:paragraph-rsid="00373ca6"/>
    </style:style>
    <style:style style:name="P55" style:family="paragraph" style:parent-style-name="Standard">
      <style:text-properties fo:language="en" fo:country="US" officeooo:rsid="001db796" officeooo:paragraph-rsid="00387889"/>
    </style:style>
    <style:style style:name="P56" style:family="paragraph" style:parent-style-name="Standard">
      <style:text-properties fo:language="en" fo:country="US" officeooo:rsid="001db796" officeooo:paragraph-rsid="003992e5"/>
    </style:style>
    <style:style style:name="P57" style:family="paragraph" style:parent-style-name="Standard">
      <style:text-properties fo:language="en" fo:country="US" officeooo:rsid="001db796" officeooo:paragraph-rsid="003e767d"/>
    </style:style>
    <style:style style:name="P58" style:family="paragraph" style:parent-style-name="Standard">
      <style:text-properties fo:language="en" fo:country="US" officeooo:rsid="001db796" officeooo:paragraph-rsid="0040d828"/>
    </style:style>
    <style:style style:name="P59" style:family="paragraph" style:parent-style-name="Standard">
      <style:text-properties fo:language="en" fo:country="US" officeooo:rsid="001db796" officeooo:paragraph-rsid="0045db64"/>
    </style:style>
    <style:style style:name="P60" style:family="paragraph" style:parent-style-name="Standard">
      <style:text-properties fo:language="en" fo:country="US" officeooo:rsid="001db796" officeooo:paragraph-rsid="004741ad"/>
    </style:style>
    <style:style style:name="P61" style:family="paragraph" style:parent-style-name="Standard">
      <style:text-properties fo:language="en" fo:country="US" officeooo:rsid="001db796" officeooo:paragraph-rsid="00556f60"/>
    </style:style>
    <style:style style:name="P62" style:family="paragraph" style:parent-style-name="Standard">
      <style:text-properties fo:language="en" fo:country="US" officeooo:rsid="001db796" officeooo:paragraph-rsid="0064f11c"/>
    </style:style>
    <style:style style:name="P63" style:family="paragraph" style:parent-style-name="Standard">
      <style:text-properties fo:language="en" fo:country="US" officeooo:rsid="001db796" officeooo:paragraph-rsid="006943e9"/>
    </style:style>
    <style:style style:name="P64" style:family="paragraph" style:parent-style-name="Standard">
      <style:text-properties fo:language="en" fo:country="US" officeooo:rsid="001db796" officeooo:paragraph-rsid="006b3d55"/>
    </style:style>
    <style:style style:name="P65" style:family="paragraph" style:parent-style-name="Standard">
      <style:text-properties fo:language="en" fo:country="US" officeooo:paragraph-rsid="00205c79"/>
    </style:style>
    <style:style style:name="P66" style:family="paragraph" style:parent-style-name="Standard">
      <style:text-properties fo:language="en" fo:country="US" officeooo:paragraph-rsid="001bb371"/>
    </style:style>
    <style:style style:name="P67" style:family="paragraph" style:parent-style-name="Standard">
      <style:text-properties fo:language="en" fo:country="US" officeooo:paragraph-rsid="0024f631"/>
    </style:style>
    <style:style style:name="P68" style:family="paragraph" style:parent-style-name="Standard">
      <style:text-properties fo:language="en" fo:country="US" officeooo:paragraph-rsid="002dd783"/>
    </style:style>
    <style:style style:name="P69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72" style:family="paragraph" style:parent-style-name="Standard">
      <style:text-properties fo:language="en" fo:country="US" officeooo:paragraph-rsid="00305c63"/>
    </style:style>
    <style:style style:name="P73" style:family="paragraph" style:parent-style-name="Standard">
      <style:text-properties fo:language="en" fo:country="US" officeooo:paragraph-rsid="00373ca6"/>
    </style:style>
    <style:style style:name="P74" style:family="paragraph" style:parent-style-name="Standard">
      <style:text-properties fo:language="en" fo:country="US" officeooo:paragraph-rsid="00387889"/>
    </style:style>
    <style:style style:name="P75" style:family="paragraph" style:parent-style-name="Standard">
      <style:text-properties fo:language="en" fo:country="US" officeooo:paragraph-rsid="003e767d"/>
    </style:style>
    <style:style style:name="P76" style:family="paragraph" style:parent-style-name="Standard">
      <style:text-properties fo:language="en" fo:country="US" officeooo:paragraph-rsid="0045db64"/>
    </style:style>
    <style:style style:name="P77" style:family="paragraph" style:parent-style-name="Standard">
      <style:text-properties fo:language="en" fo:country="US" officeooo:paragraph-rsid="004741ad"/>
    </style:style>
    <style:style style:name="P78" style:family="paragraph" style:parent-style-name="Standard">
      <style:text-properties fo:language="en" fo:country="US" officeooo:paragraph-rsid="00556f60"/>
    </style:style>
    <style:style style:name="P79" style:family="paragraph" style:parent-style-name="Standard">
      <style:text-properties fo:language="en" fo:country="US" officeooo:paragraph-rsid="006943e9"/>
    </style:style>
    <style:style style:name="P80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81" style:family="paragraph" style:parent-style-name="Table_20_Contents">
      <style:text-properties fo:language="en" fo:country="US" officeooo:rsid="001c3a96" officeooo:paragraph-rsid="0011997e"/>
    </style:style>
    <style:style style:name="P82" style:family="paragraph" style:parent-style-name="Table_20_Contents">
      <style:text-properties fo:language="en" fo:country="US" officeooo:rsid="001c3a96" officeooo:paragraph-rsid="001bb371"/>
    </style:style>
    <style:style style:name="P83" style:family="paragraph" style:parent-style-name="Table_20_Contents">
      <style:text-properties fo:language="en" fo:country="US" officeooo:rsid="001c3a96" officeooo:paragraph-rsid="00205c79"/>
    </style:style>
    <style:style style:name="P84" style:family="paragraph" style:parent-style-name="Table_20_Contents">
      <style:text-properties fo:language="en" fo:country="US" officeooo:rsid="001c3a96" officeooo:paragraph-rsid="0024f631"/>
    </style:style>
    <style:style style:name="P85" style:family="paragraph" style:parent-style-name="Table_20_Contents">
      <style:text-properties fo:language="en" fo:country="US" officeooo:rsid="001c3a96" officeooo:paragraph-rsid="002dd783"/>
    </style:style>
    <style:style style:name="P86" style:family="paragraph" style:parent-style-name="Table_20_Contents">
      <style:text-properties fo:language="en" fo:country="US" officeooo:rsid="001c3a96" officeooo:paragraph-rsid="00305c63"/>
    </style:style>
    <style:style style:name="P87" style:family="paragraph" style:parent-style-name="Table_20_Contents">
      <style:text-properties fo:language="en" fo:country="US" officeooo:rsid="001c3a96" officeooo:paragraph-rsid="00373ca6"/>
    </style:style>
    <style:style style:name="P88" style:family="paragraph" style:parent-style-name="Table_20_Contents">
      <style:text-properties fo:language="en" fo:country="US" officeooo:rsid="001c3a96" officeooo:paragraph-rsid="00387889"/>
    </style:style>
    <style:style style:name="P89" style:family="paragraph" style:parent-style-name="Table_20_Contents">
      <style:text-properties fo:language="en" fo:country="US" officeooo:rsid="001c3a96" officeooo:paragraph-rsid="003e767d"/>
    </style:style>
    <style:style style:name="P90" style:family="paragraph" style:parent-style-name="Table_20_Contents">
      <style:text-properties fo:language="en" fo:country="US" officeooo:rsid="001c3a96" officeooo:paragraph-rsid="0045db64"/>
    </style:style>
    <style:style style:name="P91" style:family="paragraph" style:parent-style-name="Table_20_Contents">
      <style:text-properties fo:language="en" fo:country="US" officeooo:rsid="001c3a96" officeooo:paragraph-rsid="004741ad"/>
    </style:style>
    <style:style style:name="P92" style:family="paragraph" style:parent-style-name="Table_20_Contents">
      <style:text-properties fo:language="en" fo:country="US" officeooo:rsid="001c3a96" officeooo:paragraph-rsid="00556f60"/>
    </style:style>
    <style:style style:name="P93" style:family="paragraph" style:parent-style-name="Table_20_Contents">
      <style:text-properties fo:language="en" fo:country="US" officeooo:rsid="001c3a96" officeooo:paragraph-rsid="006943e9"/>
    </style:style>
    <style:style style:name="P94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95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96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97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98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99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100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101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102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103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104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105" style:family="paragraph" style:parent-style-name="Table_20_Contents">
      <style:text-properties fo:language="en" fo:country="US" fo:font-style="italic" officeooo:rsid="00305c63" officeooo:paragraph-rsid="006943e9" style:font-style-asian="italic" style:font-style-complex="italic"/>
    </style:style>
    <style:style style:name="P106" style:family="paragraph" style:parent-style-name="Table_20_Contents">
      <style:text-properties fo:language="en" fo:country="US" fo:font-style="italic" officeooo:rsid="00305c63" officeooo:paragraph-rsid="006f0277" style:font-style-asian="italic" style:font-style-complex="italic"/>
    </style:style>
    <style:style style:name="P107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108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109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110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P111" style:family="paragraph" style:parent-style-name="Table_20_Contents">
      <style:text-properties fo:language="en" fo:country="US" fo:font-style="italic" officeooo:rsid="004741ad" officeooo:paragraph-rsid="00549e6f" style:font-style-asian="italic" style:font-style-complex="italic"/>
    </style:style>
    <style:style style:name="P112" style:family="paragraph" style:parent-style-name="Table_20_Contents">
      <style:text-properties fo:language="en" fo:country="US" fo:font-style="italic" officeooo:rsid="004741ad" officeooo:paragraph-rsid="00556f60" style:font-style-asian="italic" style:font-style-complex="italic"/>
    </style:style>
    <style:style style:name="P113" style:family="paragraph" style:parent-style-name="Table_20_Contents">
      <style:text-properties fo:language="en" fo:country="US" officeooo:rsid="001db796" officeooo:paragraph-rsid="001bb371"/>
    </style:style>
    <style:style style:name="P114" style:family="paragraph" style:parent-style-name="Table_20_Contents">
      <style:text-properties fo:language="en" fo:country="US" officeooo:rsid="001db796" officeooo:paragraph-rsid="00205c79"/>
    </style:style>
    <style:style style:name="P115" style:family="paragraph" style:parent-style-name="Table_20_Contents">
      <style:text-properties fo:language="en" fo:country="US" officeooo:rsid="001db796" officeooo:paragraph-rsid="002490f8"/>
    </style:style>
    <style:style style:name="P116" style:family="paragraph" style:parent-style-name="Table_20_Contents">
      <style:text-properties fo:language="en" fo:country="US" officeooo:rsid="001db796" officeooo:paragraph-rsid="0024f631"/>
    </style:style>
    <style:style style:name="P117" style:family="paragraph" style:parent-style-name="Table_20_Contents">
      <style:text-properties fo:language="en" fo:country="US" officeooo:rsid="001db796" officeooo:paragraph-rsid="002629b1"/>
    </style:style>
    <style:style style:name="P118" style:family="paragraph" style:parent-style-name="Table_20_Contents">
      <style:text-properties fo:language="en" fo:country="US" officeooo:rsid="001db796" officeooo:paragraph-rsid="002b95af"/>
    </style:style>
    <style:style style:name="P119" style:family="paragraph" style:parent-style-name="Table_20_Contents">
      <style:text-properties fo:language="en" fo:country="US" officeooo:rsid="001db796" officeooo:paragraph-rsid="002dd783"/>
    </style:style>
    <style:style style:name="P120" style:family="paragraph" style:parent-style-name="Table_20_Contents">
      <style:text-properties fo:language="en" fo:country="US" officeooo:rsid="001db796" officeooo:paragraph-rsid="00305c63"/>
    </style:style>
    <style:style style:name="P121" style:family="paragraph" style:parent-style-name="Table_20_Contents">
      <style:text-properties fo:language="en" fo:country="US" officeooo:rsid="001db796" officeooo:paragraph-rsid="00356a60"/>
    </style:style>
    <style:style style:name="P122" style:family="paragraph" style:parent-style-name="Table_20_Contents">
      <style:text-properties fo:language="en" fo:country="US" officeooo:rsid="001db796" officeooo:paragraph-rsid="00373ca6"/>
    </style:style>
    <style:style style:name="P123" style:family="paragraph" style:parent-style-name="Table_20_Contents">
      <style:text-properties fo:language="en" fo:country="US" officeooo:rsid="001db796" officeooo:paragraph-rsid="00387889"/>
    </style:style>
    <style:style style:name="P124" style:family="paragraph" style:parent-style-name="Table_20_Contents">
      <style:text-properties fo:language="en" fo:country="US" officeooo:rsid="001db796" officeooo:paragraph-rsid="003e767d"/>
    </style:style>
    <style:style style:name="P125" style:family="paragraph" style:parent-style-name="Table_20_Contents">
      <style:text-properties fo:language="en" fo:country="US" officeooo:rsid="001db796" officeooo:paragraph-rsid="0040d828"/>
    </style:style>
    <style:style style:name="P126" style:family="paragraph" style:parent-style-name="Table_20_Contents">
      <style:text-properties fo:language="en" fo:country="US" officeooo:rsid="001db796" officeooo:paragraph-rsid="0045db64"/>
    </style:style>
    <style:style style:name="P127" style:family="paragraph" style:parent-style-name="Table_20_Contents">
      <style:text-properties fo:language="en" fo:country="US" officeooo:rsid="001db796" officeooo:paragraph-rsid="004741ad"/>
    </style:style>
    <style:style style:name="P128" style:family="paragraph" style:parent-style-name="Table_20_Contents">
      <style:text-properties fo:language="en" fo:country="US" officeooo:rsid="001db796" officeooo:paragraph-rsid="0048a10f"/>
    </style:style>
    <style:style style:name="P129" style:family="paragraph" style:parent-style-name="Table_20_Contents">
      <style:text-properties fo:language="en" fo:country="US" officeooo:rsid="001db796" officeooo:paragraph-rsid="004d54ed"/>
    </style:style>
    <style:style style:name="P130" style:family="paragraph" style:parent-style-name="Table_20_Contents">
      <style:text-properties fo:language="en" fo:country="US" officeooo:rsid="001db796" officeooo:paragraph-rsid="004e0ddb"/>
    </style:style>
    <style:style style:name="P131" style:family="paragraph" style:parent-style-name="Table_20_Contents">
      <style:text-properties fo:language="en" fo:country="US" officeooo:rsid="001db796" officeooo:paragraph-rsid="004f3a17"/>
    </style:style>
    <style:style style:name="P132" style:family="paragraph" style:parent-style-name="Table_20_Contents">
      <style:text-properties fo:language="en" fo:country="US" officeooo:rsid="001db796" officeooo:paragraph-rsid="00556f60"/>
    </style:style>
    <style:style style:name="P133" style:family="paragraph" style:parent-style-name="Table_20_Contents">
      <style:text-properties fo:language="en" fo:country="US" officeooo:rsid="001db796" officeooo:paragraph-rsid="005f3deb"/>
    </style:style>
    <style:style style:name="P134" style:family="paragraph" style:parent-style-name="Table_20_Contents">
      <style:text-properties fo:language="en" fo:country="US" officeooo:rsid="001db796" officeooo:paragraph-rsid="00605fbc"/>
    </style:style>
    <style:style style:name="P135" style:family="paragraph" style:parent-style-name="Table_20_Contents">
      <style:text-properties fo:language="en" fo:country="US" officeooo:rsid="001db796" officeooo:paragraph-rsid="0064f11c"/>
    </style:style>
    <style:style style:name="P136" style:family="paragraph" style:parent-style-name="Table_20_Contents">
      <style:text-properties fo:language="en" fo:country="US" officeooo:rsid="001db796" officeooo:paragraph-rsid="006943e9"/>
    </style:style>
    <style:style style:name="P137" style:family="paragraph" style:parent-style-name="Table_20_Contents">
      <style:text-properties fo:language="en" fo:country="US" officeooo:rsid="001db796" officeooo:paragraph-rsid="006b3d55"/>
    </style:style>
    <style:style style:name="P138" style:family="paragraph" style:parent-style-name="Table_20_Contents">
      <style:text-properties fo:language="en" fo:country="US" officeooo:rsid="001db796" officeooo:paragraph-rsid="006f0277"/>
    </style:style>
    <style:style style:name="P139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40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41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42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43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44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45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46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47" style:family="paragraph" style:parent-style-name="Table_20_Contents">
      <style:text-properties fo:language="en" fo:country="US" fo:font-style="normal" officeooo:rsid="001db796" officeooo:paragraph-rsid="00556f60" style:font-style-asian="normal" style:font-style-complex="normal"/>
    </style:style>
    <style:style style:name="P148" style:family="paragraph" style:parent-style-name="Table_20_Contents">
      <style:text-properties fo:language="en" fo:country="US" fo:font-style="normal" officeooo:rsid="001db796" officeooo:paragraph-rsid="006943e9" style:font-style-asian="normal" style:font-style-complex="normal"/>
    </style:style>
    <style:style style:name="P149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50" style:family="paragraph" style:parent-style-name="Table_20_Contents">
      <style:text-properties fo:language="en" fo:country="US" fo:font-style="normal" officeooo:rsid="0021b87d" officeooo:paragraph-rsid="00556f60" style:font-style-asian="normal" style:font-style-complex="normal"/>
    </style:style>
    <style:style style:name="P151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52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53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54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55" style:family="paragraph" style:parent-style-name="Table_20_Contents">
      <style:text-properties fo:language="en" fo:country="US" fo:font-style="normal" officeooo:rsid="001d3a2e" officeooo:paragraph-rsid="00556f60" style:font-style-asian="normal" style:font-style-complex="normal"/>
    </style:style>
    <style:style style:name="P156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57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58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59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60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61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62" style:family="paragraph" style:parent-style-name="Table_20_Contents">
      <style:text-properties fo:language="en" fo:country="US" fo:font-style="normal" officeooo:rsid="00304acb" officeooo:paragraph-rsid="006943e9" style:font-style-asian="normal" style:font-style-complex="normal"/>
    </style:style>
    <style:style style:name="P163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64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65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66" style:family="paragraph" style:parent-style-name="Table_20_Contents">
      <style:text-properties fo:language="en" fo:country="US" fo:font-style="normal" officeooo:rsid="005bd22e" officeooo:paragraph-rsid="005bd22e" style:font-style-asian="normal" style:font-style-complex="normal"/>
    </style:style>
    <style:style style:name="P167" style:family="paragraph" style:parent-style-name="Table_20_Contents">
      <style:text-properties fo:language="en" fo:country="US" fo:font-style="normal" officeooo:rsid="005cb0d9" officeooo:paragraph-rsid="005cb0d9" style:font-style-asian="normal" style:font-style-complex="normal"/>
    </style:style>
    <style:style style:name="P168" style:family="paragraph" style:parent-style-name="Table_20_Contents">
      <style:text-properties fo:language="en" fo:country="US" fo:font-style="normal" officeooo:rsid="005cb0d9" officeooo:paragraph-rsid="006943e9" style:font-style-asian="normal" style:font-style-complex="normal"/>
    </style:style>
    <style:style style:name="P169" style:family="paragraph" style:parent-style-name="Table_20_Contents">
      <style:text-properties fo:language="en" fo:country="US" fo:font-style="normal" officeooo:rsid="0064f11c" officeooo:paragraph-rsid="0064f11c" style:font-style-asian="normal" style:font-style-complex="normal"/>
    </style:style>
    <style:style style:name="P170" style:family="paragraph" style:parent-style-name="Table_20_Contents">
      <style:text-properties fo:language="en" fo:country="US" fo:font-style="normal" officeooo:rsid="006d29c1" officeooo:paragraph-rsid="006d29c1" style:font-style-asian="normal" style:font-style-complex="normal"/>
    </style:style>
    <style:style style:name="P171" style:family="paragraph" style:parent-style-name="Table_20_Contents">
      <style:text-properties fo:language="en" fo:country="US" officeooo:rsid="002794e4" officeooo:paragraph-rsid="00205c79"/>
    </style:style>
    <style:style style:name="P172" style:family="paragraph" style:parent-style-name="Table_20_Contents">
      <style:text-properties fo:language="en" fo:country="US" officeooo:rsid="002794e4" officeooo:paragraph-rsid="002dd783"/>
    </style:style>
    <style:style style:name="P173" style:family="paragraph" style:parent-style-name="Table_20_Contents">
      <style:text-properties fo:language="en" fo:country="US" officeooo:rsid="002794e4" officeooo:paragraph-rsid="00305c63"/>
    </style:style>
    <style:style style:name="P174" style:family="paragraph" style:parent-style-name="Table_20_Contents">
      <style:text-properties fo:language="en" fo:country="US" officeooo:rsid="002794e4" officeooo:paragraph-rsid="006943e9"/>
    </style:style>
    <style:style style:name="P175" style:family="paragraph" style:parent-style-name="Table_20_Contents">
      <style:text-properties fo:language="en" fo:country="US" officeooo:rsid="001e2f5a" officeooo:paragraph-rsid="0021b87d"/>
    </style:style>
    <style:style style:name="P176" style:family="paragraph" style:parent-style-name="Table_20_Contents">
      <style:text-properties fo:language="en" fo:country="US" officeooo:rsid="001e2f5a" officeooo:paragraph-rsid="001d3a2e"/>
    </style:style>
    <style:style style:name="P177" style:family="paragraph" style:parent-style-name="Table_20_Contents">
      <style:text-properties fo:language="en" fo:country="US" officeooo:rsid="001e2f5a" officeooo:paragraph-rsid="001bb371"/>
    </style:style>
    <style:style style:name="P178" style:family="paragraph" style:parent-style-name="Table_20_Contents">
      <style:text-properties fo:language="en" fo:country="US" officeooo:rsid="001e2f5a" officeooo:paragraph-rsid="001d6262"/>
    </style:style>
    <style:style style:name="P179" style:family="paragraph" style:parent-style-name="Table_20_Contents">
      <style:text-properties fo:language="en" fo:country="US" officeooo:rsid="001e2f5a" officeooo:paragraph-rsid="001ec28e"/>
    </style:style>
    <style:style style:name="P180" style:family="paragraph" style:parent-style-name="Table_20_Contents">
      <style:text-properties fo:language="en" fo:country="US" officeooo:rsid="001e2f5a" officeooo:paragraph-rsid="0024f631"/>
    </style:style>
    <style:style style:name="P181" style:family="paragraph" style:parent-style-name="Table_20_Contents">
      <style:text-properties fo:language="en" fo:country="US" officeooo:rsid="001e2f5a" officeooo:paragraph-rsid="002629b1"/>
    </style:style>
    <style:style style:name="P182" style:family="paragraph" style:parent-style-name="Table_20_Contents">
      <style:text-properties fo:language="en" fo:country="US" officeooo:rsid="001e2f5a" officeooo:paragraph-rsid="002dd783"/>
    </style:style>
    <style:style style:name="P183" style:family="paragraph" style:parent-style-name="Table_20_Contents">
      <style:text-properties fo:language="en" fo:country="US" officeooo:rsid="001e2f5a" officeooo:paragraph-rsid="00305c63"/>
    </style:style>
    <style:style style:name="P184" style:family="paragraph" style:parent-style-name="Table_20_Contents">
      <style:text-properties fo:language="en" fo:country="US" officeooo:rsid="001e2f5a" officeooo:paragraph-rsid="00373ca6"/>
    </style:style>
    <style:style style:name="P185" style:family="paragraph" style:parent-style-name="Table_20_Contents">
      <style:text-properties fo:language="en" fo:country="US" officeooo:rsid="001e2f5a" officeooo:paragraph-rsid="0045db64"/>
    </style:style>
    <style:style style:name="P186" style:family="paragraph" style:parent-style-name="Table_20_Contents">
      <style:text-properties fo:language="en" fo:country="US" officeooo:rsid="001e2f5a" officeooo:paragraph-rsid="004741ad"/>
    </style:style>
    <style:style style:name="P187" style:family="paragraph" style:parent-style-name="Table_20_Contents">
      <style:text-properties fo:language="en" fo:country="US" officeooo:rsid="001e2f5a" officeooo:paragraph-rsid="00556f60"/>
    </style:style>
    <style:style style:name="P188" style:family="paragraph" style:parent-style-name="Table_20_Contents">
      <style:text-properties fo:language="en" fo:country="US" officeooo:rsid="001e2f5a" officeooo:paragraph-rsid="005bd22e"/>
    </style:style>
    <style:style style:name="P189" style:family="paragraph" style:parent-style-name="Table_20_Contents">
      <style:text-properties fo:language="en" fo:country="US" officeooo:rsid="001e2f5a" officeooo:paragraph-rsid="006943e9"/>
    </style:style>
    <style:style style:name="P190" style:family="paragraph" style:parent-style-name="Table_20_Contents">
      <style:text-properties fo:language="en" fo:country="US" officeooo:rsid="001e2f5a" officeooo:paragraph-rsid="0071d2f2"/>
    </style:style>
    <style:style style:name="P191" style:family="paragraph" style:parent-style-name="Table_20_Contents">
      <style:text-properties fo:language="en" fo:country="US" officeooo:rsid="001e2f5a" officeooo:paragraph-rsid="0073bf87"/>
    </style:style>
    <style:style style:name="P192" style:family="paragraph" style:parent-style-name="Table_20_Contents">
      <style:text-properties fo:language="en" fo:country="US" officeooo:rsid="001e2f5a" officeooo:paragraph-rsid="0075584a"/>
    </style:style>
    <style:style style:name="P193" style:family="paragraph" style:parent-style-name="Table_20_Contents">
      <style:text-properties fo:language="en" fo:country="US" officeooo:rsid="001e2f5a" officeooo:paragraph-rsid="0076761c"/>
    </style:style>
    <style:style style:name="P194" style:family="paragraph" style:parent-style-name="Table_20_Contents">
      <style:text-properties fo:language="en" fo:country="US" officeooo:rsid="0021b87d" officeooo:paragraph-rsid="0021b87d"/>
    </style:style>
    <style:style style:name="P195" style:family="paragraph" style:parent-style-name="Table_20_Contents">
      <style:text-properties fo:language="en" fo:country="US" officeooo:rsid="0021b87d" officeooo:paragraph-rsid="0040d828"/>
    </style:style>
    <style:style style:name="P196" style:family="paragraph" style:parent-style-name="Table_20_Contents">
      <style:text-properties fo:language="en" fo:country="US" officeooo:rsid="0021b87d" officeooo:paragraph-rsid="00556f60"/>
    </style:style>
    <style:style style:name="P197" style:family="paragraph" style:parent-style-name="Table_20_Contents">
      <style:text-properties fo:language="en" fo:country="US" officeooo:rsid="001d3a2e" officeooo:paragraph-rsid="001d3a2e"/>
    </style:style>
    <style:style style:name="P198" style:family="paragraph" style:parent-style-name="Table_20_Contents">
      <style:text-properties fo:language="en" fo:country="US" officeooo:rsid="001d3a2e" officeooo:paragraph-rsid="0024f631"/>
    </style:style>
    <style:style style:name="P199" style:family="paragraph" style:parent-style-name="Table_20_Contents">
      <style:text-properties fo:language="en" fo:country="US" officeooo:rsid="001d3a2e" officeooo:paragraph-rsid="0045db64"/>
    </style:style>
    <style:style style:name="P200" style:family="paragraph" style:parent-style-name="Table_20_Contents">
      <style:text-properties fo:language="en" fo:country="US" officeooo:rsid="001d3a2e" officeooo:paragraph-rsid="004741ad"/>
    </style:style>
    <style:style style:name="P201" style:family="paragraph" style:parent-style-name="Table_20_Contents">
      <style:text-properties fo:language="en" fo:country="US" officeooo:rsid="001d3a2e" officeooo:paragraph-rsid="00556f60"/>
    </style:style>
    <style:style style:name="P202" style:family="paragraph" style:parent-style-name="Table_20_Contents">
      <style:text-properties fo:language="en" fo:country="US" officeooo:rsid="001d3a2e" officeooo:paragraph-rsid="0064f11c"/>
    </style:style>
    <style:style style:name="P203" style:family="paragraph" style:parent-style-name="Table_20_Contents">
      <style:text-properties fo:language="en" fo:country="US" officeooo:rsid="001d6262" officeooo:paragraph-rsid="001d6262"/>
    </style:style>
    <style:style style:name="P204" style:family="paragraph" style:parent-style-name="Table_20_Contents">
      <style:text-properties fo:language="en" fo:country="US" officeooo:rsid="001d6262" officeooo:paragraph-rsid="0024f631"/>
    </style:style>
    <style:style style:name="P205" style:family="paragraph" style:parent-style-name="Table_20_Contents">
      <style:text-properties fo:language="en" fo:country="US" officeooo:rsid="001ec28e" officeooo:paragraph-rsid="001ec28e"/>
    </style:style>
    <style:style style:name="P206" style:family="paragraph" style:parent-style-name="Table_20_Contents">
      <style:text-properties fo:language="en" fo:country="US" officeooo:rsid="001ec28e" officeooo:paragraph-rsid="0024f631"/>
    </style:style>
    <style:style style:name="P207" style:family="paragraph" style:parent-style-name="Table_20_Contents">
      <style:text-properties fo:language="en" fo:country="US" officeooo:rsid="002db02b" officeooo:paragraph-rsid="002490f8"/>
    </style:style>
    <style:style style:name="P208" style:family="paragraph" style:parent-style-name="Table_20_Contents">
      <style:text-properties fo:language="en" fo:country="US" officeooo:rsid="002db02b" officeooo:paragraph-rsid="0024f631"/>
    </style:style>
    <style:style style:name="P209" style:family="paragraph" style:parent-style-name="Table_20_Contents">
      <style:text-properties fo:language="en" fo:country="US" officeooo:rsid="002e9868" officeooo:paragraph-rsid="002490f8"/>
    </style:style>
    <style:style style:name="P210" style:family="paragraph" style:parent-style-name="Table_20_Contents">
      <style:text-properties fo:language="en" fo:country="US" officeooo:rsid="002e9868" officeooo:paragraph-rsid="0024f631"/>
    </style:style>
    <style:style style:name="P211" style:family="paragraph" style:parent-style-name="Table_20_Contents">
      <style:text-properties fo:language="en" fo:country="US" officeooo:rsid="002629b1" officeooo:paragraph-rsid="002629b1"/>
    </style:style>
    <style:style style:name="P212" style:family="paragraph" style:parent-style-name="Table_20_Contents">
      <style:text-properties fo:language="en" fo:country="US" officeooo:rsid="0029c0ef" officeooo:paragraph-rsid="002dd783"/>
    </style:style>
    <style:style style:name="P213" style:family="paragraph" style:parent-style-name="Table_20_Contents">
      <style:text-properties fo:language="en" fo:country="US" officeooo:rsid="00205c79" officeooo:paragraph-rsid="002dd783"/>
    </style:style>
    <style:style style:name="P214" style:family="paragraph" style:parent-style-name="Table_20_Contents">
      <style:text-properties fo:language="en" fo:country="US" officeooo:rsid="00304acb" officeooo:paragraph-rsid="00304acb"/>
    </style:style>
    <style:style style:name="P215" style:family="paragraph" style:parent-style-name="Table_20_Contents">
      <style:text-properties fo:language="en" fo:country="US" officeooo:rsid="00304acb" officeooo:paragraph-rsid="00305c63"/>
    </style:style>
    <style:style style:name="P216" style:family="paragraph" style:parent-style-name="Table_20_Contents">
      <style:text-properties fo:language="en" fo:country="US" officeooo:rsid="00304acb" officeooo:paragraph-rsid="00373ca6"/>
    </style:style>
    <style:style style:name="P217" style:family="paragraph" style:parent-style-name="Table_20_Contents">
      <style:text-properties fo:language="en" fo:country="US" officeooo:rsid="00304acb" officeooo:paragraph-rsid="006943e9"/>
    </style:style>
    <style:style style:name="P218" style:family="paragraph" style:parent-style-name="Table_20_Contents">
      <style:text-properties fo:language="en" fo:country="US" officeooo:rsid="0031852b" officeooo:paragraph-rsid="0031852b"/>
    </style:style>
    <style:style style:name="P219" style:family="paragraph" style:parent-style-name="Table_20_Contents">
      <style:text-properties fo:language="en" fo:country="US" officeooo:rsid="0031852b" officeooo:paragraph-rsid="00373ca6"/>
    </style:style>
    <style:style style:name="P220" style:family="paragraph" style:parent-style-name="Table_20_Contents">
      <style:text-properties fo:language="en" fo:country="US" officeooo:rsid="003379ed" officeooo:paragraph-rsid="003379ed"/>
    </style:style>
    <style:style style:name="P221" style:family="paragraph" style:parent-style-name="Table_20_Contents">
      <style:text-properties fo:language="en" fo:country="US" officeooo:rsid="003b6e6f" officeooo:paragraph-rsid="003b6e6f"/>
    </style:style>
    <style:style style:name="P222" style:family="paragraph" style:parent-style-name="Table_20_Contents">
      <style:text-properties fo:language="en" fo:country="US" officeooo:rsid="0040d828" officeooo:paragraph-rsid="0040d828"/>
    </style:style>
    <style:style style:name="P223" style:family="paragraph" style:parent-style-name="Table_20_Contents">
      <style:text-properties fo:language="en" fo:country="US" officeooo:rsid="00556f60" officeooo:paragraph-rsid="00556f60"/>
    </style:style>
    <style:style style:name="P224" style:family="paragraph" style:parent-style-name="Table_20_Contents">
      <style:text-properties fo:language="en" fo:country="US" officeooo:rsid="00582ff9" officeooo:paragraph-rsid="00582ff9"/>
    </style:style>
    <style:style style:name="P225" style:family="paragraph" style:parent-style-name="Table_20_Contents">
      <style:text-properties fo:language="en" fo:country="US" officeooo:rsid="005af7aa" officeooo:paragraph-rsid="005af7aa"/>
    </style:style>
    <style:style style:name="P226" style:family="paragraph" style:parent-style-name="Table_20_Contents">
      <style:text-properties fo:language="en" fo:country="US" officeooo:rsid="005bd22e" officeooo:paragraph-rsid="005bd22e"/>
    </style:style>
    <style:style style:name="P227" style:family="paragraph" style:parent-style-name="Table_20_Contents">
      <style:text-properties fo:language="en" fo:country="US" officeooo:rsid="005bd22e" officeooo:paragraph-rsid="006943e9"/>
    </style:style>
    <style:style style:name="P228" style:family="paragraph" style:parent-style-name="Table_20_Contents">
      <style:text-properties fo:language="en" fo:country="US" officeooo:rsid="005cb0d9" officeooo:paragraph-rsid="005cb0d9"/>
    </style:style>
    <style:style style:name="P229" style:family="paragraph" style:parent-style-name="Table_20_Contents">
      <style:text-properties fo:language="en" fo:country="US" officeooo:rsid="005cb0d9" officeooo:paragraph-rsid="006943e9"/>
    </style:style>
    <style:style style:name="P230" style:family="paragraph" style:parent-style-name="Table_20_Contents">
      <style:text-properties fo:language="en" fo:country="US" officeooo:rsid="006d29c1" officeooo:paragraph-rsid="006d29c1"/>
    </style:style>
    <style:style style:name="P231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232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233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234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235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236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237" style:family="paragraph" style:parent-style-name="Table_20_Contents">
      <style:text-properties officeooo:paragraph-rsid="006b3d55"/>
    </style:style>
    <style:style style:name="P238" style:family="paragraph" style:parent-style-name="Table_20_Heading">
      <style:text-properties fo:language="en" fo:country="US" officeooo:rsid="001b2bae" officeooo:paragraph-rsid="0011997e"/>
    </style:style>
    <style:style style:name="P239" style:family="paragraph" style:parent-style-name="Table_20_Heading">
      <style:text-properties fo:language="en" fo:country="US" officeooo:rsid="001b2bae" officeooo:paragraph-rsid="001bb371"/>
    </style:style>
    <style:style style:name="P240" style:family="paragraph" style:parent-style-name="Table_20_Heading">
      <style:text-properties fo:language="en" fo:country="US" officeooo:rsid="001b2bae" officeooo:paragraph-rsid="00205c79"/>
    </style:style>
    <style:style style:name="P241" style:family="paragraph" style:parent-style-name="Table_20_Heading">
      <style:text-properties fo:language="en" fo:country="US" officeooo:rsid="001b2bae" officeooo:paragraph-rsid="0024f631"/>
    </style:style>
    <style:style style:name="P242" style:family="paragraph" style:parent-style-name="Table_20_Heading">
      <style:text-properties fo:language="en" fo:country="US" officeooo:rsid="001b2bae" officeooo:paragraph-rsid="002dd783"/>
    </style:style>
    <style:style style:name="P243" style:family="paragraph" style:parent-style-name="Table_20_Heading">
      <style:text-properties fo:language="en" fo:country="US" officeooo:rsid="001b2bae" officeooo:paragraph-rsid="00305c63"/>
    </style:style>
    <style:style style:name="P244" style:family="paragraph" style:parent-style-name="Table_20_Heading">
      <style:text-properties fo:language="en" fo:country="US" officeooo:rsid="001b2bae" officeooo:paragraph-rsid="00373ca6"/>
    </style:style>
    <style:style style:name="P245" style:family="paragraph" style:parent-style-name="Table_20_Heading">
      <style:text-properties fo:language="en" fo:country="US" officeooo:rsid="001b2bae" officeooo:paragraph-rsid="00387889"/>
    </style:style>
    <style:style style:name="P246" style:family="paragraph" style:parent-style-name="Table_20_Heading">
      <style:text-properties fo:language="en" fo:country="US" officeooo:rsid="001b2bae" officeooo:paragraph-rsid="003e767d"/>
    </style:style>
    <style:style style:name="P247" style:family="paragraph" style:parent-style-name="Table_20_Heading">
      <style:text-properties fo:language="en" fo:country="US" officeooo:rsid="001b2bae" officeooo:paragraph-rsid="0045db64"/>
    </style:style>
    <style:style style:name="P248" style:family="paragraph" style:parent-style-name="Table_20_Heading">
      <style:text-properties fo:language="en" fo:country="US" officeooo:rsid="001b2bae" officeooo:paragraph-rsid="004741ad"/>
    </style:style>
    <style:style style:name="P249" style:family="paragraph" style:parent-style-name="Table_20_Heading">
      <style:text-properties fo:language="en" fo:country="US" officeooo:rsid="001b2bae" officeooo:paragraph-rsid="00556f60"/>
    </style:style>
    <style:style style:name="P250" style:family="paragraph" style:parent-style-name="Table_20_Heading">
      <style:text-properties fo:language="en" fo:country="US" officeooo:rsid="001b2bae" officeooo:paragraph-rsid="006943e9"/>
    </style:style>
    <style:style style:name="P251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252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253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254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255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256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57" style:family="paragraph" style:parent-style-name="Standard" style:list-style-name="L13">
      <style:text-properties fo:language="en" fo:country="US" fo:font-style="italic" officeooo:rsid="001db796" officeooo:paragraph-rsid="00305c63" style:font-style-asian="italic" style:font-style-complex="italic"/>
    </style:style>
    <style:style style:name="P258" style:family="paragraph" style:parent-style-name="Standard" style:list-style-name="L15">
      <style:text-properties fo:language="en" fo:country="US" fo:font-style="italic" officeooo:rsid="001db796" officeooo:paragraph-rsid="006943e9" style:font-style-asian="italic" style:font-style-complex="italic"/>
    </style:style>
    <style:style style:name="P259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6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6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6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6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6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6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26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79470c" style:font-style-asian="italic" style:font-weight-asian="normal" style:font-style-complex="italic" style:font-weight-complex="normal"/>
    </style:style>
    <style:style style:name="P267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68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69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70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271" style:family="paragraph" style:parent-style-name="Standard" style:list-style-name="L12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72" style:family="paragraph" style:parent-style-name="Standard" style:list-style-name="L1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73" style:family="paragraph" style:parent-style-name="Standard">
      <style:text-properties fo:language="en" fo:country="US" fo:font-style="italic" style:text-underline-style="none" fo:font-weight="normal" officeooo:rsid="001db796" officeooo:paragraph-rsid="0079470c" style:font-style-asian="italic" style:font-weight-asian="normal" style:font-style-complex="italic" style:font-weight-complex="normal"/>
    </style:style>
    <style:style style:name="P27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275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7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77bdb5" officeooo:paragraph-rsid="0077bdb5" style:font-style-asian="normal" style:font-weight-asian="bold" style:font-style-complex="normal" style:font-weight-complex="bold"/>
    </style:style>
    <style:style style:name="P27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79470c" style:font-style-asian="normal" style:font-weight-asian="bold" style:font-style-complex="normal" style:font-weight-complex="bold"/>
    </style:style>
    <style:style style:name="P278" style:family="paragraph" style:parent-style-name="Standard">
      <style:text-properties fo:language="en" fo:country="US" officeooo:rsid="001db796" officeooo:paragraph-rsid="0079470c"/>
    </style:style>
    <style:style style:name="P279" style:family="paragraph" style:parent-style-name="Standard">
      <style:text-properties fo:language="en" fo:country="US" officeooo:paragraph-rsid="0079470c"/>
    </style:style>
    <style:style style:name="P28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28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8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8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8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8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28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556f60" style:font-style-asian="normal" style:font-weight-asian="bold" style:font-style-complex="normal" style:font-weight-complex="bold"/>
    </style:style>
    <style:style style:name="P28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28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28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9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9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29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77bdb5" officeooo:paragraph-rsid="0077bdb5" style:font-style-asian="normal" style:font-weight-asian="bold" style:font-style-complex="normal" style:font-weight-complex="bold"/>
    </style:style>
    <style:style style:name="P293" style:family="paragraph" style:parent-style-name="Table_20_Contents">
      <style:text-properties fo:language="en" fo:country="US" officeooo:rsid="001c3a96" officeooo:paragraph-rsid="0079470c"/>
    </style:style>
    <style:style style:name="P294" style:family="paragraph" style:parent-style-name="Table_20_Contents">
      <style:text-properties fo:language="en" fo:country="US" fo:font-style="italic" officeooo:rsid="0079470c" officeooo:paragraph-rsid="0079470c" style:font-style-asian="italic" style:font-style-complex="italic"/>
    </style:style>
    <style:style style:name="P295" style:family="paragraph" style:parent-style-name="Table_20_Contents">
      <style:text-properties fo:language="en" fo:country="US" officeooo:rsid="001db796" officeooo:paragraph-rsid="0079470c"/>
    </style:style>
    <style:style style:name="P296" style:family="paragraph" style:parent-style-name="Table_20_Contents">
      <style:text-properties fo:language="en" fo:country="US" fo:font-style="normal" officeooo:rsid="001db796" officeooo:paragraph-rsid="0079470c" style:font-style-asian="normal" style:font-style-complex="normal"/>
    </style:style>
    <style:style style:name="P297" style:family="paragraph" style:parent-style-name="Table_20_Contents">
      <style:text-properties fo:language="en" fo:country="US" fo:font-style="normal" officeooo:rsid="00304acb" officeooo:paragraph-rsid="0079470c" style:font-style-asian="normal" style:font-style-complex="normal"/>
    </style:style>
    <style:style style:name="P298" style:family="paragraph" style:parent-style-name="Table_20_Contents">
      <style:text-properties fo:language="en" fo:country="US" fo:font-style="normal" officeooo:rsid="005cb0d9" officeooo:paragraph-rsid="0079470c" style:font-style-asian="normal" style:font-style-complex="normal"/>
    </style:style>
    <style:style style:name="P299" style:family="paragraph" style:parent-style-name="Table_20_Contents">
      <style:text-properties fo:language="en" fo:country="US" officeooo:rsid="001e2f5a" officeooo:paragraph-rsid="0079470c"/>
    </style:style>
    <style:style style:name="P300" style:family="paragraph" style:parent-style-name="Table_20_Contents">
      <style:text-properties fo:language="en" fo:country="US" officeooo:rsid="00304acb" officeooo:paragraph-rsid="0079470c"/>
    </style:style>
    <style:style style:name="P301" style:family="paragraph" style:parent-style-name="Table_20_Contents">
      <style:text-properties fo:language="en" fo:country="US" officeooo:rsid="005bd22e" officeooo:paragraph-rsid="0079470c"/>
    </style:style>
    <style:style style:name="P302" style:family="paragraph" style:parent-style-name="Table_20_Contents">
      <style:text-properties fo:language="en" fo:country="US" officeooo:rsid="005cb0d9" officeooo:paragraph-rsid="0079470c"/>
    </style:style>
    <style:style style:name="P303" style:family="paragraph" style:parent-style-name="Table_20_Contents">
      <style:text-properties officeooo:paragraph-rsid="0079470c"/>
    </style:style>
    <style:style style:name="P304" style:family="paragraph" style:parent-style-name="Table_20_Heading">
      <style:text-properties fo:language="en" fo:country="US" officeooo:rsid="001b2bae" officeooo:paragraph-rsid="0079470c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officeooo:rsid="001db796"/>
    </style:style>
    <style:style style:name="T11" style:family="text">
      <style:text-properties officeooo:rsid="0029829c"/>
    </style:style>
    <style:style style:name="T12" style:family="text">
      <style:text-properties officeooo:rsid="001e2f5a"/>
    </style:style>
    <style:style style:name="T13" style:family="text">
      <style:text-properties officeooo:rsid="001d3a2e"/>
    </style:style>
    <style:style style:name="T14" style:family="text">
      <style:text-properties officeooo:rsid="001d6262"/>
    </style:style>
    <style:style style:name="T15" style:family="text">
      <style:text-properties officeooo:rsid="001ec28e"/>
    </style:style>
    <style:style style:name="T16" style:family="text">
      <style:text-properties officeooo:rsid="002db02b"/>
    </style:style>
    <style:style style:name="T17" style:family="text">
      <style:text-properties officeooo:rsid="0042cfae"/>
    </style:style>
    <style:style style:name="T18" style:family="text">
      <style:text-properties officeooo:rsid="002e9868"/>
    </style:style>
    <style:style style:name="T19" style:family="text">
      <style:text-properties officeooo:rsid="00410622"/>
    </style:style>
    <style:style style:name="T20" style:family="text">
      <style:text-properties officeooo:rsid="001f49fb"/>
    </style:style>
    <style:style style:name="T21" style:family="text">
      <style:text-properties officeooo:rsid="00205c79"/>
    </style:style>
    <style:style style:name="T22" style:family="text">
      <style:text-properties officeooo:rsid="0021b87d"/>
    </style:style>
    <style:style style:name="T23" style:family="text">
      <style:text-properties officeooo:rsid="0024f631"/>
    </style:style>
    <style:style style:name="T24" style:family="text">
      <style:text-properties officeooo:rsid="0027ce17"/>
    </style:style>
    <style:style style:name="T25" style:family="text">
      <style:text-properties officeooo:rsid="0029c0ef"/>
    </style:style>
    <style:style style:name="T26" style:family="text">
      <style:text-properties officeooo:rsid="002b95af"/>
    </style:style>
    <style:style style:name="T27" style:family="text">
      <style:text-properties officeooo:rsid="002c6f9a"/>
    </style:style>
    <style:style style:name="T28" style:family="text">
      <style:text-properties officeooo:rsid="002dd783"/>
    </style:style>
    <style:style style:name="T29" style:family="text">
      <style:text-properties officeooo:rsid="002f7ca4"/>
    </style:style>
    <style:style style:name="T30" style:family="text">
      <style:text-properties officeooo:rsid="00304ac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7889" style:font-weight-asian="normal" style:font-weight-complex="normal"/>
    </style:style>
    <style:style style:name="T33" style:family="text">
      <style:text-properties fo:font-weight="normal" officeooo:rsid="003992e5" style:font-weight-asian="normal" style:font-weight-complex="normal"/>
    </style:style>
    <style:style style:name="T34" style:family="text">
      <style:text-properties fo:font-weight="normal" officeooo:rsid="005e6aca" style:font-weight-asian="normal" style:font-weight-complex="normal"/>
    </style:style>
    <style:style style:name="T35" style:family="text">
      <style:text-properties fo:font-weight="normal" officeooo:rsid="0064f11c" style:font-weight-asian="normal" style:font-weight-complex="normal"/>
    </style:style>
    <style:style style:name="T36" style:family="text">
      <style:text-properties fo:font-weight="normal" officeooo:rsid="006b3d55" style:font-weight-asian="normal" style:font-weight-complex="normal"/>
    </style:style>
    <style:style style:name="T37" style:family="text">
      <style:text-properties fo:font-weight="normal" officeooo:rsid="006b8adf" style:font-weight-asian="normal" style:font-weight-complex="normal"/>
    </style:style>
    <style:style style:name="T38" style:family="text">
      <style:text-properties officeooo:rsid="0031852b"/>
    </style:style>
    <style:style style:name="T39" style:family="text">
      <style:text-properties officeooo:rsid="003271bb"/>
    </style:style>
    <style:style style:name="T40" style:family="text">
      <style:text-properties officeooo:rsid="003379ed"/>
    </style:style>
    <style:style style:name="T41" style:family="text">
      <style:text-properties officeooo:rsid="00356a60"/>
    </style:style>
    <style:style style:name="T42" style:family="text">
      <style:text-properties officeooo:rsid="00373ca6"/>
    </style:style>
    <style:style style:name="T43" style:family="text">
      <style:text-properties officeooo:rsid="00387889"/>
    </style:style>
    <style:style style:name="T44" style:family="text">
      <style:text-properties officeooo:rsid="003e767d"/>
    </style:style>
    <style:style style:name="T45" style:family="text">
      <style:text-properties officeooo:rsid="0040d828"/>
    </style:style>
    <style:style style:name="T46" style:family="text">
      <style:text-properties officeooo:rsid="0041c087"/>
    </style:style>
    <style:style style:name="T47" style:family="text">
      <style:text-properties officeooo:rsid="00430424"/>
    </style:style>
    <style:style style:name="T48" style:family="text">
      <style:text-properties officeooo:rsid="0045db64"/>
    </style:style>
    <style:style style:name="T49" style:family="text">
      <style:text-properties officeooo:rsid="004741ad"/>
    </style:style>
    <style:style style:name="T50" style:family="text">
      <style:text-properties officeooo:rsid="004a0a40"/>
    </style:style>
    <style:style style:name="T51" style:family="text">
      <style:text-properties officeooo:rsid="004acfe8"/>
    </style:style>
    <style:style style:name="T52" style:family="text">
      <style:text-properties officeooo:rsid="004b3aeb"/>
    </style:style>
    <style:style style:name="T53" style:family="text">
      <style:text-properties officeooo:rsid="0051e2b9"/>
    </style:style>
    <style:style style:name="T54" style:family="text">
      <style:text-properties officeooo:rsid="0053bccd"/>
    </style:style>
    <style:style style:name="T55" style:family="text">
      <style:text-properties officeooo:rsid="00556f60"/>
    </style:style>
    <style:style style:name="T56" style:family="text">
      <style:text-properties officeooo:rsid="005655af"/>
    </style:style>
    <style:style style:name="T57" style:family="text">
      <style:text-properties officeooo:rsid="00570686"/>
    </style:style>
    <style:style style:name="T58" style:family="text">
      <style:text-properties officeooo:rsid="00582ff9"/>
    </style:style>
    <style:style style:name="T59" style:family="text">
      <style:text-properties officeooo:rsid="005a00f5"/>
    </style:style>
    <style:style style:name="T60" style:family="text">
      <style:text-properties officeooo:rsid="005bd22e"/>
    </style:style>
    <style:style style:name="T61" style:family="text">
      <style:text-properties officeooo:rsid="005e6aca"/>
    </style:style>
    <style:style style:name="T62" style:family="text">
      <style:text-properties officeooo:rsid="0064f11c"/>
    </style:style>
    <style:style style:name="T63" style:family="text">
      <style:text-properties officeooo:rsid="00658fd9"/>
    </style:style>
    <style:style style:name="T64" style:family="text">
      <style:text-properties fo:language="en" fo:country="US" officeooo:rsid="001db796"/>
    </style:style>
    <style:style style:name="T65" style:family="text">
      <style:text-properties fo:language="en" fo:country="US" fo:font-style="italic" officeooo:rsid="0079470c" style:font-style-asian="italic" style:font-style-complex="italic"/>
    </style:style>
    <style:style style:name="T66" style:family="text">
      <style:text-properties officeooo:rsid="006943e9"/>
    </style:style>
    <style:style style:name="T67" style:family="text">
      <style:text-properties officeooo:rsid="006d29c1"/>
    </style:style>
    <style:style style:name="T68" style:family="text">
      <style:text-properties officeooo:rsid="006fd8ca"/>
    </style:style>
    <style:style style:name="T69" style:family="text">
      <style:text-properties fo:font-weight="bold" officeooo:rsid="006fd8ca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80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4961005623817645061" text:style-name="L1">
        <text:list-item>
          <text:p text:style-name="P251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1429483796331221017" text:style-name="L2">
        <text:list-item>
          <text:p text:style-name="P252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238">Tag</text:p>
            </table:table-cell>
            <table:table-cell table:style-name="Tableau1.A1" office:value-type="string">
              <text:p text:style-name="P238">Parent</text:p>
            </table:table-cell>
            <table:table-cell table:style-name="Tableau1.A1" office:value-type="string">
              <text:p text:style-name="P238">Description</text:p>
            </table:table-cell>
            <table:table-cell table:style-name="Tableau1.A1" office:value-type="string">
              <text:p text:style-name="P238">Type/Value</text:p>
            </table:table-cell>
            <table:table-cell table:style-name="Tableau1.E1" office:value-type="string">
              <text:p text:style-name="P238">Cardinality</text:p>
            </table:table-cell>
          </table:table-row>
        </table:table-header-rows>
        <table:table-row>
          <table:table-cell table:style-name="Tableau1.A2" office:value-type="string">
            <text:p text:style-name="P81"><text:span text:style-name="T1">"request</text:span>"</text:p>
          </table:table-cell>
          <table:table-cell table:style-name="Tableau1.A2" office:value-type="string">
            <text:p text:style-name="P81">None</text:p>
          </table:table-cell>
          <table:table-cell table:style-name="Tableau1.A2" office:value-type="string">
            <text:p text:style-name="P81">Root element</text:p>
          </table:table-cell>
          <table:table-cell table:style-name="Tableau1.A2" office:value-type="string">
            <text:p text:style-name="P81">N/a</text:p>
          </table:table-cell>
          <table:table-cell table:style-name="Tableau1.E2" office:value-type="string">
            <text:p text:style-name="P81">1</text:p>
          </table:table-cell>
        </table:table-row>
        <table:table-row>
          <table:table-cell table:style-name="Tableau1.A2" office:value-type="string">
            <text:p text:style-name="P81">"type"</text:p>
          </table:table-cell>
          <table:table-cell table:style-name="Tableau1.A2" office:value-type="string">
            <text:p text:style-name="P81">"<text:span text:style-name="T51">request</text:span>"</text:p>
          </table:table-cell>
          <table:table-cell table:style-name="Tableau1.A2" office:value-type="string">
            <text:p text:style-name="P81"><text:span text:style-name="T52">Request</text:span> type</text:p>
          </table:table-cell>
          <table:table-cell table:style-name="Tableau1.A2" office:value-type="string">
            <text:p text:style-name="P81">String</text:p>
          </table:table-cell>
          <table:table-cell table:style-name="Tableau1.E2" office:value-type="string">
            <text:p text:style-name="P81">1</text:p>
          </table:table-cell>
        </table:table-row>
        <table:table-row>
          <table:table-cell table:style-name="Tableau1.A2" office:value-type="string">
            <text:p text:style-name="P81">"data"</text:p>
          </table:table-cell>
          <table:table-cell table:style-name="Tableau1.A2" office:value-type="string">
            <text:p text:style-name="P81">"<text:span text:style-name="T51">request</text:span>"</text:p>
          </table:table-cell>
          <table:table-cell table:style-name="Tableau1.A2" office:value-type="string">
            <text:p text:style-name="P81"><text:span text:style-name="T52">Request</text:span> data</text:p>
          </table:table-cell>
          <table:table-cell table:style-name="Tableau1.A2" office:value-type="string">
            <text:p text:style-name="P81">N/a</text:p>
          </table:table-cell>
          <table:table-cell table:style-name="Tableau1.E2" office:value-type="string">
            <text:p text:style-name="P81">0-1</text:p>
          </table:table-cell>
        </table:table-row>
      </table:table>
      <text:p text:style-name="P3"/>
      <text:list xml:id="list25913212149517974" text:style-name="L3">
        <text:list-item>
          <text:p text:style-name="P253">Response message format</text:p>
        </text:list-item>
      </text:list>
      <text:p text:style-name="P6">Response messages follow the same structure. Their type should be the same as the message they are responding to.</text:p>
      <text:p text:style-name="P32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238">Tag</text:p>
            </table:table-cell>
            <table:table-cell table:style-name="Tableau2.A1" office:value-type="string">
              <text:p text:style-name="P238">Parent</text:p>
            </table:table-cell>
            <table:table-cell table:style-name="Tableau2.A1" office:value-type="string">
              <text:p text:style-name="P238">Description</text:p>
            </table:table-cell>
            <table:table-cell table:style-name="Tableau2.A1" office:value-type="string">
              <text:p text:style-name="P238">Type/Value</text:p>
            </table:table-cell>
            <table:table-cell table:style-name="Tableau2.E1" office:value-type="string">
              <text:p text:style-name="P238">Cardinality</text:p>
            </table:table-cell>
          </table:table-row>
        </table:table-header-rows>
        <table:table-row>
          <table:table-cell table:style-name="Tableau2.A2" office:value-type="string">
            <text:p text:style-name="P81"><text:span text:style-name="T1">"</text:span>response"</text:p>
          </table:table-cell>
          <table:table-cell table:style-name="Tableau2.A2" office:value-type="string">
            <text:p text:style-name="P81">None</text:p>
          </table:table-cell>
          <table:table-cell table:style-name="Tableau2.A2" office:value-type="string">
            <text:p text:style-name="P81">Root element</text:p>
          </table:table-cell>
          <table:table-cell table:style-name="Tableau2.A2" office:value-type="string">
            <text:p text:style-name="P81">N/a</text:p>
          </table:table-cell>
          <table:table-cell table:style-name="Tableau2.E2" office:value-type="string">
            <text:p text:style-name="P81">1</text:p>
          </table:table-cell>
        </table:table-row>
        <table:table-row>
          <table:table-cell table:style-name="Tableau2.A2" office:value-type="string">
            <text:p text:style-name="P81">"type"</text:p>
          </table:table-cell>
          <table:table-cell table:style-name="Tableau2.A2" office:value-type="string">
            <text:p text:style-name="P81">"response"</text:p>
          </table:table-cell>
          <table:table-cell table:style-name="Tableau2.A2" office:value-type="string">
            <text:p text:style-name="P81">Response type</text:p>
          </table:table-cell>
          <table:table-cell table:style-name="Tableau2.A2" office:value-type="string">
            <text:p text:style-name="P81">String</text:p>
          </table:table-cell>
          <table:table-cell table:style-name="Tableau2.E2" office:value-type="string">
            <text:p text:style-name="P81">1</text:p>
          </table:table-cell>
        </table:table-row>
        <table:table-row>
          <table:table-cell table:style-name="Tableau2.A2" office:value-type="string">
            <text:p text:style-name="P81">"data"</text:p>
          </table:table-cell>
          <table:table-cell table:style-name="Tableau2.A2" office:value-type="string">
            <text:p text:style-name="P81">"response"</text:p>
          </table:table-cell>
          <table:table-cell table:style-name="Tableau2.A2" office:value-type="string">
            <text:p text:style-name="P81">Response data</text:p>
          </table:table-cell>
          <table:table-cell table:style-name="Tableau2.A2" office:value-type="string">
            <text:p text:style-name="P81">N/a</text:p>
          </table:table-cell>
          <table:table-cell table:style-name="Tableau2.E2" office:value-type="string">
            <text:p text:style-name="P81">1</text:p>
          </table:table-cell>
        </table:table-row>
      </table:table>
      <text:p text:style-name="P7"/>
      <text:p text:style-name="P17"/>
      <text:list xml:id="list110907890200695" text:continue-list="list4961005623817645061" text:style-name="L1">
        <text:list-item>
          <text:p text:style-name="P280"><text:span text:style-name="T23">Get p</text:span>rofil<text:span text:style-name="T23">s</text:span> Jour</text:p>
        </text:list-item>
      </text:list>
      <text:p text:style-name="P17"/>
      <text:list xml:id="list5383195306917767944" text:style-name="L4">
        <text:list-item>
          <text:p text:style-name="P259">Request</text:p>
        </text:list-item>
      </text:list>
      <text:p text:style-name="P35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241">Tag</text:p>
            </table:table-cell>
            <table:table-cell table:style-name="Tableau5.A1" office:value-type="string">
              <text:p text:style-name="P241">Parent</text:p>
            </table:table-cell>
            <table:table-cell table:style-name="Tableau5.A1" office:value-type="string">
              <text:p text:style-name="P241">Description</text:p>
            </table:table-cell>
            <table:table-cell table:style-name="Tableau5.A1" office:value-type="string">
              <text:p text:style-name="P241">Type/Value</text:p>
            </table:table-cell>
            <table:table-cell table:style-name="Tableau5.E1" office:value-type="string">
              <text:p text:style-name="P241">Cardinality</text:p>
            </table:table-cell>
          </table:table-row>
        </table:table-header-rows>
        <table:table-row>
          <table:table-cell table:style-name="Tableau5.A2" office:value-type="string">
            <text:p text:style-name="P84"><text:span text:style-name="T1">"request</text:span>"</text:p>
          </table:table-cell>
          <table:table-cell table:style-name="Tableau5.A2" office:value-type="string">
            <text:p text:style-name="P84">None</text:p>
          </table:table-cell>
          <table:table-cell table:style-name="Tableau5.A2" office:value-type="string">
            <text:p text:style-name="P84">Root element</text:p>
          </table:table-cell>
          <table:table-cell table:style-name="Tableau5.A2" office:value-type="string">
            <text:p text:style-name="P84">N/a</text:p>
          </table:table-cell>
          <table:table-cell table:style-name="Tableau5.E2" office:value-type="string">
            <text:p text:style-name="P84">1</text:p>
          </table:table-cell>
        </table:table-row>
        <table:table-row>
          <table:table-cell table:style-name="Tableau5.A2" office:value-type="string">
            <text:p text:style-name="P84">"type"</text:p>
          </table:table-cell>
          <table:table-cell table:style-name="Tableau5.A2" office:value-type="string">
            <text:p text:style-name="P84">"<text:span text:style-name="T13">request</text:span>"</text:p>
          </table:table-cell>
          <table:table-cell table:style-name="Tableau5.A2" office:value-type="string">
            <text:p text:style-name="P84">Message type</text:p>
          </table:table-cell>
          <table:table-cell table:style-name="Tableau5.A2" office:value-type="string">
            <text:p text:style-name="P96"><text:span text:style-name="T23">GET_</text:span>PROFIL_JOUR</text:p>
          </table:table-cell>
          <table:table-cell table:style-name="Tableau5.E2" office:value-type="string">
            <text:p text:style-name="P84">1</text:p>
          </table:table-cell>
        </table:table-row>
      </table:table>
      <text:p text:style-name="P67"/>
      <text:p text:style-name="P49">Example :</text:p>
      <text:p text:style-name="P49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16">{</text:p>
            <text:p text:style-name="P116"><text:s text:c="8"/>"<text:span text:style-name="T13">request</text:span>":{</text:p>
            <text:p text:style-name="P116"><text:s text:c="16"/>"type": "<text:span text:style-name="T23">GET_PROFIL_JOUR</text:span>"</text:p>
            <text:p text:style-name="P116"><text:s text:c="8"/>}</text:p>
            <text:p text:style-name="P116">}</text:p>
          </table:table-cell>
        </table:table-row>
      </table:table>
      <text:p text:style-name="P49"/>
      <text:list xml:id="list1135111418193808861" text:style-name="L5">
        <text:list-item>
          <text:p text:style-name="P254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241">Tag</text:p>
            </table:table-cell>
            <table:table-cell table:style-name="Tableau13.A1" office:value-type="string">
              <text:p text:style-name="P241">Parent</text:p>
            </table:table-cell>
            <table:table-cell table:style-name="Tableau13.A1" office:value-type="string">
              <text:p text:style-name="P241">Description</text:p>
            </table:table-cell>
            <table:table-cell table:style-name="Tableau13.A1" office:value-type="string">
              <text:p text:style-name="P241">Type/Value</text:p>
            </table:table-cell>
            <table:table-cell table:style-name="Tableau13.E1" office:value-type="string">
              <text:p text:style-name="P241">Cardinality</text:p>
            </table:table-cell>
          </table:table-row>
        </table:table-header-rows>
        <table:table-row>
          <table:table-cell table:style-name="Tableau13.A2" office:value-type="string">
            <text:p text:style-name="P84"><text:span text:style-name="T1">"response</text:span>"</text:p>
          </table:table-cell>
          <table:table-cell table:style-name="Tableau13.A2" office:value-type="string">
            <text:p text:style-name="P84">None</text:p>
          </table:table-cell>
          <table:table-cell table:style-name="Tableau13.A2" office:value-type="string">
            <text:p text:style-name="P84">Root element</text:p>
          </table:table-cell>
          <table:table-cell table:style-name="Tableau13.A2" office:value-type="string">
            <text:p text:style-name="P84">N/a</text:p>
          </table:table-cell>
          <table:table-cell table:style-name="Tableau13.E2" office:value-type="string">
            <text:p text:style-name="P84">1</text:p>
          </table:table-cell>
        </table:table-row>
        <table:table-row>
          <table:table-cell table:style-name="Tableau13.A2" office:value-type="string">
            <text:p text:style-name="P84">"type"</text:p>
          </table:table-cell>
          <table:table-cell table:style-name="Tableau13.A2" office:value-type="string">
            <text:p text:style-name="P84">"<text:span text:style-name="T10">response</text:span>"</text:p>
          </table:table-cell>
          <table:table-cell table:style-name="Tableau13.A2" office:value-type="string">
            <text:p text:style-name="P84"><text:span text:style-name="T11">Response</text:span> type</text:p>
          </table:table-cell>
          <table:table-cell table:style-name="Tableau13.A2" office:value-type="string">
            <text:p text:style-name="P96"><text:span text:style-name="T23">GET_</text:span>PROFIL_JOUR</text:p>
          </table:table-cell>
          <table:table-cell table:style-name="Tableau13.E2" office:value-type="string">
            <text:p text:style-name="P84">1</text:p>
          </table:table-cell>
        </table:table-row>
        <table:table-row>
          <table:table-cell table:style-name="Tableau13.A2" office:value-type="string">
            <text:p text:style-name="P116">"data"</text:p>
          </table:table-cell>
          <table:table-cell table:style-name="Tableau13.A2" office:value-type="string">
            <text:p text:style-name="P116">"response"</text:p>
          </table:table-cell>
          <table:table-cell table:style-name="Tableau13.A2" office:value-type="string">
            <text:p text:style-name="P116"><text:span text:style-name="T11">Response</text:span> data</text:p>
          </table:table-cell>
          <table:table-cell table:style-name="Tableau13.A2" office:value-type="string">
            <text:p text:style-name="P141">N/a</text:p>
          </table:table-cell>
          <table:table-cell table:style-name="Tableau13.E2" office:value-type="string">
            <text:p text:style-name="P116">1</text:p>
          </table:table-cell>
        </table:table-row>
        <table:table-row>
          <table:table-cell table:style-name="Tableau13.A2" office:value-type="string">
            <text:p text:style-name="P116">"<text:span text:style-name="T23">jours</text:span>"</text:p>
          </table:table-cell>
          <table:table-cell table:style-name="Tableau13.A2" office:value-type="string">
            <text:p text:style-name="P181">"data"</text:p>
          </table:table-cell>
          <table:table-cell table:style-name="Tableau13.A2" office:value-type="string">
            <text:p text:style-name="P211">Liste de profils</text:p>
          </table:table-cell>
          <table:table-cell table:style-name="Tableau13.A2" office:value-type="string">
            <text:p text:style-name="P156">Liste de profils</text:p>
          </table:table-cell>
          <table:table-cell table:style-name="Tableau13.E2" office:value-type="string">
            <text:p text:style-name="P211">0-N</text:p>
          </table:table-cell>
        </table:table-row>
        <table:table-row>
          <table:table-cell table:style-name="Tableau13.A2" office:value-type="string">
            <text:p text:style-name="P180">"<text:span text:style-name="T13">nomProfil</text:span>"</text:p>
          </table:table-cell>
          <table:table-cell table:style-name="Tableau13.A2" office:value-type="string">
            <text:p text:style-name="P117">"<text:span text:style-name="T23">jours</text:span>"</text:p>
          </table:table-cell>
          <table:table-cell table:style-name="Tableau13.A2" office:value-type="string">
            <text:p text:style-name="P198">Nom du profil</text:p>
          </table:table-cell>
          <table:table-cell table:style-name="Tableau13.A2" office:value-type="string">
            <text:p text:style-name="P152">String</text:p>
          </table:table-cell>
          <table:table-cell table:style-name="Tableau13.E2" office:value-type="string">
            <text:p text:style-name="P198">1</text:p>
          </table:table-cell>
        </table:table-row>
        <table:table-row>
          <table:table-cell table:style-name="Tableau13.A2" office:value-type="string">
            <text:p text:style-name="P180">"<text:span text:style-name="T14">creneaux</text:span>"</text:p>
          </table:table-cell>
          <table:table-cell table:style-name="Tableau13.A2" office:value-type="string">
            <text:p text:style-name="P181">"<text:span text:style-name="T23">jours</text:span>"</text:p>
          </table:table-cell>
          <table:table-cell table:style-name="Tableau13.A2" office:value-type="string">
            <text:p text:style-name="P204">Crén<text:span text:style-name="T15">eaux</text:span> de consommation</text:p>
          </table:table-cell>
          <table:table-cell table:style-name="Tableau13.A2" office:value-type="string">
            <text:p text:style-name="P234">Cr<text:span text:style-name="T15">é</text:span>n<text:span text:style-name="T15">eaux</text:span> Array</text:p>
          </table:table-cell>
          <table:table-cell table:style-name="Tableau13.E2" office:value-type="string">
            <text:p text:style-name="P204">0-N</text:p>
          </table:table-cell>
        </table:table-row>
        <table:table-row>
          <table:table-cell table:style-name="Tableau13.A2" office:value-type="string">
            <text:p text:style-name="P180">"<text:span text:style-name="T15">autorisation</text:span>"</text:p>
          </table:table-cell>
          <table:table-cell table:style-name="Tableau13.A2" office:value-type="string">
            <text:p text:style-name="P180">"<text:span text:style-name="T14">creneaux</text:span>"</text:p>
          </table:table-cell>
          <table:table-cell table:style-name="Tableau13.A2" office:value-type="string">
            <text:p text:style-name="P206">Autorisation de prise en main par le système sur la durée du créneau</text:p>
          </table:table-cell>
          <table:table-cell table:style-name="Tableau13.A2" office:value-type="string">
            <text:p text:style-name="P236">Boolean</text:p>
          </table:table-cell>
          <table:table-cell table:style-name="Tableau13.E2" office:value-type="string">
            <text:p text:style-name="P206">1</text:p>
          </table:table-cell>
        </table:table-row>
        <table:table-row>
          <table:table-cell table:style-name="Tableau13.A2" office:value-type="string">
            <text:p text:style-name="P180">"<text:span text:style-name="T14">debut</text:span>"</text:p>
          </table:table-cell>
          <table:table-cell table:style-name="Tableau13.A2" office:value-type="string">
            <text:p text:style-name="P180">"<text:span text:style-name="T14">creneaux</text:span>"</text:p>
          </table:table-cell>
          <table:table-cell table:style-name="Tableau13.A2" office:value-type="string">
            <text:p text:style-name="P206">Début du créneau</text:p>
          </table:table-cell>
          <table:table-cell table:style-name="Tableau13.A2" office:value-type="string">
            <text:p text:style-name="P141">N/a</text:p>
          </table:table-cell>
          <table:table-cell table:style-name="Tableau13.E2" office:value-type="string">
            <text:p text:style-name="P204">1</text:p>
          </table:table-cell>
        </table:table-row>
        <table:table-row>
          <table:table-cell table:style-name="Tableau13.A2" office:value-type="string">
            <text:p text:style-name="P180">"<text:span text:style-name="T14">heure</text:span>"</text:p>
          </table:table-cell>
          <table:table-cell table:style-name="Tableau13.A2" office:value-type="string">
            <text:p text:style-name="P180">"<text:span text:style-name="T14">debut</text:span>"</text:p>
          </table:table-cell>
          <table:table-cell table:style-name="Tableau13.A2" office:value-type="string">
            <text:p text:style-name="P206">Heure de début</text:p>
          </table:table-cell>
          <table:table-cell table:style-name="Tableau13.A2" office:value-type="string">
            <text:p text:style-name="P236">Integer, <text:span text:style-name="T20">0-24</text:span></text:p>
          </table:table-cell>
          <table:table-cell table:style-name="Tableau13.E2" office:value-type="string">
            <text:p text:style-name="P204">1</text:p>
          </table:table-cell>
        </table:table-row>
        <table:table-row>
          <table:table-cell table:style-name="Tableau13.A2" office:value-type="string">
            <text:p text:style-name="P180">"<text:span text:style-name="T14">minute</text:span>"</text:p>
          </table:table-cell>
          <table:table-cell table:style-name="Tableau13.A2" office:value-type="string">
            <text:p text:style-name="P180">"<text:span text:style-name="T14">debut</text:span>"</text:p>
          </table:table-cell>
          <table:table-cell table:style-name="Tableau13.A2" office:value-type="string">
            <text:p text:style-name="P206">Minute de début</text:p>
          </table:table-cell>
          <table:table-cell table:style-name="Tableau13.A2" office:value-type="string">
            <text:p text:style-name="P236">Integer, <text:span text:style-name="T20">0-59</text:span></text:p>
          </table:table-cell>
          <table:table-cell table:style-name="Tableau13.E2" office:value-type="string">
            <text:p text:style-name="P204">1</text:p>
          </table:table-cell>
        </table:table-row>
        <table:table-row>
          <table:table-cell table:style-name="Tableau13.A2" office:value-type="string">
            <text:p text:style-name="P180">"<text:span text:style-name="T14">fin</text:span>"</text:p>
          </table:table-cell>
          <table:table-cell table:style-name="Tableau13.A2" office:value-type="string">
            <text:p text:style-name="P180">"<text:span text:style-name="T14">creneaux</text:span>"</text:p>
          </table:table-cell>
          <table:table-cell table:style-name="Tableau13.A2" office:value-type="string">
            <text:p text:style-name="P206">Fin du créneau</text:p>
          </table:table-cell>
          <table:table-cell table:style-name="Tableau13.A2" office:value-type="string">
            <text:p text:style-name="P141">N/a</text:p>
          </table:table-cell>
          <table:table-cell table:style-name="Tableau13.E2" office:value-type="string">
            <text:p text:style-name="P204">1</text:p>
          </table:table-cell>
        </table:table-row>
        <table:table-row>
          <table:table-cell table:style-name="Tableau13.A2" office:value-type="string">
            <text:p text:style-name="P180">"<text:span text:style-name="T14">heure</text:span>"</text:p>
          </table:table-cell>
          <table:table-cell table:style-name="Tableau13.A2" office:value-type="string">
            <text:p text:style-name="P180">"<text:span text:style-name="T14">fin</text:span>"</text:p>
          </table:table-cell>
          <table:table-cell table:style-name="Tableau13.A2" office:value-type="string">
            <text:p text:style-name="P206">Heure de fin</text:p>
          </table:table-cell>
          <table:table-cell table:style-name="Tableau13.A2" office:value-type="string">
            <text:p text:style-name="P236">Integer, <text:span text:style-name="T20">0-24</text:span></text:p>
          </table:table-cell>
          <table:table-cell table:style-name="Tableau13.E2" office:value-type="string">
            <text:p text:style-name="P204">1</text:p>
          </table:table-cell>
        </table:table-row>
        <table:table-row>
          <table:table-cell table:style-name="Tableau13.A2" office:value-type="string">
            <text:p text:style-name="P180">"<text:span text:style-name="T14">minute</text:span>"</text:p>
          </table:table-cell>
          <table:table-cell table:style-name="Tableau13.A2" office:value-type="string">
            <text:p text:style-name="P180">"<text:span text:style-name="T14">fin</text:span>"</text:p>
          </table:table-cell>
          <table:table-cell table:style-name="Tableau13.A2" office:value-type="string">
            <text:p text:style-name="P206">Minute de fin</text:p>
          </table:table-cell>
          <table:table-cell table:style-name="Tableau13.A2" office:value-type="string">
            <text:p text:style-name="P236">Integer, <text:span text:style-name="T20">0-59</text:span></text:p>
          </table:table-cell>
          <table:table-cell table:style-name="Tableau13.E2" office:value-type="string">
            <text:p text:style-name="P204">1</text:p>
          </table:table-cell>
        </table:table-row>
      </table:table>
      <text:p text:style-name="P49"/>
      <text:p text:style-name="P49">Example :</text:p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116">{</text:p>
            <text:p text:style-name="P116"><text:s text:c="8"/>"<text:span text:style-name="T12">response</text:span>":{</text:p>
            <text:p text:style-name="P116"><text:s text:c="16"/>"type": "<text:span text:style-name="T23">GET_PROFIL_JOUR</text:span>",</text:p>
            <text:p text:style-name="P49"><text:s text:c="16"/>"<text:span text:style-name="T12">data</text:span>":{</text:p>
            <text:p text:style-name="P49"><text:s text:c="24"/>"<text:span text:style-name="T23">jours</text:span>":<text:span text:style-name="T23">[</text:span></text:p>
            <text:p text:style-name="P49"><text:s text:c="32"/><text:span text:style-name="T23">{</text:span></text:p>
            <text:p text:style-name="P116"><text:s text:c="40"/>"<text:span text:style-name="T15">nomProfil</text:span>": "<text:span text:style-name="T15">vacances</text:span>",</text:p>
            <text:p text:style-name="P116"><text:s text:c="40"/>"<text:span text:style-name="T15">creneaux</text:span>"<text:span text:style-name="T16">:[</text:span></text:p>
            <text:p text:style-name="P116"><text:s text:c="8"/><text:span text:style-name="T16"><text:s text:c="8"/></text:span><text:s text:c="31"/><text:span text:style-name="T17">{</text:span></text:p>
            <text:p text:style-name="P116"><text:s text:c="56"/><text:span text:style-name="T16">"autorisation" : true,</text:span></text:p>
            <text:p text:style-name="P116"><text:s text:c="8"/><text:span text:style-name="T16"><text:s text:c="8"/></text:span><text:s text:c="40"/><text:span text:style-name="T16">"debut":{</text:span></text:p>
            <text:p text:style-name="P116"><text:s text:c="8"/><text:span text:style-name="T16"><text:s text:c="8"/></text:span><text:s text:c="47"/>"<text:span text:style-name="T15">heure</text:span>": <text:span text:style-name="T15">18</text:span>,</text:p>
            <text:p text:style-name="P116"><text:s text:c="8"/><text:span text:style-name="T16"><text:s text:c="8"/></text:span><text:s text:c="47"/>"<text:span text:style-name="T15">minute</text:span>": <text:span text:style-name="T15">30</text:span></text:p>
            <text:p text:style-name="P208"><text:span text:style-name="T10"><text:s text:c="8"/></text:span><text:s text:c="39"/><text:span text:style-name="T10"><text:s text:c="8"/></text:span><text:s/><text:span text:style-name="T15">},</text:span></text:p>
            <text:p text:style-name="P116"><text:s text:c="8"/><text:span text:style-name="T16"><text:s text:c="8"/></text:span><text:s text:c="40"/><text:span text:style-name="T16">"fin":{</text:span></text:p>
            <text:p text:style-name="P116"><text:s text:c="8"/><text:span text:style-name="T16"><text:s text:c="8"/></text:span><text:s text:c="47"/>"<text:span text:style-name="T15">heure</text:span>": <text:span text:style-name="T20">22</text:span>,</text:p>
            <text:p text:style-name="P116"><text:s text:c="8"/><text:span text:style-name="T16"><text:s text:c="8"/></text:span><text:s text:c="47"/>"<text:span text:style-name="T15">minute</text:span>": <text:span text:style-name="T15">30</text:span></text:p>
            <text:p text:style-name="P208"><text:span text:style-name="T10"><text:s text:c="8"/></text:span><text:s text:c="40"/><text:span text:style-name="T10"><text:s text:c="8"/>}</text:span></text:p>
            <text:p text:style-name="P210"><text:span text:style-name="T10"><text:s text:c="8"/></text:span><text:s text:c="32"/><text:span text:style-name="T10"><text:s text:c="8"/>},</text:span></text:p>
            <text:p text:style-name="P116"><text:s text:c="8"/><text:span text:style-name="T16"><text:s text:c="8"/></text:span><text:s text:c="31"/><text:span text:style-name="T17">{</text:span></text:p>
            <text:p text:style-name="P116"><text:s text:c="56"/><text:span text:style-name="T16">"autorisation" : false,</text:span></text:p>
            <text:p text:style-name="P116"><text:s text:c="8"/><text:span text:style-name="T16"><text:s text:c="8"/></text:span><text:s text:c="40"/><text:span text:style-name="T16">"debut":{</text:span></text:p>
            <text:p text:style-name="P116"><text:s text:c="8"/><text:span text:style-name="T16"><text:s text:c="8"/></text:span><text:s text:c="47"/>"<text:span text:style-name="T15">heure</text:span>": <text:span text:style-name="T15">17</text:span>,</text:p>
            <text:p text:style-name="P116"><text:s text:c="8"/><text:span text:style-name="T16"><text:s text:c="8"/></text:span><text:s text:c="47"/>"<text:span text:style-name="T15">minute</text:span>": <text:span text:style-name="T20">15</text:span></text:p>
            <text:p text:style-name="P208"><text:span text:style-name="T10"><text:s text:c="16"/></text:span><text:s text:c="40"/><text:span text:style-name="T15">},</text:span></text:p>
            <text:p text:style-name="P116"><text:s text:c="16"/><text:span text:style-name="T16"><text:s text:c="8"/></text:span><text:s text:c="32"/><text:span text:style-name="T16">"fin":{</text:span></text:p>
            <text:p text:style-name="P116"><text:s text:c="16"/><text:span text:style-name="T16"><text:s text:c="8"/></text:span><text:s text:c="39"/>"<text:span text:style-name="T15">heure</text:span>": <text:span text:style-name="T20">23</text:span>,</text:p>
            <text:p text:style-name="P116"><text:s text:c="16"/><text:span text:style-name="T16"><text:s text:c="8"/></text:span><text:s text:c="39"/>"<text:span text:style-name="T15">minute</text:span>": <text:span text:style-name="T15">0</text:span></text:p>
            <text:p text:style-name="P208"><text:span text:style-name="T10"><text:s text:c="16"/></text:span><text:s text:c="40"/><text:span text:style-name="T15">}</text:span></text:p>
            <text:p text:style-name="P210"><text:span text:style-name="T10"><text:s text:c="16"/></text:span><text:s text:c="32"/><text:span text:style-name="T17">}</text:span></text:p>
            <text:p text:style-name="P116"><text:s text:c="16"/><text:span text:style-name="T18"><text:s text:c="8"/></text:span><text:s text:c="16"/><text:span text:style-name="T19">]</text:span></text:p>
            <text:p text:style-name="P116"><text:s text:c="32"/><text:span text:style-name="T23">},</text:span></text:p>
            <text:p text:style-name="P49"><text:s text:c="32"/><text:span text:style-name="T23">{</text:span></text:p>
            <text:p text:style-name="P49"><text:s text:c="34"/><text:span text:style-name="T23">Autre profil</text:span></text:p>
            <text:p text:style-name="P49"><text:s text:c="32"/><text:span text:style-name="T23">}</text:span> </text:p>
            <text:p text:style-name="P49"><text:s text:c="24"/><text:span text:style-name="T23">]</text:span></text:p>
            <text:p text:style-name="P116"><text:s text:c="16"/>}</text:p>
            <text:p text:style-name="P116"><text:s text:c="8"/>}</text:p>
            <text:p text:style-name="P116">}</text:p>
          </table:table-cell>
        </table:table-row>
      </table:table>
      <text:p text:style-name="P50"/>
      <text:p text:style-name="P24"/>
      <text:p text:style-name="P25"/>
      <text:list xml:id="list110908690683635" text:continue-list="list110907890200695" text:style-name="L1">
        <text:list-item>
          <text:p text:style-name="P283">Set profil jour</text:p>
        </text:list-item>
      </text:list>
      <text:p text:style-name="P17"><text:tab/></text:p>
      <text:list xml:id="list110907001275850" text:continue-list="list5383195306917767944" text:style-name="L4">
        <text:list-item>
          <text:p text:style-name="P260">Request</text:p>
        </text:list-item>
      </text:list>
      <text:p text:style-name="P33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239">Tag</text:p>
            </table:table-cell>
            <table:table-cell table:style-name="Tableau3.A1" office:value-type="string">
              <text:p text:style-name="P239">Parent</text:p>
            </table:table-cell>
            <table:table-cell table:style-name="Tableau3.A1" office:value-type="string">
              <text:p text:style-name="P239">Description</text:p>
            </table:table-cell>
            <table:table-cell table:style-name="Tableau3.A1" office:value-type="string">
              <text:p text:style-name="P239">Type/Value</text:p>
            </table:table-cell>
            <table:table-cell table:style-name="Tableau3.E1" office:value-type="string">
              <text:p text:style-name="P239">Cardinality</text:p>
            </table:table-cell>
          </table:table-row>
        </table:table-header-rows>
        <table:table-row>
          <table:table-cell table:style-name="Tableau3.A2" office:value-type="string">
            <text:p text:style-name="P82"><text:span text:style-name="T1">"request</text:span>"</text:p>
          </table:table-cell>
          <table:table-cell table:style-name="Tableau3.A2" office:value-type="string">
            <text:p text:style-name="P82">None</text:p>
          </table:table-cell>
          <table:table-cell table:style-name="Tableau3.A2" office:value-type="string">
            <text:p text:style-name="P82">Root element</text:p>
          </table:table-cell>
          <table:table-cell table:style-name="Tableau3.A2" office:value-type="string">
            <text:p text:style-name="P82">N/a</text:p>
          </table:table-cell>
          <table:table-cell table:style-name="Tableau3.E2" office:value-type="string">
            <text:p text:style-name="P82">1</text:p>
          </table:table-cell>
        </table:table-row>
        <table:table-row>
          <table:table-cell table:style-name="Tableau3.A2" office:value-type="string">
            <text:p text:style-name="P82">"type"</text:p>
          </table:table-cell>
          <table:table-cell table:style-name="Tableau3.A2" office:value-type="string">
            <text:p text:style-name="P82">"<text:span text:style-name="T13">request</text:span>"</text:p>
          </table:table-cell>
          <table:table-cell table:style-name="Tableau3.A2" office:value-type="string">
            <text:p text:style-name="P82">Message type</text:p>
          </table:table-cell>
          <table:table-cell table:style-name="Tableau3.A2" office:value-type="string">
            <text:p text:style-name="P94"><text:span text:style-name="T23">SET_</text:span>PROFIL_JOUR</text:p>
          </table:table-cell>
          <table:table-cell table:style-name="Tableau3.E2" office:value-type="string">
            <text:p text:style-name="P82">1</text:p>
          </table:table-cell>
        </table:table-row>
        <table:table-row>
          <table:table-cell table:style-name="Tableau3.A2" office:value-type="string">
            <text:p text:style-name="P113">"data"</text:p>
          </table:table-cell>
          <table:table-cell table:style-name="Tableau3.A2" office:value-type="string">
            <text:p text:style-name="P113">"response"</text:p>
          </table:table-cell>
          <table:table-cell table:style-name="Tableau3.A2" office:value-type="string">
            <text:p text:style-name="P113"><text:span text:style-name="T11">Response</text:span> data</text:p>
          </table:table-cell>
          <table:table-cell table:style-name="Tableau3.A2" office:value-type="string">
            <text:p text:style-name="P140">N/a</text:p>
          </table:table-cell>
          <table:table-cell table:style-name="Tableau3.E2" office:value-type="string">
            <text:p text:style-name="P113">1</text:p>
          </table:table-cell>
        </table:table-row>
        <table:table-row>
          <table:table-cell table:style-name="Tableau3.A2" office:value-type="string">
            <text:p text:style-name="P176">"<text:span text:style-name="T13">nomProfil</text:span>"</text:p>
          </table:table-cell>
          <table:table-cell table:style-name="Tableau3.A2" office:value-type="string">
            <text:p text:style-name="P177">"data"</text:p>
          </table:table-cell>
          <table:table-cell table:style-name="Tableau3.A2" office:value-type="string">
            <text:p text:style-name="P197">Nom du profil</text:p>
          </table:table-cell>
          <table:table-cell table:style-name="Tableau3.A2" office:value-type="string">
            <text:p text:style-name="P151">String</text:p>
          </table:table-cell>
          <table:table-cell table:style-name="Tableau3.E2" office:value-type="string">
            <text:p text:style-name="P197">1</text:p>
          </table:table-cell>
        </table:table-row>
        <table:table-row>
          <table:table-cell table:style-name="Tableau3.A2" office:value-type="string">
            <text:p text:style-name="P178">"<text:span text:style-name="T14">creneaux</text:span>"</text:p>
          </table:table-cell>
          <table:table-cell table:style-name="Tableau3.A2" office:value-type="string">
            <text:p text:style-name="P177">"data"</text:p>
          </table:table-cell>
          <table:table-cell table:style-name="Tableau3.A2" office:value-type="string">
            <text:p text:style-name="P203">Crén<text:span text:style-name="T15">eaux</text:span> de consommation</text:p>
          </table:table-cell>
          <table:table-cell table:style-name="Tableau3.A2" office:value-type="string">
            <text:p text:style-name="P233">Cr<text:span text:style-name="T15">é</text:span>n<text:span text:style-name="T15">eaux</text:span> Array</text:p>
          </table:table-cell>
          <table:table-cell table:style-name="Tableau3.E2" office:value-type="string">
            <text:p text:style-name="P203">0-N</text:p>
          </table:table-cell>
        </table:table-row>
        <table:table-row>
          <table:table-cell table:style-name="Tableau3.A2" office:value-type="string">
            <text:p text:style-name="P179">"<text:span text:style-name="T15">autorisation</text:span>"</text:p>
          </table:table-cell>
          <table:table-cell table:style-name="Tableau3.A2" office:value-type="string">
            <text:p text:style-name="P178">"<text:span text:style-name="T14">creneaux</text:span>"</text:p>
          </table:table-cell>
          <table:table-cell table:style-name="Tableau3.A2" office:value-type="string">
            <text:p text:style-name="P205">Autorisation de prise en main par le système sur la durée du créneau</text:p>
          </table:table-cell>
          <table:table-cell table:style-name="Tableau3.A2" office:value-type="string">
            <text:p text:style-name="P235">Boolean</text:p>
          </table:table-cell>
          <table:table-cell table:style-name="Tableau3.E2" office:value-type="string">
            <text:p text:style-name="P205">1</text:p>
          </table:table-cell>
        </table:table-row>
        <table:table-row>
          <table:table-cell table:style-name="Tableau3.A2" office:value-type="string">
            <text:p text:style-name="P178">"<text:span text:style-name="T14">debut</text:span>"</text:p>
          </table:table-cell>
          <table:table-cell table:style-name="Tableau3.A2" office:value-type="string">
            <text:p text:style-name="P178">"<text:span text:style-name="T14">creneaux</text:span>"</text:p>
          </table:table-cell>
          <table:table-cell table:style-name="Tableau3.A2" office:value-type="string">
            <text:p text:style-name="P205">Début du créneau</text:p>
          </table:table-cell>
          <table:table-cell table:style-name="Tableau3.A2" office:value-type="string">
            <text:p text:style-name="P140">N/a</text:p>
          </table:table-cell>
          <table:table-cell table:style-name="Tableau3.E2" office:value-type="string">
            <text:p text:style-name="P203">1</text:p>
          </table:table-cell>
        </table:table-row>
        <table:table-row>
          <table:table-cell table:style-name="Tableau3.A2" office:value-type="string">
            <text:p text:style-name="P178">"<text:span text:style-name="T14">heure</text:span>"</text:p>
          </table:table-cell>
          <table:table-cell table:style-name="Tableau3.A2" office:value-type="string">
            <text:p text:style-name="P178">"<text:span text:style-name="T14">debut</text:span>"</text:p>
          </table:table-cell>
          <table:table-cell table:style-name="Tableau3.A2" office:value-type="string">
            <text:p text:style-name="P205">Heure de début</text:p>
          </table:table-cell>
          <table:table-cell table:style-name="Tableau3.A2" office:value-type="string">
            <text:p text:style-name="P235">Integer, <text:span text:style-name="T20">0-24</text:span></text:p>
          </table:table-cell>
          <table:table-cell table:style-name="Tableau3.E2" office:value-type="string">
            <text:p text:style-name="P203">1</text:p>
          </table:table-cell>
        </table:table-row>
        <table:table-row>
          <table:table-cell table:style-name="Tableau3.A2" office:value-type="string">
            <text:p text:style-name="P178">"<text:span text:style-name="T14">minute</text:span>"</text:p>
          </table:table-cell>
          <table:table-cell table:style-name="Tableau3.A2" office:value-type="string">
            <text:p text:style-name="P178">"<text:span text:style-name="T14">debut</text:span>"</text:p>
          </table:table-cell>
          <table:table-cell table:style-name="Tableau3.A2" office:value-type="string">
            <text:p text:style-name="P205">Minute de début</text:p>
          </table:table-cell>
          <table:table-cell table:style-name="Tableau3.A2" office:value-type="string">
            <text:p text:style-name="P235">Integer, <text:span text:style-name="T20">0-59</text:span></text:p>
          </table:table-cell>
          <table:table-cell table:style-name="Tableau3.E2" office:value-type="string">
            <text:p text:style-name="P203">1</text:p>
          </table:table-cell>
        </table:table-row>
        <table:table-row>
          <table:table-cell table:style-name="Tableau3.A2" office:value-type="string">
            <text:p text:style-name="P178">"<text:span text:style-name="T14">fin</text:span>"</text:p>
          </table:table-cell>
          <table:table-cell table:style-name="Tableau3.A2" office:value-type="string">
            <text:p text:style-name="P178">"<text:span text:style-name="T14">creneaux</text:span>"</text:p>
          </table:table-cell>
          <table:table-cell table:style-name="Tableau3.A2" office:value-type="string">
            <text:p text:style-name="P205">Fin du créneau</text:p>
          </table:table-cell>
          <table:table-cell table:style-name="Tableau3.A2" office:value-type="string">
            <text:p text:style-name="P140">N/a</text:p>
          </table:table-cell>
          <table:table-cell table:style-name="Tableau3.E2" office:value-type="string">
            <text:p text:style-name="P203">1</text:p>
          </table:table-cell>
        </table:table-row>
        <table:table-row>
          <table:table-cell table:style-name="Tableau3.A2" office:value-type="string">
            <text:p text:style-name="P178">"<text:span text:style-name="T14">heure</text:span>"</text:p>
          </table:table-cell>
          <table:table-cell table:style-name="Tableau3.A2" office:value-type="string">
            <text:p text:style-name="P178">"<text:span text:style-name="T14">fin</text:span>"</text:p>
          </table:table-cell>
          <table:table-cell table:style-name="Tableau3.A2" office:value-type="string">
            <text:p text:style-name="P205">Heure de fin</text:p>
          </table:table-cell>
          <table:table-cell table:style-name="Tableau3.A2" office:value-type="string">
            <text:p text:style-name="P235">Integer, <text:span text:style-name="T20">0-24</text:span></text:p>
          </table:table-cell>
          <table:table-cell table:style-name="Tableau3.E2" office:value-type="string">
            <text:p text:style-name="P203">1</text:p>
          </table:table-cell>
        </table:table-row>
        <table:table-row>
          <table:table-cell table:style-name="Tableau3.A2" office:value-type="string">
            <text:p text:style-name="P178">"<text:span text:style-name="T14">minute</text:span>"</text:p>
          </table:table-cell>
          <table:table-cell table:style-name="Tableau3.A2" office:value-type="string">
            <text:p text:style-name="P178">"<text:span text:style-name="T14">fin</text:span>"</text:p>
          </table:table-cell>
          <table:table-cell table:style-name="Tableau3.A2" office:value-type="string">
            <text:p text:style-name="P205">Minute de fin</text:p>
          </table:table-cell>
          <table:table-cell table:style-name="Tableau3.A2" office:value-type="string">
            <text:p text:style-name="P235">Integer, <text:span text:style-name="T20">0-59</text:span></text:p>
          </table:table-cell>
          <table:table-cell table:style-name="Tableau3.E2" office:value-type="string">
            <text:p text:style-name="P203">1</text:p>
          </table:table-cell>
        </table:table-row>
      </table:table>
      <text:p text:style-name="P66"/>
      <text:p text:style-name="P49">Example :</text:p>
      <text:p text:style-name="P46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13">{</text:p>
            <text:p text:style-name="P113"><text:s text:c="8"/>"<text:span text:style-name="T13">request</text:span>":{</text:p>
            <text:p text:style-name="P113"><text:s text:c="16"/>"type": "<text:span text:style-name="T23">SET_PROFIL_JOUR</text:span>",</text:p>
            <text:p text:style-name="P48"><text:s text:c="16"/>"<text:span text:style-name="T12">data</text:span>":{</text:p>
            <text:p text:style-name="P115"><text:s text:c="24"/>"<text:span text:style-name="T15">nomProfil</text:span>": "<text:span text:style-name="T15">vacances</text:span>",</text:p>
            <text:p text:style-name="P115"><text:s text:c="24"/>"<text:span text:style-name="T15">creneaux</text:span>"<text:span text:style-name="T16">:[</text:span></text:p>
            <text:p text:style-name="P115"><text:span text:style-name="T16"><text:s text:c="8"/></text:span><text:s text:c="23"/><text:span text:style-name="T17">{</text:span></text:p>
            <text:p text:style-name="P115"><text:s text:c="40"/><text:span text:style-name="T16">"autorisation" : true,</text:span></text:p>
            <text:p text:style-name="P115"><text:span text:style-name="T16"><text:s text:c="8"/></text:span><text:s text:c="32"/><text:span text:style-name="T16">"debut":{</text:span></text:p>
            <text:p text:style-name="P115"><text:span text:style-name="T16"><text:s text:c="8"/></text:span><text:s text:c="39"/>"<text:span text:style-name="T15">heure</text:span>": <text:span text:style-name="T15">18</text:span>,</text:p>
            <text:p text:style-name="P115"><text:span text:style-name="T16"><text:s text:c="8"/></text:span><text:s text:c="39"/>"<text:span text:style-name="T15">minute</text:span>": <text:span text:style-name="T15">30</text:span></text:p>
            <text:p text:style-name="P207"><text:s text:c="40"/><text:span text:style-name="T15">},</text:span></text:p>
            <text:p text:style-name="P115"><text:span text:style-name="T16"><text:s text:c="8"/></text:span><text:s text:c="32"/><text:span text:style-name="T16">"fin":{</text:span></text:p>
            <text:p text:style-name="P115"><text:span text:style-name="T16"><text:s text:c="8"/></text:span><text:s text:c="39"/>"<text:span text:style-name="T15">heure</text:span>": <text:span text:style-name="T20">22</text:span>,</text:p>
            <text:p text:style-name="P115"><text:span text:style-name="T16"><text:s text:c="8"/></text:span><text:s text:c="39"/>"<text:span text:style-name="T15">minute</text:span>": <text:span text:style-name="T15">30</text:span></text:p>
            <text:p text:style-name="P207"><text:s text:c="40"/><text:span text:style-name="T15">}</text:span></text:p>
            <text:p text:style-name="P209"><text:s text:c="32"/><text:span text:style-name="T17">},</text:span></text:p>
            <text:p text:style-name="P115"><text:span text:style-name="T16"><text:s text:c="8"/></text:span><text:s text:c="23"/><text:span text:style-name="T17">{</text:span></text:p>
            <text:p text:style-name="P115"><text:s text:c="40"/><text:span text:style-name="T16">"autorisation" : false,</text:span></text:p>
            <text:p text:style-name="P115"><text:span text:style-name="T16"><text:s text:c="8"/></text:span><text:s text:c="32"/><text:span text:style-name="T16">"debut":{</text:span></text:p>
            <text:p text:style-name="P115"><text:span text:style-name="T16"><text:s text:c="8"/></text:span><text:s text:c="39"/>"<text:span text:style-name="T15">heure</text:span>": <text:span text:style-name="T15">17</text:span>,</text:p>
            <text:p text:style-name="P115"><text:span text:style-name="T16"><text:s text:c="8"/></text:span><text:s text:c="39"/>"<text:span text:style-name="T15">minute</text:span>": <text:span text:style-name="T20">15</text:span></text:p>
            <text:p text:style-name="P207"><text:s text:c="40"/><text:span text:style-name="T15">},</text:span></text:p>
            <text:p text:style-name="P115"><text:soft-page-break/><text:span text:style-name="T16"><text:s text:c="8"/></text:span><text:s text:c="32"/><text:span text:style-name="T16">"fin":{</text:span></text:p>
            <text:p text:style-name="P115"><text:span text:style-name="T16"><text:s text:c="8"/></text:span><text:s text:c="39"/>"<text:span text:style-name="T15">heure</text:span>": <text:span text:style-name="T20">23</text:span>,</text:p>
            <text:p text:style-name="P115"><text:span text:style-name="T16"><text:s text:c="8"/></text:span><text:s text:c="39"/>"<text:span text:style-name="T15">minute</text:span>": <text:span text:style-name="T15">0</text:span></text:p>
            <text:p text:style-name="P207"><text:s text:c="40"/><text:span text:style-name="T15">}</text:span></text:p>
            <text:p text:style-name="P209"><text:s text:c="32"/><text:span text:style-name="T17">}</text:span></text:p>
            <text:p text:style-name="P115"><text:span text:style-name="T18"><text:s text:c="8"/></text:span><text:s text:c="16"/><text:span text:style-name="T19">]</text:span></text:p>
            <text:p text:style-name="P113"><text:s text:c="16"/>}</text:p>
            <text:p text:style-name="P113"><text:s text:c="8"/>}</text:p>
            <text:p text:style-name="P113">}</text:p>
          </table:table-cell>
        </table:table-row>
      </table:table>
      <text:p text:style-name="P46"/>
      <text:p text:style-name="P16"/>
      <text:p text:style-name="P17"/>
      <text:p text:style-name="P17"/>
      <text:list xml:id="list110907223594272" text:continue-list="list110908690683635" text:style-name="L1">
        <text:list-item>
          <text:p text:style-name="P281"><text:span text:style-name="T44">Remove p</text:span>rofil Jour</text:p>
        </text:list-item>
      </text:list>
      <text:p text:style-name="P19"/>
      <text:list xml:id="list5699493957405511593" text:style-name="L6">
        <text:list-item>
          <text:p text:style-name="P267">Request</text:p>
        </text:list-item>
      </text:list>
      <text:p text:style-name="P40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246">Tag</text:p>
            </table:table-cell>
            <table:table-cell table:style-name="Tableau27.A1" office:value-type="string">
              <text:p text:style-name="P246">Parent</text:p>
            </table:table-cell>
            <table:table-cell table:style-name="Tableau27.A1" office:value-type="string">
              <text:p text:style-name="P246">Description</text:p>
            </table:table-cell>
            <table:table-cell table:style-name="Tableau27.A1" office:value-type="string">
              <text:p text:style-name="P246">Type/Value</text:p>
            </table:table-cell>
            <table:table-cell table:style-name="Tableau27.E1" office:value-type="string">
              <text:p text:style-name="P246">Cardinality</text:p>
            </table:table-cell>
          </table:table-row>
        </table:table-header-rows>
        <table:table-row>
          <table:table-cell table:style-name="Tableau27.A2" office:value-type="string">
            <text:p text:style-name="P89"><text:span text:style-name="T1">"request</text:span>"</text:p>
          </table:table-cell>
          <table:table-cell table:style-name="Tableau27.A2" office:value-type="string">
            <text:p text:style-name="P89">None</text:p>
          </table:table-cell>
          <table:table-cell table:style-name="Tableau27.A2" office:value-type="string">
            <text:p text:style-name="P89">Root element</text:p>
          </table:table-cell>
          <table:table-cell table:style-name="Tableau27.A2" office:value-type="string">
            <text:p text:style-name="P89">N/a</text:p>
          </table:table-cell>
          <table:table-cell table:style-name="Tableau27.E2" office:value-type="string">
            <text:p text:style-name="P89">1</text:p>
          </table:table-cell>
        </table:table-row>
        <table:table-row>
          <table:table-cell table:style-name="Tableau27.A2" office:value-type="string">
            <text:p text:style-name="P89">"type"</text:p>
          </table:table-cell>
          <table:table-cell table:style-name="Tableau27.A2" office:value-type="string">
            <text:p text:style-name="P89">"<text:span text:style-name="T13">request</text:span>"</text:p>
          </table:table-cell>
          <table:table-cell table:style-name="Tableau27.A2" office:value-type="string">
            <text:p text:style-name="P89">Message type</text:p>
          </table:table-cell>
          <table:table-cell table:style-name="Tableau27.A2" office:value-type="string">
            <text:p text:style-name="P98"><text:span text:style-name="T44">RM_</text:span>PROFIL_JOUR</text:p>
          </table:table-cell>
          <table:table-cell table:style-name="Tableau27.E2" office:value-type="string">
            <text:p text:style-name="P89">1</text:p>
          </table:table-cell>
        </table:table-row>
        <table:table-row>
          <table:table-cell table:style-name="Tableau27.A2" office:value-type="string">
            <text:p text:style-name="P113">"data"</text:p>
          </table:table-cell>
          <table:table-cell table:style-name="Tableau27.A2" office:value-type="string">
            <text:p text:style-name="P113">"response"</text:p>
          </table:table-cell>
          <table:table-cell table:style-name="Tableau27.A2" office:value-type="string">
            <text:p text:style-name="P113"><text:span text:style-name="T11">Response</text:span> data</text:p>
          </table:table-cell>
          <table:table-cell table:style-name="Tableau27.A2" office:value-type="string">
            <text:p text:style-name="P140">N/a</text:p>
          </table:table-cell>
          <table:table-cell table:style-name="Tableau27.E2" office:value-type="string">
            <text:p text:style-name="P113">1</text:p>
          </table:table-cell>
        </table:table-row>
        <table:table-row>
          <table:table-cell table:style-name="Tableau27.A2" office:value-type="string">
            <text:p text:style-name="P176">"<text:span text:style-name="T13">nomProfil</text:span>"</text:p>
          </table:table-cell>
          <table:table-cell table:style-name="Tableau27.A2" office:value-type="string">
            <text:p text:style-name="P177">"data"</text:p>
          </table:table-cell>
          <table:table-cell table:style-name="Tableau27.A2" office:value-type="string">
            <text:p text:style-name="P197">Nom du profil</text:p>
          </table:table-cell>
          <table:table-cell table:style-name="Tableau27.A2" office:value-type="string">
            <text:p text:style-name="P151">String</text:p>
          </table:table-cell>
          <table:table-cell table:style-name="Tableau27.E2" office:value-type="string">
            <text:p text:style-name="P197">1</text:p>
          </table:table-cell>
        </table:table-row>
      </table:table>
      <text:p text:style-name="P75"/>
      <text:p text:style-name="P57">Example :</text:p>
      <text:p text:style-name="P57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24">{</text:p>
            <text:p text:style-name="P124"><text:s text:c="8"/>"<text:span text:style-name="T13">request</text:span>":{</text:p>
            <text:p text:style-name="P124"><text:s text:c="16"/>"type": "<text:span text:style-name="T44">RM_PROFIL_JOUR</text:span>",</text:p>
            <text:p text:style-name="P57"><text:s text:c="16"/>"<text:span text:style-name="T12">data</text:span>":{</text:p>
            <text:p text:style-name="P124"><text:s text:c="24"/>"<text:span text:style-name="T15">nomProfil</text:span>": "<text:span text:style-name="T15">vacances</text:span>"</text:p>
            <text:p text:style-name="P124"><text:s text:c="16"/>}</text:p>
            <text:p text:style-name="P124"><text:s text:c="8"/>}</text:p>
            <text:p text:style-name="P124">}</text:p>
          </table:table-cell>
        </table:table-row>
      </table:table>
      <text:p text:style-name="P11"/>
      <text:list xml:id="list110908843894280" text:continue-list="list110907223594272" text:style-name="L1">
        <text:list-item>
          <text:p text:style-name="P280"><text:span text:style-name="T24">Get p</text:span>rofil<text:span text:style-name="T28">s</text:span> Semaine</text:p>
        </text:list-item>
      </text:list>
      <text:p text:style-name="P17"/>
      <text:list xml:id="list110908513700406" text:continue-list="list110907001275850" text:style-name="L4">
        <text:list-item>
          <text:p text:style-name="P261">Request</text:p>
        </text:list-item>
      </text:list>
      <text:p text:style-name="P36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242">Tag</text:p>
            </table:table-cell>
            <table:table-cell table:style-name="Tableau15.A1" office:value-type="string">
              <text:p text:style-name="P242">Parent</text:p>
            </table:table-cell>
            <table:table-cell table:style-name="Tableau15.A1" office:value-type="string">
              <text:p text:style-name="P242">Description</text:p>
            </table:table-cell>
            <table:table-cell table:style-name="Tableau15.A1" office:value-type="string">
              <text:p text:style-name="P242">Type/Value</text:p>
            </table:table-cell>
            <table:table-cell table:style-name="Tableau15.E1" office:value-type="string">
              <text:p text:style-name="P242">Cardinality</text:p>
            </table:table-cell>
          </table:table-row>
        </table:table-header-rows>
        <table:table-row>
          <table:table-cell table:style-name="Tableau15.A2" office:value-type="string">
            <text:p text:style-name="P85"><text:span text:style-name="T1">"request</text:span>"</text:p>
          </table:table-cell>
          <table:table-cell table:style-name="Tableau15.A2" office:value-type="string">
            <text:p text:style-name="P85">None</text:p>
          </table:table-cell>
          <table:table-cell table:style-name="Tableau15.A2" office:value-type="string">
            <text:p text:style-name="P85">Root element</text:p>
          </table:table-cell>
          <table:table-cell table:style-name="Tableau15.A2" office:value-type="string">
            <text:p text:style-name="P85">N/a</text:p>
          </table:table-cell>
          <table:table-cell table:style-name="Tableau15.E2" office:value-type="string">
            <text:p text:style-name="P85">1</text:p>
          </table:table-cell>
        </table:table-row>
        <table:table-row>
          <table:table-cell table:style-name="Tableau15.A2" office:value-type="string">
            <text:p text:style-name="P85">"type"</text:p>
          </table:table-cell>
          <table:table-cell table:style-name="Tableau15.A2" office:value-type="string">
            <text:p text:style-name="P85">"<text:span text:style-name="T13">request</text:span>"</text:p>
          </table:table-cell>
          <table:table-cell table:style-name="Tableau15.A2" office:value-type="string">
            <text:p text:style-name="P85">Message type</text:p>
          </table:table-cell>
          <table:table-cell table:style-name="Tableau15.A2" office:value-type="string">
            <text:p text:style-name="P97"><text:span text:style-name="T26">GET_</text:span>PROFIL_<text:span text:style-name="T21">SEMAINE</text:span></text:p>
          </table:table-cell>
          <table:table-cell table:style-name="Tableau15.E2" office:value-type="string">
            <text:p text:style-name="P85">1</text:p>
          </table:table-cell>
        </table:table-row>
      </table:table>
      <text:p text:style-name="P68"/>
      <text:p text:style-name="P51">Example :</text:p>
      <text:p text:style-name="P51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19">{</text:p>
            <text:p text:style-name="P119"><text:s text:c="8"/>"<text:span text:style-name="T13">request</text:span>":{</text:p>
            <text:p text:style-name="P119"><text:s text:c="16"/>"type": "<text:span text:style-name="T8">GET_</text:span><text:span text:style-name="T13">PROFIL_SEMAINE</text:span>"</text:p>
            <text:p text:style-name="P119"><text:s text:c="8"/>}</text:p>
            <text:p text:style-name="P119">}</text:p>
          </table:table-cell>
        </table:table-row>
      </table:table>
      <text:p text:style-name="P9"/>
      <text:list xml:id="list8220116872210655419" text:style-name="L7">
        <text:list-item>
          <text:p text:style-name="P255">Response</text:p>
        </text:list-item>
      </text:list>
      <text:p text:style-name="P51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242">Tag</text:p>
            </table:table-cell>
            <table:table-cell table:style-name="Tableau17.A1" office:value-type="string">
              <text:p text:style-name="P242">Parent</text:p>
            </table:table-cell>
            <table:table-cell table:style-name="Tableau17.A1" office:value-type="string">
              <text:p text:style-name="P242">Description</text:p>
            </table:table-cell>
            <table:table-cell table:style-name="Tableau17.A1" office:value-type="string">
              <text:p text:style-name="P242">Type/Value</text:p>
            </table:table-cell>
            <table:table-cell table:style-name="Tableau17.E1" office:value-type="string">
              <text:p text:style-name="P242">Cardinality</text:p>
            </table:table-cell>
          </table:table-row>
        </table:table-header-rows>
        <table:table-row>
          <table:table-cell table:style-name="Tableau17.A2" office:value-type="string">
            <text:p text:style-name="P85"><text:span text:style-name="T1">"response</text:span>"</text:p>
          </table:table-cell>
          <table:table-cell table:style-name="Tableau17.A2" office:value-type="string">
            <text:p text:style-name="P85">None</text:p>
          </table:table-cell>
          <table:table-cell table:style-name="Tableau17.A2" office:value-type="string">
            <text:p text:style-name="P85">Root element</text:p>
          </table:table-cell>
          <table:table-cell table:style-name="Tableau17.A2" office:value-type="string">
            <text:p text:style-name="P85">N/a</text:p>
          </table:table-cell>
          <table:table-cell table:style-name="Tableau17.E2" office:value-type="string">
            <text:p text:style-name="P85">1</text:p>
          </table:table-cell>
        </table:table-row>
        <table:table-row>
          <table:table-cell table:style-name="Tableau17.A2" office:value-type="string">
            <text:p text:style-name="P85">"type"</text:p>
          </table:table-cell>
          <table:table-cell table:style-name="Tableau17.A2" office:value-type="string">
            <text:p text:style-name="P85">"<text:span text:style-name="T10">response</text:span>"</text:p>
          </table:table-cell>
          <table:table-cell table:style-name="Tableau17.A2" office:value-type="string">
            <text:p text:style-name="P85"><text:span text:style-name="T11">Response</text:span> type</text:p>
          </table:table-cell>
          <table:table-cell table:style-name="Tableau17.A2" office:value-type="string">
            <text:p text:style-name="P101"><text:span text:style-name="T26">GET_</text:span>PROFIL_SEMAINE</text:p>
          </table:table-cell>
          <table:table-cell table:style-name="Tableau17.E2" office:value-type="string">
            <text:p text:style-name="P85">1</text:p>
          </table:table-cell>
        </table:table-row>
        <table:table-row>
          <table:table-cell table:style-name="Tableau17.A2" office:value-type="string">
            <text:p text:style-name="P119">"data"</text:p>
          </table:table-cell>
          <table:table-cell table:style-name="Tableau17.A2" office:value-type="string">
            <text:p text:style-name="P119">"response"</text:p>
          </table:table-cell>
          <table:table-cell table:style-name="Tableau17.A2" office:value-type="string">
            <text:p text:style-name="P119"><text:span text:style-name="T11">Response</text:span> data</text:p>
          </table:table-cell>
          <table:table-cell table:style-name="Tableau17.A2" office:value-type="string">
            <text:p text:style-name="P142">N/a</text:p>
          </table:table-cell>
          <table:table-cell table:style-name="Tableau17.E2" office:value-type="string">
            <text:p text:style-name="P119">1</text:p>
          </table:table-cell>
        </table:table-row>
        <table:table-row>
          <table:table-cell table:style-name="Tableau17.A2" office:value-type="string">
            <text:p text:style-name="P119">"<text:span text:style-name="T25">semaines</text:span>"</text:p>
          </table:table-cell>
          <table:table-cell table:style-name="Tableau17.A2" office:value-type="string">
            <text:p text:style-name="P119">"data"</text:p>
          </table:table-cell>
          <table:table-cell table:style-name="Tableau17.A2" office:value-type="string">
            <text:p text:style-name="P212">Lise de semaines</text:p>
          </table:table-cell>
          <table:table-cell table:style-name="Tableau17.A2" office:value-type="string">
            <text:p text:style-name="P157">Liste de profils semaine</text:p>
          </table:table-cell>
          <table:table-cell table:style-name="Tableau17.E2" office:value-type="string">
            <text:p text:style-name="P212">0-N</text:p>
          </table:table-cell>
        </table:table-row>
        <table:table-row>
          <table:table-cell table:style-name="Tableau17.A2" office:value-type="string">
            <text:p text:style-name="P182">"<text:span text:style-name="T21">nomProfil</text:span>"</text:p>
          </table:table-cell>
          <table:table-cell table:style-name="Tableau17.A2" office:value-type="string">
            <text:p text:style-name="P182">"<text:span text:style-name="T25">semaines</text:span>"</text:p>
          </table:table-cell>
          <table:table-cell table:style-name="Tableau17.A2" office:value-type="string">
            <text:p text:style-name="P213">Nom du profil</text:p>
          </table:table-cell>
          <table:table-cell table:style-name="Tableau17.A2" office:value-type="string">
            <text:p text:style-name="P158">String</text:p>
          </table:table-cell>
          <table:table-cell table:style-name="Tableau17.E2" office:value-type="string">
            <text:p text:style-name="P182">1</text:p>
          </table:table-cell>
        </table:table-row>
        <table:table-row>
          <table:table-cell table:style-name="Tableau17.A2" office:value-type="string">
            <text:p text:style-name="P182">"<text:span text:style-name="T21">jours</text:span>"</text:p>
          </table:table-cell>
          <table:table-cell table:style-name="Tableau17.A2" office:value-type="string">
            <text:p text:style-name="P182">"<text:span text:style-name="T25">semaines</text:span>"</text:p>
          </table:table-cell>
          <table:table-cell table:style-name="Tableau17.A2" office:value-type="string">
            <text:p text:style-name="P213">Liste des profils jours</text:p>
          </table:table-cell>
          <table:table-cell table:style-name="Tableau17.A2" office:value-type="string">
            <text:p text:style-name="P158">String Array</text:p>
          </table:table-cell>
          <table:table-cell table:style-name="Tableau17.E2" office:value-type="string">
            <text:p text:style-name="P213">7</text:p>
          </table:table-cell>
        </table:table-row>
      </table:table>
      <text:p text:style-name="P51"/>
      <text:p text:style-name="P51">Example :</text:p>
      <text:p text:style-name="P51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19">{</text:p>
            <text:p text:style-name="P119"><text:s text:c="8"/>"<text:span text:style-name="T12">response</text:span>":{</text:p>
            <text:p text:style-name="P119"><text:s text:c="16"/>"type": "<text:span text:style-name="T8">GET_</text:span><text:span text:style-name="T6">PROFIL_SEMAINE</text:span>",</text:p>
            <text:p text:style-name="P51"><text:s text:c="16"/>"<text:span text:style-name="T12">data</text:span>":{</text:p>
            <text:p text:style-name="P119"><text:s text:c="24"/>"<text:span text:style-name="T27">semaines</text:span>":<text:span text:style-name="T27">[</text:span></text:p>
            <text:p text:style-name="P119"><text:s text:c="32"/><text:span text:style-name="T27">{</text:span></text:p>
            <text:p text:style-name="P119"><text:s text:c="40"/>"<text:span text:style-name="T25">nomProfil</text:span>":"<text:span text:style-name="T25">Semaine normale</text:span>",</text:p>
            <text:p text:style-name="P119"><text:s text:c="40"/>"<text:span text:style-name="T21">jours</text:span>":<text:span text:style-name="T16">[</text:span></text:p>
            <text:p text:style-name="P119"><text:s text:c="16"/><text:span text:style-name="T16"><text:s text:c="8"/></text:span><text:s text:c="23"/>"<text:span text:style-name="T21">travail</text:span>"<text:span text:style-name="T21">,</text:span></text:p>
            <text:p text:style-name="P119"><text:s text:c="16"/><text:span text:style-name="T16"><text:s text:c="8"/></text:span><text:s text:c="23"/>"<text:span text:style-name="T21">travail</text:span>"<text:span text:style-name="T21">,</text:span></text:p>
            <text:p text:style-name="P119"><text:s text:c="16"/><text:span text:style-name="T16"><text:s text:c="8"/></text:span><text:s text:c="23"/>"<text:span text:style-name="T21">travail</text:span>"<text:span text:style-name="T21">,</text:span></text:p>
            <text:p text:style-name="P119"><text:s text:c="16"/><text:span text:style-name="T16"><text:s text:c="8"/></text:span><text:s text:c="23"/>"<text:span text:style-name="T21">travail</text:span>"<text:span text:style-name="T21">,</text:span></text:p>
            <text:p text:style-name="P119"><text:s text:c="16"/><text:span text:style-name="T16"><text:s text:c="8"/></text:span><text:s text:c="23"/>"<text:span text:style-name="T21">travail</text:span>"<text:span text:style-name="T21">,</text:span></text:p>
            <text:p text:style-name="P119"><text:s text:c="16"/><text:span text:style-name="T16"><text:s text:c="8"/></text:span><text:s text:c="23"/>"<text:span text:style-name="T21">week-end</text:span>"<text:span text:style-name="T21">,</text:span></text:p>
            <text:p text:style-name="P119"><text:s text:c="16"/><text:span text:style-name="T16"><text:s text:c="8"/></text:span><text:s text:c="23"/>"<text:span text:style-name="T21">week-end</text:span>"</text:p>
            <text:p text:style-name="P119"><text:s text:c="16"/><text:span text:style-name="T18"><text:s text:c="8"/></text:span><text:s text:c="16"/><text:span text:style-name="T19">]</text:span></text:p>
            <text:p text:style-name="P119"><text:s text:c="32"/><text:span text:style-name="T27">}</text:span></text:p>
            <text:p text:style-name="P119"><text:s text:c="24"/><text:span text:style-name="T27">]</text:span></text:p>
            <text:p text:style-name="P119"><text:soft-page-break/><text:s text:c="16"/>}</text:p>
            <text:p text:style-name="P119"><text:s text:c="8"/>}</text:p>
            <text:p text:style-name="P172">}</text:p>
          </table:table-cell>
        </table:table-row>
      </table:table>
      <text:p text:style-name="P18"/>
      <text:p text:style-name="P17"/>
      <text:p text:style-name="P26"/>
      <text:list xml:id="list110908466478364" text:continue-list="list110908843894280" text:style-name="L1">
        <text:list-item>
          <text:p text:style-name="P284">Set profil semaine</text:p>
        </text:list-item>
      </text:list>
      <text:p text:style-name="P17"/>
      <text:list xml:id="list110908486477703" text:continue-list="list110908513700406" text:style-name="L4">
        <text:list-item>
          <text:p text:style-name="P262">Request</text:p>
        </text:list-item>
      </text:list>
      <text:p text:style-name="P3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240">Tag</text:p>
            </table:table-cell>
            <table:table-cell table:style-name="Tableau7.A1" office:value-type="string">
              <text:p text:style-name="P240">Parent</text:p>
            </table:table-cell>
            <table:table-cell table:style-name="Tableau7.A1" office:value-type="string">
              <text:p text:style-name="P240">Description</text:p>
            </table:table-cell>
            <table:table-cell table:style-name="Tableau7.A1" office:value-type="string">
              <text:p text:style-name="P240">Type/Value</text:p>
            </table:table-cell>
            <table:table-cell table:style-name="Tableau7.E1" office:value-type="string">
              <text:p text:style-name="P240">Cardinality</text:p>
            </table:table-cell>
          </table:table-row>
        </table:table-header-rows>
        <table:table-row>
          <table:table-cell table:style-name="Tableau7.A2" office:value-type="string">
            <text:p text:style-name="P83"><text:span text:style-name="T1">"request</text:span>"</text:p>
          </table:table-cell>
          <table:table-cell table:style-name="Tableau7.A2" office:value-type="string">
            <text:p text:style-name="P83">None</text:p>
          </table:table-cell>
          <table:table-cell table:style-name="Tableau7.A2" office:value-type="string">
            <text:p text:style-name="P83">Root element</text:p>
          </table:table-cell>
          <table:table-cell table:style-name="Tableau7.A2" office:value-type="string">
            <text:p text:style-name="P83">N/a</text:p>
          </table:table-cell>
          <table:table-cell table:style-name="Tableau7.E2" office:value-type="string">
            <text:p text:style-name="P83">1</text:p>
          </table:table-cell>
        </table:table-row>
        <table:table-row>
          <table:table-cell table:style-name="Tableau7.A2" office:value-type="string">
            <text:p text:style-name="P83">"type"</text:p>
          </table:table-cell>
          <table:table-cell table:style-name="Tableau7.A2" office:value-type="string">
            <text:p text:style-name="P83">"<text:span text:style-name="T13">request</text:span>"</text:p>
          </table:table-cell>
          <table:table-cell table:style-name="Tableau7.A2" office:value-type="string">
            <text:p text:style-name="P83">Message type</text:p>
          </table:table-cell>
          <table:table-cell table:style-name="Tableau7.A2" office:value-type="string">
            <text:p text:style-name="P95"><text:span text:style-name="T28">SET_</text:span>PROFIL_<text:span text:style-name="T21">SEMAINE</text:span></text:p>
          </table:table-cell>
          <table:table-cell table:style-name="Tableau7.E2" office:value-type="string">
            <text:p text:style-name="P83">1</text:p>
          </table:table-cell>
        </table:table-row>
        <table:table-row>
          <table:table-cell table:style-name="Tableau7.A2" office:value-type="string">
            <text:p text:style-name="P119">"data"</text:p>
          </table:table-cell>
          <table:table-cell table:style-name="Tableau7.A2" office:value-type="string">
            <text:p text:style-name="P119">"response"</text:p>
          </table:table-cell>
          <table:table-cell table:style-name="Tableau7.A2" office:value-type="string">
            <text:p text:style-name="P119"><text:span text:style-name="T11">Response</text:span> data</text:p>
          </table:table-cell>
          <table:table-cell table:style-name="Tableau7.A2" office:value-type="string">
            <text:p text:style-name="P142">N/a</text:p>
          </table:table-cell>
          <table:table-cell table:style-name="Tableau7.E2" office:value-type="string">
            <text:p text:style-name="P119">1</text:p>
          </table:table-cell>
        </table:table-row>
        <table:table-row>
          <table:table-cell table:style-name="Tableau7.A2" office:value-type="string">
            <text:p text:style-name="P182">"<text:span text:style-name="T21">nomProfil</text:span>"</text:p>
          </table:table-cell>
          <table:table-cell table:style-name="Tableau7.A2" office:value-type="string">
            <text:p text:style-name="P182">"<text:span text:style-name="T29">data</text:span>"</text:p>
          </table:table-cell>
          <table:table-cell table:style-name="Tableau7.A2" office:value-type="string">
            <text:p text:style-name="P213">Nom du profil</text:p>
          </table:table-cell>
          <table:table-cell table:style-name="Tableau7.A2" office:value-type="string">
            <text:p text:style-name="P158">String</text:p>
          </table:table-cell>
          <table:table-cell table:style-name="Tableau7.E2" office:value-type="string">
            <text:p text:style-name="P182">1</text:p>
          </table:table-cell>
        </table:table-row>
        <table:table-row>
          <table:table-cell table:style-name="Tableau7.A2" office:value-type="string">
            <text:p text:style-name="P182">"<text:span text:style-name="T21">jours</text:span>"</text:p>
          </table:table-cell>
          <table:table-cell table:style-name="Tableau7.A2" office:value-type="string">
            <text:p text:style-name="P182">"<text:span text:style-name="T29">data</text:span>"</text:p>
          </table:table-cell>
          <table:table-cell table:style-name="Tableau7.A2" office:value-type="string">
            <text:p text:style-name="P213">Liste des profils jours</text:p>
          </table:table-cell>
          <table:table-cell table:style-name="Tableau7.A2" office:value-type="string">
            <text:p text:style-name="P158">String Array</text:p>
          </table:table-cell>
          <table:table-cell table:style-name="Tableau7.E2" office:value-type="string">
            <text:p text:style-name="P213">7</text:p>
          </table:table-cell>
        </table:table-row>
      </table:table>
      <text:p text:style-name="P65"/>
      <text:p text:style-name="P47">Example :</text:p>
      <text:p text:style-name="P47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4">{</text:p>
            <text:p text:style-name="P114"><text:s text:c="8"/>"<text:span text:style-name="T13">request</text:span>":{</text:p>
            <text:p text:style-name="P118"><text:s text:c="16"/>"type": "<text:span text:style-name="T28">S</text:span><text:span text:style-name="T8">ET_</text:span><text:span text:style-name="T13">PROFIL_SEMAINE</text:span>",</text:p>
            <text:p text:style-name="P51"><text:s text:c="16"/>"<text:span text:style-name="T12">data</text:span>":{</text:p>
            <text:p text:style-name="P119"><text:s text:c="23"/>"<text:span text:style-name="T25">nomProfil</text:span>":"<text:span text:style-name="T25">Semaine normal</text:span>",</text:p>
            <text:p text:style-name="P119"><text:s text:c="16"/><text:span text:style-name="T16"><text:s text:c="7"/></text:span>"<text:span text:style-name="T21">jours</text:span>":<text:span text:style-name="T16">[</text:span></text:p>
            <text:p text:style-name="P119"><text:s text:c="16"/><text:span text:style-name="T16"><text:s text:c="8"/></text:span><text:s text:c="7"/>"<text:span text:style-name="T21">travail</text:span>"<text:span text:style-name="T21">,</text:span></text:p>
            <text:p text:style-name="P119"><text:s text:c="16"/><text:span text:style-name="T16"><text:s text:c="8"/></text:span><text:s text:c="7"/>"<text:span text:style-name="T21">travail</text:span>"<text:span text:style-name="T21">,</text:span></text:p>
            <text:p text:style-name="P119"><text:s text:c="16"/><text:span text:style-name="T16"><text:s text:c="8"/></text:span><text:s text:c="7"/>"<text:span text:style-name="T21">travail</text:span>"<text:span text:style-name="T21">,</text:span></text:p>
            <text:p text:style-name="P119"><text:s text:c="16"/><text:span text:style-name="T16"><text:s text:c="8"/></text:span><text:s text:c="7"/>"<text:span text:style-name="T21">travail</text:span>"<text:span text:style-name="T21">,</text:span></text:p>
            <text:p text:style-name="P119"><text:s text:c="16"/><text:span text:style-name="T16"><text:s text:c="8"/></text:span><text:s text:c="7"/>"<text:span text:style-name="T21">travail</text:span>"<text:span text:style-name="T21">,</text:span></text:p>
            <text:p text:style-name="P119"><text:s text:c="16"/><text:span text:style-name="T16"><text:s text:c="8"/></text:span><text:s text:c="7"/>"<text:span text:style-name="T21">week-end</text:span>"<text:span text:style-name="T21">,</text:span></text:p>
            <text:p text:style-name="P119"><text:s text:c="16"/><text:span text:style-name="T16"><text:s text:c="8"/></text:span><text:s text:c="7"/>"<text:span text:style-name="T21">week-end</text:span>"</text:p>
            <text:p text:style-name="P119"><text:s text:c="24"/><text:span text:style-name="T27">]</text:span></text:p>
            <text:p text:style-name="P119"><text:s text:c="16"/>}</text:p>
            <text:p text:style-name="P114"><text:s text:c="8"/>}</text:p>
            <text:p text:style-name="P114">}</text:p>
          </table:table-cell>
        </table:table-row>
      </table:table>
      <text:p text:style-name="P20"/>
      <text:list xml:id="list110908369904056" text:continue-list="list110908466478364" text:style-name="L1">
        <text:list-item>
          <text:p text:style-name="P282"><text:span text:style-name="T44">Remove p</text:span>rofil <text:span text:style-name="T48">Semaine</text:span></text:p>
        </text:list-item>
      </text:list>
      <text:p text:style-name="P21"/>
      <text:list xml:id="list3745118428033057749" text:style-name="L8">
        <text:list-item>
          <text:p text:style-name="P268">Request</text:p>
        </text:list-item>
      </text:list>
      <text:p text:style-name="P41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247">Tag</text:p>
            </table:table-cell>
            <table:table-cell table:style-name="Tableau29.A1" office:value-type="string">
              <text:p text:style-name="P247">Parent</text:p>
            </table:table-cell>
            <table:table-cell table:style-name="Tableau29.A1" office:value-type="string">
              <text:p text:style-name="P247">Description</text:p>
            </table:table-cell>
            <table:table-cell table:style-name="Tableau29.A1" office:value-type="string">
              <text:p text:style-name="P247">Type/Value</text:p>
            </table:table-cell>
            <table:table-cell table:style-name="Tableau29.E1" office:value-type="string">
              <text:p text:style-name="P247">Cardinality</text:p>
            </table:table-cell>
          </table:table-row>
        </table:table-header-rows>
        <table:table-row>
          <table:table-cell table:style-name="Tableau29.A2" office:value-type="string">
            <text:p text:style-name="P90"><text:span text:style-name="T1">"request</text:span>"</text:p>
          </table:table-cell>
          <table:table-cell table:style-name="Tableau29.A2" office:value-type="string">
            <text:p text:style-name="P90">None</text:p>
          </table:table-cell>
          <table:table-cell table:style-name="Tableau29.A2" office:value-type="string">
            <text:p text:style-name="P90">Root element</text:p>
          </table:table-cell>
          <table:table-cell table:style-name="Tableau29.A2" office:value-type="string">
            <text:p text:style-name="P90">N/a</text:p>
          </table:table-cell>
          <table:table-cell table:style-name="Tableau29.E2" office:value-type="string">
            <text:p text:style-name="P90">1</text:p>
          </table:table-cell>
        </table:table-row>
        <table:table-row>
          <table:table-cell table:style-name="Tableau29.A2" office:value-type="string">
            <text:p text:style-name="P90">"type"</text:p>
          </table:table-cell>
          <table:table-cell table:style-name="Tableau29.A2" office:value-type="string">
            <text:p text:style-name="P90">"<text:span text:style-name="T13">request</text:span>"</text:p>
          </table:table-cell>
          <table:table-cell table:style-name="Tableau29.A2" office:value-type="string">
            <text:p text:style-name="P90">Message type</text:p>
          </table:table-cell>
          <table:table-cell table:style-name="Tableau29.A2" office:value-type="string">
            <text:p text:style-name="P99"><text:span text:style-name="T44">RM_</text:span>PROFIL_<text:span text:style-name="T48">SEMAINE</text:span></text:p>
          </table:table-cell>
          <table:table-cell table:style-name="Tableau29.E2" office:value-type="string">
            <text:p text:style-name="P90">1</text:p>
          </table:table-cell>
        </table:table-row>
        <table:table-row>
          <table:table-cell table:style-name="Tableau29.A2" office:value-type="string">
            <text:p text:style-name="P126">"data"</text:p>
          </table:table-cell>
          <table:table-cell table:style-name="Tableau29.A2" office:value-type="string">
            <text:p text:style-name="P126">"response"</text:p>
          </table:table-cell>
          <table:table-cell table:style-name="Tableau29.A2" office:value-type="string">
            <text:p text:style-name="P126"><text:span text:style-name="T11">Response</text:span> data</text:p>
          </table:table-cell>
          <table:table-cell table:style-name="Tableau29.A2" office:value-type="string">
            <text:p text:style-name="P145">N/a</text:p>
          </table:table-cell>
          <table:table-cell table:style-name="Tableau29.E2" office:value-type="string">
            <text:p text:style-name="P126">1</text:p>
          </table:table-cell>
        </table:table-row>
        <table:table-row>
          <table:table-cell table:style-name="Tableau29.A2" office:value-type="string">
            <text:p text:style-name="P185">"<text:span text:style-name="T13">nomProfil</text:span>"</text:p>
          </table:table-cell>
          <table:table-cell table:style-name="Tableau29.A2" office:value-type="string">
            <text:p text:style-name="P185">"data"</text:p>
          </table:table-cell>
          <table:table-cell table:style-name="Tableau29.A2" office:value-type="string">
            <text:p text:style-name="P199">Nom du profil</text:p>
          </table:table-cell>
          <table:table-cell table:style-name="Tableau29.A2" office:value-type="string">
            <text:p text:style-name="P153">String</text:p>
          </table:table-cell>
          <table:table-cell table:style-name="Tableau29.E2" office:value-type="string">
            <text:p text:style-name="P199">1</text:p>
          </table:table-cell>
        </table:table-row>
      </table:table>
      <text:p text:style-name="P76"/>
      <text:p text:style-name="P59">Example :</text:p>
      <text:p text:style-name="P59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26">{</text:p>
            <text:p text:style-name="P126"><text:s text:c="8"/>"<text:span text:style-name="T13">request</text:span>":{</text:p>
            <text:p text:style-name="P126"><text:s text:c="16"/>"type": "<text:span text:style-name="T44">RM_PROFIL_SEMAINE</text:span>",</text:p>
            <text:p text:style-name="P59"><text:s text:c="16"/>"<text:span text:style-name="T12">data</text:span>":{</text:p>
            <text:p text:style-name="P126"><text:s text:c="24"/>"<text:span text:style-name="T15">nomProfil</text:span>": "<text:span text:style-name="T48">Semaine normale</text:span>"</text:p>
            <text:p text:style-name="P126"><text:s text:c="16"/>}</text:p>
            <text:p text:style-name="P126"><text:s text:c="8"/>}</text:p>
            <text:p text:style-name="P126">}</text:p>
          </table:table-cell>
        </table:table-row>
      </table:table>
      <text:p text:style-name="P12"/>
      <text:list xml:id="list110907256112033" text:continue-list="list110908369904056" text:style-name="L1">
        <text:list-item>
          <text:p text:style-name="P280"><text:span text:style-name="T40">Get p</text:span>ièce<text:span text:style-name="T21">s</text:span></text:p>
        </text:list-item>
      </text:list>
      <text:p text:style-name="P17"/>
      <text:list xml:id="list110907466717378" text:continue-list="list110908486477703" text:style-name="L4">
        <text:list-item>
          <text:p text:style-name="P262">Request</text:p>
        </text:list-item>
      </text:list>
      <text:p text:style-name="P34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240">Tag</text:p>
            </table:table-cell>
            <table:table-cell table:style-name="Tableau9.A1" office:value-type="string">
              <text:p text:style-name="P240">Parent</text:p>
            </table:table-cell>
            <table:table-cell table:style-name="Tableau9.A1" office:value-type="string">
              <text:p text:style-name="P240">Description</text:p>
            </table:table-cell>
            <table:table-cell table:style-name="Tableau9.A1" office:value-type="string">
              <text:p text:style-name="P240">Type/Value</text:p>
            </table:table-cell>
            <table:table-cell table:style-name="Tableau9.E1" office:value-type="string">
              <text:p text:style-name="P240">Cardinality</text:p>
            </table:table-cell>
          </table:table-row>
        </table:table-header-rows>
        <table:table-row>
          <table:table-cell table:style-name="Tableau9.A2" office:value-type="string">
            <text:p text:style-name="P83"><text:span text:style-name="T1">"request</text:span>"</text:p>
          </table:table-cell>
          <table:table-cell table:style-name="Tableau9.A2" office:value-type="string">
            <text:p text:style-name="P83">None</text:p>
          </table:table-cell>
          <table:table-cell table:style-name="Tableau9.A2" office:value-type="string">
            <text:p text:style-name="P83">Root element</text:p>
          </table:table-cell>
          <table:table-cell table:style-name="Tableau9.A2" office:value-type="string">
            <text:p text:style-name="P83">N/a</text:p>
          </table:table-cell>
          <table:table-cell table:style-name="Tableau9.E2" office:value-type="string">
            <text:p text:style-name="P83">1</text:p>
          </table:table-cell>
        </table:table-row>
        <table:table-row>
          <table:table-cell table:style-name="Tableau9.A2" office:value-type="string">
            <text:p text:style-name="P83">"type"</text:p>
          </table:table-cell>
          <table:table-cell table:style-name="Tableau9.A2" office:value-type="string">
            <text:p text:style-name="P83">"<text:span text:style-name="T13">request</text:span>"</text:p>
          </table:table-cell>
          <table:table-cell table:style-name="Tableau9.A2" office:value-type="string">
            <text:p text:style-name="P83">Message type</text:p>
          </table:table-cell>
          <table:table-cell table:style-name="Tableau9.A2" office:value-type="string">
            <text:p text:style-name="P95"><text:span text:style-name="T40">GET_</text:span>P<text:span text:style-name="T21">IECES</text:span></text:p>
          </table:table-cell>
          <table:table-cell table:style-name="Tableau9.E2" office:value-type="string">
            <text:p text:style-name="P83">1</text:p>
          </table:table-cell>
        </table:table-row>
      </table:table>
      <text:p text:style-name="P65"/>
      <text:p text:style-name="P47">Example :</text:p>
      <text:p text:style-name="P47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14">{</text:p>
            <text:p text:style-name="P114"><text:s text:c="8"/>"<text:span text:style-name="T13">request</text:span>":{</text:p>
            <text:p text:style-name="P114"><text:s text:c="16"/>"type": "<text:span text:style-name="T40">GET_PIECES</text:span>"</text:p>
            <text:p text:style-name="P114"><text:s text:c="8"/>}</text:p>
            <text:p text:style-name="P114">}</text:p>
          </table:table-cell>
        </table:table-row>
      </table:table>
      <text:p text:style-name="P8"/>
      <text:list xml:id="list5192330262304363599" text:style-name="L9">
        <text:list-item>
          <text:p text:style-name="P256">Response</text:p>
        </text:list-item>
      </text:list>
      <text:p text:style-name="P47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240">Tag</text:p>
            </table:table-cell>
            <table:table-cell table:style-name="Tableau11.A1" office:value-type="string">
              <text:p text:style-name="P240">Parent</text:p>
            </table:table-cell>
            <table:table-cell table:style-name="Tableau11.A1" office:value-type="string">
              <text:p text:style-name="P240">Description</text:p>
            </table:table-cell>
            <table:table-cell table:style-name="Tableau11.A1" office:value-type="string">
              <text:p text:style-name="P240">Type/Value</text:p>
            </table:table-cell>
            <table:table-cell table:style-name="Tableau11.E1" office:value-type="string">
              <text:p text:style-name="P240">Cardinality</text:p>
            </table:table-cell>
          </table:table-row>
        </table:table-header-rows>
        <table:table-row>
          <table:table-cell table:style-name="Tableau11.A2" office:value-type="string">
            <text:p text:style-name="P83"><text:span text:style-name="T1">"response</text:span>"</text:p>
          </table:table-cell>
          <table:table-cell table:style-name="Tableau11.A2" office:value-type="string">
            <text:p text:style-name="P83">None</text:p>
          </table:table-cell>
          <table:table-cell table:style-name="Tableau11.A2" office:value-type="string">
            <text:p text:style-name="P83">Root element</text:p>
          </table:table-cell>
          <table:table-cell table:style-name="Tableau11.A2" office:value-type="string">
            <text:p text:style-name="P83">N/a</text:p>
          </table:table-cell>
          <table:table-cell table:style-name="Tableau11.E2" office:value-type="string">
            <text:p text:style-name="P83">1</text:p>
          </table:table-cell>
        </table:table-row>
        <table:table-row>
          <table:table-cell table:style-name="Tableau11.A2" office:value-type="string">
            <text:p text:style-name="P83">"type"</text:p>
          </table:table-cell>
          <table:table-cell table:style-name="Tableau11.A2" office:value-type="string">
            <text:p text:style-name="P83">"<text:span text:style-name="T10">response</text:span>"</text:p>
          </table:table-cell>
          <table:table-cell table:style-name="Tableau11.A2" office:value-type="string">
            <text:p text:style-name="P83"><text:span text:style-name="T11">Response</text:span> type</text:p>
          </table:table-cell>
          <table:table-cell table:style-name="Tableau11.A2" office:value-type="string">
            <text:p text:style-name="P100"><text:span text:style-name="T40">GET_</text:span>PIECES</text:p>
          </table:table-cell>
          <table:table-cell table:style-name="Tableau11.E2" office:value-type="string">
            <text:p text:style-name="P83">1</text:p>
          </table:table-cell>
        </table:table-row>
        <table:table-row>
          <table:table-cell table:style-name="Tableau11.A2" office:value-type="string">
            <text:p text:style-name="P114">"data"</text:p>
          </table:table-cell>
          <table:table-cell table:style-name="Tableau11.A2" office:value-type="string">
            <text:p text:style-name="P114">"response"</text:p>
          </table:table-cell>
          <table:table-cell table:style-name="Tableau11.A2" office:value-type="string">
            <text:p text:style-name="P114"><text:span text:style-name="T11">Response</text:span> data</text:p>
          </table:table-cell>
          <table:table-cell table:style-name="Tableau11.A2" office:value-type="string">
            <text:p text:style-name="P139">N/a</text:p>
          </table:table-cell>
          <table:table-cell table:style-name="Tableau11.E2" office:value-type="string">
            <text:p text:style-name="P114">1</text:p>
          </table:table-cell>
        </table:table-row>
        <table:table-row>
          <table:table-cell table:style-name="Tableau11.A2" office:value-type="string">
            <text:p text:style-name="P114">"<text:span text:style-name="T40">pieces</text:span>"</text:p>
          </table:table-cell>
          <table:table-cell table:style-name="Tableau11.A2" office:value-type="string">
            <text:p text:style-name="P114">"data"</text:p>
          </table:table-cell>
          <table:table-cell table:style-name="Tableau11.A2" office:value-type="string">
            <text:p text:style-name="P220">Liste pièces</text:p>
          </table:table-cell>
          <table:table-cell table:style-name="Tableau11.A2" office:value-type="string">
            <text:p text:style-name="P165">Liste de pièces</text:p>
          </table:table-cell>
          <table:table-cell table:style-name="Tableau11.E2" office:value-type="string">
            <text:p text:style-name="P195">0-N</text:p>
          </table:table-cell>
        </table:table-row>
        <table:table-row>
          <table:table-cell table:style-name="Tableau11.A2" office:value-type="string">
            <text:p text:style-name="P175">"<text:span text:style-name="T30">nomPiece</text:span>"</text:p>
          </table:table-cell>
          <table:table-cell table:style-name="Tableau11.A2" office:value-type="string">
            <text:p text:style-name="P193">"<text:span text:style-name="T40">pieces</text:span>"</text:p>
          </table:table-cell>
          <table:table-cell table:style-name="Tableau11.A2" office:value-type="string">
            <text:p text:style-name="P214">Nom de la pièce</text:p>
          </table:table-cell>
          <table:table-cell table:style-name="Tableau11.A2" office:value-type="string">
            <text:p text:style-name="P159">String</text:p>
          </table:table-cell>
          <table:table-cell table:style-name="Tableau11.E2" office:value-type="string">
            <text:p text:style-name="P214">1</text:p>
          </table:table-cell>
        </table:table-row>
        <table:table-row>
          <table:table-cell table:style-name="Tableau11.A2" office:value-type="string">
            <text:p text:style-name="P175">"<text:span text:style-name="T30">objets</text:span>"</text:p>
          </table:table-cell>
          <table:table-cell table:style-name="Tableau11.A2" office:value-type="string">
            <text:p text:style-name="P193">"<text:span text:style-name="T40">pieces</text:span>"</text:p>
          </table:table-cell>
          <table:table-cell table:style-name="Tableau11.A2" office:value-type="string">
            <text:p text:style-name="P194">Nom des <text:span text:style-name="T30">objets</text:span></text:p>
          </table:table-cell>
          <table:table-cell table:style-name="Tableau11.A2" office:value-type="string">
            <text:p text:style-name="P149">Liste de string</text:p>
          </table:table-cell>
          <table:table-cell table:style-name="Tableau11.E2" office:value-type="string">
            <text:p text:style-name="P194">0-N</text:p>
          </table:table-cell>
        </table:table-row>
      </table:table>
      <text:p text:style-name="P47"/>
      <text:p text:style-name="P47">Example :</text:p>
      <text:p text:style-name="P47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14">{</text:p>
            <text:p text:style-name="P114"><text:s text:c="8"/>"<text:span text:style-name="T12">response</text:span>":{</text:p>
            <text:p text:style-name="P114"><text:s text:c="16"/>"type": "<text:span text:style-name="T53">GET_</text:span><text:span text:style-name="T6">P</text:span><text:span text:style-name="T7">IECES</text:span>",</text:p>
            <text:p text:style-name="P47"><text:s text:c="16"/>"<text:span text:style-name="T12">data</text:span>":{</text:p>
            <text:p text:style-name="P121"><text:s text:c="24"/>"<text:span text:style-name="T41">pieces</text:span>":<text:span text:style-name="T41">[</text:span></text:p>
            <text:p text:style-name="P121"><text:s text:c="32"/><text:span text:style-name="T41">{</text:span></text:p>
            <text:p text:style-name="P69"><text:s text:c="40"/>"<text:span text:style-name="T30">nomPiece</text:span>":"<text:span text:style-name="T30">Chambre Arthur</text:span>",</text:p>
            <text:p text:style-name="P121"><text:s text:c="40"/>"<text:span text:style-name="T30">objets</text:span>":<text:span text:style-name="T16">[</text:span></text:p>
            <text:p text:style-name="P121"><text:s text:c="24"/><text:span text:style-name="T16"><text:s text:c="8"/></text:span><text:s text:c="23"/>"<text:span text:style-name="T22">radiateur 1</text:span>"<text:span text:style-name="T21">,</text:span></text:p>
            <text:p text:style-name="P121"><text:s text:c="24"/><text:span text:style-name="T16"><text:s text:c="8"/></text:span><text:s text:c="23"/>"<text:span text:style-name="T23">radiateur 2</text:span>",</text:p>
            <text:p text:style-name="P53"><text:s text:c="55"/>"<text:span text:style-name="T30">prise 1</text:span>"</text:p>
            <text:p text:style-name="P121"><text:s text:c="24"/><text:span text:style-name="T18"><text:s text:c="8"/></text:span><text:s text:c="8"/><text:span text:style-name="T19">]</text:span></text:p>
            <text:p text:style-name="P121"><text:s text:c="32"/><text:span text:style-name="T41">}</text:span></text:p>
            <text:p text:style-name="P121"><text:s text:c="24"/><text:span text:style-name="T41">]</text:span></text:p>
            <text:p text:style-name="P114"><text:s text:c="16"/>}</text:p>
            <text:p text:style-name="P114"><text:s text:c="8"/>}</text:p>
            <text:p text:style-name="P171">}</text:p>
          </table:table-cell>
        </table:table-row>
      </table:table>
      <text:p text:style-name="P8"/>
      <text:p text:style-name="P28"/>
      <text:list xml:id="list110908491654426" text:continue-list="list110907256112033" text:style-name="L1">
        <text:list-item>
          <text:p text:style-name="P285"><text:span text:style-name="T59">Add objet</text:span> pièce</text:p>
        </text:list-item>
      </text:list>
      <text:p text:style-name="P21"/>
      <text:list xml:id="list5682238200730811930" text:style-name="L10">
        <text:list-item>
          <text:p text:style-name="P269">Request</text:p>
        </text:list-item>
      </text:list>
      <text:p text:style-name="P41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247">Tag</text:p>
            </table:table-cell>
            <table:table-cell table:style-name="Tableau31.A1" office:value-type="string">
              <text:p text:style-name="P247">Parent</text:p>
            </table:table-cell>
            <table:table-cell table:style-name="Tableau31.A1" office:value-type="string">
              <text:p text:style-name="P247">Description</text:p>
            </table:table-cell>
            <table:table-cell table:style-name="Tableau31.A1" office:value-type="string">
              <text:p text:style-name="P247">Type/Value</text:p>
            </table:table-cell>
            <table:table-cell table:style-name="Tableau31.E1" office:value-type="string">
              <text:p text:style-name="P247">Cardinality</text:p>
            </table:table-cell>
          </table:table-row>
        </table:table-header-rows>
        <table:table-row>
          <table:table-cell table:style-name="Tableau31.A2" office:value-type="string">
            <text:p text:style-name="P90"><text:span text:style-name="T1">"request</text:span>"</text:p>
          </table:table-cell>
          <table:table-cell table:style-name="Tableau31.A2" office:value-type="string">
            <text:p text:style-name="P90">None</text:p>
          </table:table-cell>
          <table:table-cell table:style-name="Tableau31.A2" office:value-type="string">
            <text:p text:style-name="P90">Root element</text:p>
          </table:table-cell>
          <table:table-cell table:style-name="Tableau31.A2" office:value-type="string">
            <text:p text:style-name="P90">N/a</text:p>
          </table:table-cell>
          <table:table-cell table:style-name="Tableau31.E2" office:value-type="string">
            <text:p text:style-name="P90">1</text:p>
          </table:table-cell>
        </table:table-row>
        <table:table-row>
          <table:table-cell table:style-name="Tableau31.A2" office:value-type="string">
            <text:p text:style-name="P90">"type"</text:p>
          </table:table-cell>
          <table:table-cell table:style-name="Tableau31.A2" office:value-type="string">
            <text:p text:style-name="P90">"<text:span text:style-name="T13">request</text:span>"</text:p>
          </table:table-cell>
          <table:table-cell table:style-name="Tableau31.A2" office:value-type="string">
            <text:p text:style-name="P90">Message type</text:p>
          </table:table-cell>
          <table:table-cell table:style-name="Tableau31.A2" office:value-type="string">
            <text:p text:style-name="P111"><text:span text:style-name="T54">ADD_OBJET</text:span>_PIECE</text:p>
          </table:table-cell>
          <table:table-cell table:style-name="Tableau31.E2" office:value-type="string">
            <text:p text:style-name="P90">1</text:p>
          </table:table-cell>
        </table:table-row>
        <table:table-row>
          <table:table-cell table:style-name="Tableau31.A2" office:value-type="string">
            <text:p text:style-name="P126">"data"</text:p>
          </table:table-cell>
          <table:table-cell table:style-name="Tableau31.A2" office:value-type="string">
            <text:p text:style-name="P126">"response"</text:p>
          </table:table-cell>
          <table:table-cell table:style-name="Tableau31.A2" office:value-type="string">
            <text:p text:style-name="P126"><text:span text:style-name="T11">Response</text:span> data</text:p>
          </table:table-cell>
          <table:table-cell table:style-name="Tableau31.A2" office:value-type="string">
            <text:p text:style-name="P145">N/a</text:p>
          </table:table-cell>
          <table:table-cell table:style-name="Tableau31.E2" office:value-type="string">
            <text:p text:style-name="P126">1</text:p>
          </table:table-cell>
        </table:table-row>
        <table:table-row>
          <table:table-cell table:style-name="Tableau31.A2" office:value-type="string">
            <text:p text:style-name="P185">"<text:span text:style-name="T13">nomPiece</text:span>"</text:p>
          </table:table-cell>
          <table:table-cell table:style-name="Tableau31.A2" office:value-type="string">
            <text:p text:style-name="P185">"data"</text:p>
          </table:table-cell>
          <table:table-cell table:style-name="Tableau31.A2" office:value-type="string">
            <text:p text:style-name="P199">Nom <text:span text:style-name="T49">de la pièce</text:span></text:p>
          </table:table-cell>
          <table:table-cell table:style-name="Tableau31.A2" office:value-type="string">
            <text:p text:style-name="P153">String</text:p>
          </table:table-cell>
          <table:table-cell table:style-name="Tableau31.E2" office:value-type="string">
            <text:p text:style-name="P199">1</text:p>
          </table:table-cell>
        </table:table-row>
        <table:table-row>
          <table:table-cell table:style-name="Tableau31.A2" office:value-type="string">
            <text:p text:style-name="P175">"<text:span text:style-name="T30">objet</text:span>"</text:p>
          </table:table-cell>
          <table:table-cell table:style-name="Tableau31.A2" office:value-type="string">
            <text:p text:style-name="P175">"<text:span text:style-name="T22">data</text:span>"</text:p>
          </table:table-cell>
          <table:table-cell table:style-name="Tableau31.A2" office:value-type="string">
            <text:p text:style-name="P194">Nom de <text:span text:style-name="T57">l'objet</text:span></text:p>
          </table:table-cell>
          <table:table-cell table:style-name="Tableau31.A2" office:value-type="string">
            <text:p text:style-name="P149"><text:span text:style-name="T58">S</text:span>tring</text:p>
          </table:table-cell>
          <table:table-cell table:style-name="Tableau31.E2" office:value-type="string">
            <text:p text:style-name="P224">1</text:p>
          </table:table-cell>
        </table:table-row>
      </table:table>
      <text:p text:style-name="P76"/>
      <text:p text:style-name="P59">Example :</text:p>
      <text:p text:style-name="P59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26">{</text:p>
            <text:p text:style-name="P126"><text:s text:c="8"/>"<text:span text:style-name="T13">request</text:span>":{</text:p>
            <text:p text:style-name="P126"><text:s text:c="16"/>"type": "<text:span text:style-name="T54">ADD_OBJET_PIECE</text:span>",</text:p>
            <text:p text:style-name="P59"><text:s text:c="16"/>"<text:span text:style-name="T12">data</text:span>":{</text:p>
            <text:p text:style-name="P126"><text:s text:c="24"/>"<text:span text:style-name="T15">nomPiece</text:span>": "<text:span text:style-name="T49">Chambre Arthur</text:span>",</text:p>
            <text:p text:style-name="P128"><text:s text:c="24"/>"<text:span text:style-name="T30">objet</text:span>": "<text:span text:style-name="T22">radiateur 1</text:span>"</text:p>
            <text:p text:style-name="P126"><text:s text:c="16"/>}</text:p>
            <text:p text:style-name="P126"><text:s text:c="8"/>}</text:p>
            <text:p text:style-name="P126">}</text:p>
          </table:table-cell>
        </table:table-row>
      </table:table>
      <text:list xml:id="list110908471932760" text:continue-list="list110908491654426" text:style-name="L1">
        <text:list-item>
          <text:p text:style-name="P286"><text:span text:style-name="T55">Remove objet</text:span> pièce</text:p>
        </text:list-item>
      </text:list>
      <text:p text:style-name="P23"/>
      <text:list xml:id="list3180407103777371487" text:style-name="L11">
        <text:list-item>
          <text:p text:style-name="P270">Request</text:p>
        </text:list-item>
      </text:list>
      <text:p text:style-name="P43"/>
      <table:table table:name="Tableau37" table:style-name="Tableau37">
        <table:table-column table:style-name="Tableau37.A"/>
        <table:table-column table:style-name="Tableau37.B"/>
        <table:table-column table:style-name="Tableau37.A"/>
        <table:table-column table:style-name="Tableau37.D"/>
        <table:table-column table:style-name="Tableau37.E"/>
        <table:table-header-rows>
          <table:table-row>
            <table:table-cell table:style-name="Tableau37.A1" office:value-type="string">
              <text:p text:style-name="P249">Tag</text:p>
            </table:table-cell>
            <table:table-cell table:style-name="Tableau37.A1" office:value-type="string">
              <text:p text:style-name="P249">Parent</text:p>
            </table:table-cell>
            <table:table-cell table:style-name="Tableau37.A1" office:value-type="string">
              <text:p text:style-name="P249">Description</text:p>
            </table:table-cell>
            <table:table-cell table:style-name="Tableau37.A1" office:value-type="string">
              <text:p text:style-name="P249">Type/Value</text:p>
            </table:table-cell>
            <table:table-cell table:style-name="Tableau37.E1" office:value-type="string">
              <text:p text:style-name="P249">Cardinality</text:p>
            </table:table-cell>
          </table:table-row>
        </table:table-header-rows>
        <table:table-row>
          <table:table-cell table:style-name="Tableau37.A2" office:value-type="string">
            <text:p text:style-name="P92"><text:span text:style-name="T1">"request</text:span>"</text:p>
          </table:table-cell>
          <table:table-cell table:style-name="Tableau37.A2" office:value-type="string">
            <text:p text:style-name="P92">None</text:p>
          </table:table-cell>
          <table:table-cell table:style-name="Tableau37.A2" office:value-type="string">
            <text:p text:style-name="P92">Root element</text:p>
          </table:table-cell>
          <table:table-cell table:style-name="Tableau37.A2" office:value-type="string">
            <text:p text:style-name="P92">N/a</text:p>
          </table:table-cell>
          <table:table-cell table:style-name="Tableau37.E2" office:value-type="string">
            <text:p text:style-name="P92">1</text:p>
          </table:table-cell>
        </table:table-row>
        <table:table-row>
          <table:table-cell table:style-name="Tableau37.A2" office:value-type="string">
            <text:p text:style-name="P92">"type"</text:p>
          </table:table-cell>
          <table:table-cell table:style-name="Tableau37.A2" office:value-type="string">
            <text:p text:style-name="P92">"<text:span text:style-name="T13">request</text:span>"</text:p>
          </table:table-cell>
          <table:table-cell table:style-name="Tableau37.A2" office:value-type="string">
            <text:p text:style-name="P92">Message type</text:p>
          </table:table-cell>
          <table:table-cell table:style-name="Tableau37.A2" office:value-type="string">
            <text:p text:style-name="P112"><text:span text:style-name="T55">RM_OBJET</text:span>_PIECE</text:p>
          </table:table-cell>
          <table:table-cell table:style-name="Tableau37.E2" office:value-type="string">
            <text:p text:style-name="P92">1</text:p>
          </table:table-cell>
        </table:table-row>
        <table:table-row>
          <table:table-cell table:style-name="Tableau37.A2" office:value-type="string">
            <text:p text:style-name="P132">"data"</text:p>
          </table:table-cell>
          <table:table-cell table:style-name="Tableau37.A2" office:value-type="string">
            <text:p text:style-name="P132">"response"</text:p>
          </table:table-cell>
          <table:table-cell table:style-name="Tableau37.A2" office:value-type="string">
            <text:p text:style-name="P132"><text:span text:style-name="T11">Response</text:span> data</text:p>
          </table:table-cell>
          <table:table-cell table:style-name="Tableau37.A2" office:value-type="string">
            <text:p text:style-name="P147">N/a</text:p>
          </table:table-cell>
          <table:table-cell table:style-name="Tableau37.E2" office:value-type="string">
            <text:p text:style-name="P132">1</text:p>
          </table:table-cell>
        </table:table-row>
        <table:table-row>
          <table:table-cell table:style-name="Tableau37.A2" office:value-type="string">
            <text:p text:style-name="P187">"<text:span text:style-name="T13">nomPiece</text:span>"</text:p>
          </table:table-cell>
          <table:table-cell table:style-name="Tableau37.A2" office:value-type="string">
            <text:p text:style-name="P187">"data"</text:p>
          </table:table-cell>
          <table:table-cell table:style-name="Tableau37.A2" office:value-type="string">
            <text:p text:style-name="P201">Nom <text:span text:style-name="T49">de la pièce</text:span></text:p>
          </table:table-cell>
          <table:table-cell table:style-name="Tableau37.A2" office:value-type="string">
            <text:p text:style-name="P155">String</text:p>
          </table:table-cell>
          <table:table-cell table:style-name="Tableau37.E2" office:value-type="string">
            <text:p text:style-name="P201">1</text:p>
          </table:table-cell>
        </table:table-row>
        <table:table-row table:style-name="Tableau37.6">
          <table:table-cell table:style-name="Tableau37.A2" office:value-type="string">
            <text:p text:style-name="P187">"<text:span text:style-name="T30">objet</text:span>"</text:p>
          </table:table-cell>
          <table:table-cell table:style-name="Tableau37.A2" office:value-type="string">
            <text:p text:style-name="P187">"<text:span text:style-name="T22">data</text:span>"</text:p>
          </table:table-cell>
          <table:table-cell table:style-name="Tableau37.A2" office:value-type="string">
            <text:p text:style-name="P196">Nom d<text:span text:style-name="T55">e l'objet</text:span></text:p>
          </table:table-cell>
          <table:table-cell table:style-name="Tableau37.A2" office:value-type="string">
            <text:p text:style-name="P150"><text:span text:style-name="T58">S</text:span>tring</text:p>
          </table:table-cell>
          <table:table-cell table:style-name="Tableau37.E2" office:value-type="string">
            <text:p text:style-name="P223">1</text:p>
          </table:table-cell>
        </table:table-row>
      </table:table>
      <text:p text:style-name="P78"/>
      <text:p text:style-name="P61">Example :</text:p>
      <text:p text:style-name="P61"/>
      <table:table table:name="Tableau38" table:style-name="Tableau38">
        <table:table-column table:style-name="Tableau38.A"/>
        <table:table-row table:style-name="Tableau38.1">
          <table:table-cell table:style-name="Tableau38.A1" office:value-type="string">
            <text:p text:style-name="P132">{</text:p>
            <text:p text:style-name="P132"><text:s text:c="8"/>"<text:span text:style-name="T13">request</text:span>":{</text:p>
            <text:p text:style-name="P132"><text:s text:c="16"/>"type": "<text:span text:style-name="T56">RM_OBJET_PIECE</text:span>",</text:p>
            <text:p text:style-name="P61"><text:s text:c="16"/>"<text:span text:style-name="T12">data</text:span>":{</text:p>
            <text:p text:style-name="P132"><text:s text:c="24"/>"<text:span text:style-name="T15">nomPiece</text:span>": "<text:span text:style-name="T49">Chambre Arthur</text:span>",</text:p>
            <text:p text:style-name="P132"><text:s text:c="24"/>"<text:span text:style-name="T30">objet</text:span>": "<text:span text:style-name="T22">radiateur 1</text:span>"</text:p>
            <text:p text:style-name="P132"><text:s text:c="16"/>}</text:p>
            <text:p text:style-name="P132"><text:s text:c="8"/>}</text:p>
            <text:p text:style-name="P132">}</text:p>
          </table:table-cell>
        </table:table-row>
      </table:table>
      <text:p text:style-name="P14"/>
      <text:list xml:id="list110908300136289" text:continue-list="list110908471932760" text:style-name="L1">
        <text:list-item>
          <text:p text:style-name="P287">Remove pièce</text:p>
        </text:list-item>
      </text:list>
      <text:p text:style-name="P21"/>
      <text:list xml:id="list7471648254495548916" text:style-name="L12">
        <text:list-item>
          <text:p text:style-name="P271">Request</text:p>
        </text:list-item>
      </text:list>
      <text:p text:style-name="P41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247">Tag</text:p>
            </table:table-cell>
            <table:table-cell table:style-name="Tableau33.A1" office:value-type="string">
              <text:p text:style-name="P247">Parent</text:p>
            </table:table-cell>
            <table:table-cell table:style-name="Tableau33.A1" office:value-type="string">
              <text:p text:style-name="P247">Description</text:p>
            </table:table-cell>
            <table:table-cell table:style-name="Tableau33.A1" office:value-type="string">
              <text:p text:style-name="P247">Type/Value</text:p>
            </table:table-cell>
            <table:table-cell table:style-name="Tableau33.E1" office:value-type="string">
              <text:p text:style-name="P247">Cardinality</text:p>
            </table:table-cell>
          </table:table-row>
        </table:table-header-rows>
        <table:table-row>
          <table:table-cell table:style-name="Tableau33.A2" office:value-type="string">
            <text:p text:style-name="P90"><text:span text:style-name="T1">"request</text:span>"</text:p>
          </table:table-cell>
          <table:table-cell table:style-name="Tableau33.A2" office:value-type="string">
            <text:p text:style-name="P90">None</text:p>
          </table:table-cell>
          <table:table-cell table:style-name="Tableau33.A2" office:value-type="string">
            <text:p text:style-name="P90">Root element</text:p>
          </table:table-cell>
          <table:table-cell table:style-name="Tableau33.A2" office:value-type="string">
            <text:p text:style-name="P90">N/a</text:p>
          </table:table-cell>
          <table:table-cell table:style-name="Tableau33.E2" office:value-type="string">
            <text:p text:style-name="P90">1</text:p>
          </table:table-cell>
        </table:table-row>
        <table:table-row>
          <table:table-cell table:style-name="Tableau33.A2" office:value-type="string">
            <text:p text:style-name="P90">"type"</text:p>
          </table:table-cell>
          <table:table-cell table:style-name="Tableau33.A2" office:value-type="string">
            <text:p text:style-name="P90">"<text:span text:style-name="T13">request</text:span>"</text:p>
          </table:table-cell>
          <table:table-cell table:style-name="Tableau33.A2" office:value-type="string">
            <text:p text:style-name="P90">Message type</text:p>
          </table:table-cell>
          <table:table-cell table:style-name="Tableau33.A2" office:value-type="string">
            <text:p text:style-name="P109">RM_PIECE</text:p>
          </table:table-cell>
          <table:table-cell table:style-name="Tableau33.E2" office:value-type="string">
            <text:p text:style-name="P90">1</text:p>
          </table:table-cell>
        </table:table-row>
        <table:table-row>
          <table:table-cell table:style-name="Tableau33.A2" office:value-type="string">
            <text:p text:style-name="P126">"data"</text:p>
          </table:table-cell>
          <table:table-cell table:style-name="Tableau33.A2" office:value-type="string">
            <text:p text:style-name="P126">"response"</text:p>
          </table:table-cell>
          <table:table-cell table:style-name="Tableau33.A2" office:value-type="string">
            <text:p text:style-name="P126"><text:span text:style-name="T11">Response</text:span> data</text:p>
          </table:table-cell>
          <table:table-cell table:style-name="Tableau33.A2" office:value-type="string">
            <text:p text:style-name="P145">N/a</text:p>
          </table:table-cell>
          <table:table-cell table:style-name="Tableau33.E2" office:value-type="string">
            <text:p text:style-name="P126">1</text:p>
          </table:table-cell>
        </table:table-row>
        <table:table-row>
          <table:table-cell table:style-name="Tableau33.A2" office:value-type="string">
            <text:p text:style-name="P185">"<text:span text:style-name="T13">nomPiece</text:span>"</text:p>
          </table:table-cell>
          <table:table-cell table:style-name="Tableau33.A2" office:value-type="string">
            <text:p text:style-name="P185">"data"</text:p>
          </table:table-cell>
          <table:table-cell table:style-name="Tableau33.A2" office:value-type="string">
            <text:p text:style-name="P199">Nom d<text:span text:style-name="T48">e la piece</text:span></text:p>
          </table:table-cell>
          <table:table-cell table:style-name="Tableau33.A2" office:value-type="string">
            <text:p text:style-name="P153">String</text:p>
          </table:table-cell>
          <table:table-cell table:style-name="Tableau33.E2" office:value-type="string">
            <text:p text:style-name="P199">1</text:p>
          </table:table-cell>
        </table:table-row>
      </table:table>
      <text:p text:style-name="P76"/>
      <text:p text:style-name="P59">Example :</text:p>
      <text:p text:style-name="P59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26">{</text:p>
            <text:p text:style-name="P126"><text:s text:c="8"/>"<text:span text:style-name="T13">request</text:span>":{</text:p>
            <text:p text:style-name="P126"><text:s text:c="16"/>"type": "<text:span text:style-name="T44">RM_PIECE</text:span>",</text:p>
            <text:p text:style-name="P59"><text:s text:c="16"/>"<text:span text:style-name="T12">data</text:span>":{</text:p>
            <text:p text:style-name="P126"><text:s text:c="24"/>"<text:span text:style-name="T15">nomPiece</text:span>": "<text:span text:style-name="T48">Chambre Arthur</text:span>"</text:p>
            <text:p text:style-name="P126"><text:s text:c="16"/>}</text:p>
            <text:p text:style-name="P126"><text:s text:c="8"/>}</text:p>
            <text:p text:style-name="P126">}</text:p>
          </table:table-cell>
        </table:table-row>
      </table:table>
      <text:p text:style-name="P12"/>
      <text:list xml:id="list110908747593077" text:continue-list="list110908300136289" text:style-name="L1">
        <text:list-item>
          <text:p text:style-name="P289">Get objets</text:p>
        </text:list-item>
      </text:list>
      <text:p text:style-name="P27"/>
      <text:list xml:id="list110908155083696" text:continue-list="list110907466717378" text:style-name="L4">
        <text:list-item>
          <text:p text:style-name="P263">Request</text:p>
        </text:list-item>
      </text:list>
      <text:p text:style-name="P37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243">Tag</text:p>
            </table:table-cell>
            <table:table-cell table:style-name="Tableau19.A1" office:value-type="string">
              <text:p text:style-name="P243">Parent</text:p>
            </table:table-cell>
            <table:table-cell table:style-name="Tableau19.A1" office:value-type="string">
              <text:p text:style-name="P243">Description</text:p>
            </table:table-cell>
            <table:table-cell table:style-name="Tableau19.A1" office:value-type="string">
              <text:p text:style-name="P243">Type/Value</text:p>
            </table:table-cell>
            <table:table-cell table:style-name="Tableau19.E1" office:value-type="string">
              <text:p text:style-name="P243">Cardinality</text:p>
            </table:table-cell>
          </table:table-row>
        </table:table-header-rows>
        <table:table-row>
          <table:table-cell table:style-name="Tableau19.A2" office:value-type="string">
            <text:p text:style-name="P86"><text:span text:style-name="T1">"request</text:span>"</text:p>
          </table:table-cell>
          <table:table-cell table:style-name="Tableau19.A2" office:value-type="string">
            <text:p text:style-name="P86">None</text:p>
          </table:table-cell>
          <table:table-cell table:style-name="Tableau19.A2" office:value-type="string">
            <text:p text:style-name="P86">Root element</text:p>
          </table:table-cell>
          <table:table-cell table:style-name="Tableau19.A2" office:value-type="string">
            <text:p text:style-name="P86">N/a</text:p>
          </table:table-cell>
          <table:table-cell table:style-name="Tableau19.E2" office:value-type="string">
            <text:p text:style-name="P86">1</text:p>
          </table:table-cell>
        </table:table-row>
        <table:table-row>
          <table:table-cell table:style-name="Tableau19.A2" office:value-type="string">
            <text:p text:style-name="P86">"type"</text:p>
          </table:table-cell>
          <table:table-cell table:style-name="Tableau19.A2" office:value-type="string">
            <text:p text:style-name="P86">"<text:span text:style-name="T13">request</text:span>"</text:p>
          </table:table-cell>
          <table:table-cell table:style-name="Tableau19.A2" office:value-type="string">
            <text:p text:style-name="P86">Message type</text:p>
          </table:table-cell>
          <table:table-cell table:style-name="Tableau19.A2" office:value-type="string">
            <text:p text:style-name="P102">GET_OBJETS</text:p>
          </table:table-cell>
          <table:table-cell table:style-name="Tableau19.E2" office:value-type="string">
            <text:p text:style-name="P86">1</text:p>
          </table:table-cell>
        </table:table-row>
      </table:table>
      <text:p text:style-name="P72"/>
      <text:p text:style-name="P52">Example :</text:p>
      <text:p text:style-name="P52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20">{</text:p>
            <text:p text:style-name="P120"><text:s text:c="8"/>"<text:span text:style-name="T13">request</text:span>":{</text:p>
            <text:p text:style-name="P120"><text:s text:c="16"/>"type": "<text:span text:style-name="T9">GET_OBJETS</text:span>"</text:p>
            <text:p text:style-name="P120"><text:s text:c="8"/>}</text:p>
            <text:p text:style-name="P120">}</text:p>
          </table:table-cell>
        </table:table-row>
      </table:table>
      <text:p text:style-name="P10"/>
      <text:list xml:id="list9199964508450987017" text:style-name="L13">
        <text:list-item>
          <text:p text:style-name="P257">Response</text:p>
        </text:list-item>
      </text:list>
      <text:p text:style-name="P52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243">Tag</text:p>
            </table:table-cell>
            <table:table-cell table:style-name="Tableau21.A1" office:value-type="string">
              <text:p text:style-name="P243">Parent</text:p>
            </table:table-cell>
            <table:table-cell table:style-name="Tableau21.A1" office:value-type="string">
              <text:p text:style-name="P243">Description</text:p>
            </table:table-cell>
            <table:table-cell table:style-name="Tableau21.A1" office:value-type="string">
              <text:p text:style-name="P243">Type/Value</text:p>
            </table:table-cell>
            <table:table-cell table:style-name="Tableau21.E1" office:value-type="string">
              <text:p text:style-name="P243">Cardinality</text:p>
            </table:table-cell>
          </table:table-row>
        </table:table-header-rows>
        <table:table-row>
          <table:table-cell table:style-name="Tableau21.A2" office:value-type="string">
            <text:p text:style-name="P86"><text:span text:style-name="T1">"response</text:span>"</text:p>
          </table:table-cell>
          <table:table-cell table:style-name="Tableau21.A2" office:value-type="string">
            <text:p text:style-name="P86">None</text:p>
          </table:table-cell>
          <table:table-cell table:style-name="Tableau21.A2" office:value-type="string">
            <text:p text:style-name="P86">Root element</text:p>
          </table:table-cell>
          <table:table-cell table:style-name="Tableau21.A2" office:value-type="string">
            <text:p text:style-name="P86">N/a</text:p>
          </table:table-cell>
          <table:table-cell table:style-name="Tableau21.E2" office:value-type="string">
            <text:p text:style-name="P86">1</text:p>
          </table:table-cell>
        </table:table-row>
        <table:table-row>
          <table:table-cell table:style-name="Tableau21.A2" office:value-type="string">
            <text:p text:style-name="P86">"type"</text:p>
          </table:table-cell>
          <table:table-cell table:style-name="Tableau21.A2" office:value-type="string">
            <text:p text:style-name="P86">"<text:span text:style-name="T10">response</text:span>"</text:p>
          </table:table-cell>
          <table:table-cell table:style-name="Tableau21.A2" office:value-type="string">
            <text:p text:style-name="P86"><text:span text:style-name="T11">Response</text:span> type</text:p>
          </table:table-cell>
          <table:table-cell table:style-name="Tableau21.A2" office:value-type="string">
            <text:p text:style-name="P102">GET_OBJETS</text:p>
          </table:table-cell>
          <table:table-cell table:style-name="Tableau21.E2" office:value-type="string">
            <text:p text:style-name="P86">1</text:p>
          </table:table-cell>
        </table:table-row>
        <table:table-row>
          <table:table-cell table:style-name="Tableau21.A2" office:value-type="string">
            <text:p text:style-name="P120">"data"</text:p>
          </table:table-cell>
          <table:table-cell table:style-name="Tableau21.A2" office:value-type="string">
            <text:p text:style-name="P120">"response"</text:p>
          </table:table-cell>
          <table:table-cell table:style-name="Tableau21.A2" office:value-type="string">
            <text:p text:style-name="P120"><text:span text:style-name="T11">Response</text:span> data</text:p>
          </table:table-cell>
          <table:table-cell table:style-name="Tableau21.A2" office:value-type="string">
            <text:p text:style-name="P143">N/a</text:p>
          </table:table-cell>
          <table:table-cell table:style-name="Tableau21.E2" office:value-type="string">
            <text:p text:style-name="P120">1</text:p>
          </table:table-cell>
        </table:table-row>
        <table:table-row>
          <table:table-cell table:style-name="Tableau21.A2" office:value-type="string">
            <text:p text:style-name="P114">"<text:span text:style-name="T45">objets</text:span>"</text:p>
          </table:table-cell>
          <table:table-cell table:style-name="Tableau21.A2" office:value-type="string">
            <text:p text:style-name="P114">"data"</text:p>
          </table:table-cell>
          <table:table-cell table:style-name="Tableau21.A2" office:value-type="string">
            <text:p text:style-name="P220">Liste <text:span text:style-name="T45">objets</text:span></text:p>
          </table:table-cell>
          <table:table-cell table:style-name="Tableau21.A2" office:value-type="string">
            <text:p text:style-name="P165">Liste d<text:span text:style-name="T45">'objets</text:span></text:p>
          </table:table-cell>
          <table:table-cell table:style-name="Tableau21.E2" office:value-type="string">
            <text:p text:style-name="P195">0-N</text:p>
          </table:table-cell>
        </table:table-row>
        <table:table-row>
          <table:table-cell table:style-name="Tableau21.A2" office:value-type="string">
            <text:p text:style-name="P183">"<text:span text:style-name="T30">nomObjet</text:span>"</text:p>
          </table:table-cell>
          <table:table-cell table:style-name="Tableau21.A2" office:value-type="string">
            <text:p text:style-name="P190">"<text:span text:style-name="T45">objets</text:span>"</text:p>
          </table:table-cell>
          <table:table-cell table:style-name="Tableau21.A2" office:value-type="string">
            <text:p text:style-name="P215">Nom de la pièce</text:p>
          </table:table-cell>
          <table:table-cell table:style-name="Tableau21.A2" office:value-type="string">
            <text:p text:style-name="P160">String</text:p>
          </table:table-cell>
          <table:table-cell table:style-name="Tableau21.E2" office:value-type="string">
            <text:p text:style-name="P215">1</text:p>
          </table:table-cell>
        </table:table-row>
        <table:table-row>
          <table:table-cell table:style-name="Tableau21.A2" office:value-type="string">
            <text:p text:style-name="P183">"<text:span text:style-name="T38">planning</text:span>"</text:p>
          </table:table-cell>
          <table:table-cell table:style-name="Tableau21.A2" office:value-type="string">
            <text:p text:style-name="P190">"<text:span text:style-name="T45">objets</text:span>"</text:p>
          </table:table-cell>
          <table:table-cell table:style-name="Tableau21.A2" office:value-type="string">
            <text:p text:style-name="P218">Planning semaine</text:p>
          </table:table-cell>
          <table:table-cell table:style-name="Tableau21.A2" office:value-type="string">
            <text:p text:style-name="P163">String</text:p>
          </table:table-cell>
          <table:table-cell table:style-name="Tableau21.E2" office:value-type="string">
            <text:p text:style-name="P222">1</text:p>
          </table:table-cell>
        </table:table-row>
        <table:table-row table:style-name="Tableau21.8">
          <table:table-cell table:style-name="Tableau21.A2" office:value-type="string">
            <text:p text:style-name="P180">"<text:span text:style-name="T13">typeObjet</text:span>"</text:p>
          </table:table-cell>
          <table:table-cell table:style-name="Tableau21.A2" office:value-type="string">
            <text:p text:style-name="P190">"<text:span text:style-name="T45">objets</text:span>"</text:p>
          </table:table-cell>
          <table:table-cell table:style-name="Tableau21.A2" office:value-type="string">
            <text:p text:style-name="P198">Nom de l'objet</text:p>
          </table:table-cell>
          <table:table-cell table:style-name="Tableau21.A2" office:value-type="string">
            <text:p text:style-name="P152">CHAUFFAGE</text:p>
            <text:p text:style-name="P152">PRISE</text:p>
          </table:table-cell>
          <table:table-cell table:style-name="Tableau21.E2" office:value-type="string">
            <text:p text:style-name="P198">1</text:p>
          </table:table-cell>
        </table:table-row>
        <table:table-row>
          <table:table-cell table:style-name="Tableau21.A2" office:value-type="string">
            <text:p text:style-name="P225"><text:span text:style-name="T12">"</text:span>inconnu<text:span text:style-name="T12">"</text:span></text:p>
          </table:table-cell>
          <table:table-cell table:style-name="Tableau21.A2" office:value-type="string">
            <text:p text:style-name="P190">"<text:span text:style-name="T45">objets</text:span>"</text:p>
          </table:table-cell>
          <table:table-cell table:style-name="Tableau21.A2" office:value-type="string">
            <text:p text:style-name="P226">Objet nouveau découvert sur le réseau</text:p>
          </table:table-cell>
          <table:table-cell table:style-name="Tableau21.A2" office:value-type="string">
            <text:p text:style-name="P166">Boolean</text:p>
          </table:table-cell>
          <table:table-cell table:style-name="Tableau21.E2" office:value-type="string">
            <text:p text:style-name="P226">1</text:p>
          </table:table-cell>
        </table:table-row>
        <table:table-row>
          <table:table-cell table:style-name="Tableau21.A2" office:value-type="string">
            <text:p text:style-name="P225"><text:span text:style-name="T12">"</text:span>connecte<text:span text:style-name="T12">"</text:span></text:p>
          </table:table-cell>
          <table:table-cell table:style-name="Tableau21.A2" office:value-type="string">
            <text:p text:style-name="P190">"<text:span text:style-name="T45">objets</text:span>"</text:p>
          </table:table-cell>
          <table:table-cell table:style-name="Tableau21.A2" office:value-type="string">
            <text:p text:style-name="P226">Etat de l'objet</text:p>
          </table:table-cell>
          <table:table-cell table:style-name="Tableau21.A2" office:value-type="string">
            <text:p text:style-name="P166">Boolean</text:p>
          </table:table-cell>
          <table:table-cell table:style-name="Tableau21.E2" office:value-type="string">
            <text:p text:style-name="P226">1</text:p>
          </table:table-cell>
        </table:table-row>
        <table:table-row>
          <table:table-cell table:style-name="Tableau21.A2" office:value-type="string">
            <text:p text:style-name="P188">"<text:span text:style-name="T60">instanceNum</text:span>"</text:p>
          </table:table-cell>
          <table:table-cell table:style-name="Tableau21.A2" office:value-type="string">
            <text:p text:style-name="P190">"<text:span text:style-name="T45">objets</text:span>"</text:p>
          </table:table-cell>
          <table:table-cell table:style-name="Tableau21.A2" office:value-type="string">
            <text:p text:style-name="P226">Instance de l'objet zwave</text:p>
          </table:table-cell>
          <table:table-cell table:style-name="Tableau21.A2" office:value-type="string">
            <text:p text:style-name="P167">Integer</text:p>
          </table:table-cell>
          <table:table-cell table:style-name="Tableau21.E2" office:value-type="string">
            <text:p text:style-name="P228">1</text:p>
          </table:table-cell>
        </table:table-row>
        <table:table-row>
          <table:table-cell table:style-name="Tableau21.A2" office:value-type="string">
            <text:p text:style-name="P188">"<text:span text:style-name="T60">deviceId</text:span>"</text:p>
          </table:table-cell>
          <table:table-cell table:style-name="Tableau21.A2" office:value-type="string">
            <text:p text:style-name="P191">"<text:span text:style-name="T45">objets</text:span>"</text:p>
          </table:table-cell>
          <table:table-cell table:style-name="Tableau21.A2" office:value-type="string">
            <text:p text:style-name="P226">Id de l'objet zwave</text:p>
          </table:table-cell>
          <table:table-cell table:style-name="Tableau21.A2" office:value-type="string">
            <text:p text:style-name="P167">Integer</text:p>
          </table:table-cell>
          <table:table-cell table:style-name="Tableau21.E2" office:value-type="string">
            <text:p text:style-name="P228">1</text:p>
          </table:table-cell>
        </table:table-row>
        <table:table-row>
          <table:table-cell table:style-name="Tableau21.A2" office:value-type="string">
            <text:p text:style-name="P180">"<text:span text:style-name="T13">Tconfort</text:span>"</text:p>
          </table:table-cell>
          <table:table-cell table:style-name="Tableau21.A2" office:value-type="string">
            <text:p text:style-name="P192">"<text:span text:style-name="T45">objets</text:span>"</text:p>
          </table:table-cell>
          <table:table-cell table:style-name="Tableau21.A2" office:value-type="string">
            <text:p text:style-name="P198">Température de confort en degré celsius </text:p>
          </table:table-cell>
          <table:table-cell table:style-name="Tableau21.A2" office:value-type="string">
            <text:p text:style-name="P231">Integer</text:p>
          </table:table-cell>
          <table:table-cell table:style-name="Tableau21.E2" office:value-type="string">
            <text:p text:style-name="P180"><text:span text:style-name="T13">0-</text:span>1</text:p>
          </table:table-cell>
        </table:table-row>
        <table:table-row>
          <table:table-cell table:style-name="Tableau21.A2" office:value-type="string">
            <text:p text:style-name="P198"><text:span text:style-name="T12">"</text:span>Teco<text:span text:style-name="T12">"</text:span></text:p>
          </table:table-cell>
          <table:table-cell table:style-name="Tableau21.A2" office:value-type="string">
            <text:p text:style-name="P192">"<text:span text:style-name="T45">objets</text:span>"</text:p>
          </table:table-cell>
          <table:table-cell table:style-name="Tableau21.A2" office:value-type="string">
            <text:p text:style-name="P198">Température économique en degré celsius</text:p>
          </table:table-cell>
          <table:table-cell table:style-name="Tableau21.A2" office:value-type="string">
            <text:p text:style-name="P232">Integer</text:p>
          </table:table-cell>
          <table:table-cell table:style-name="Tableau21.E2" office:value-type="string">
            <text:p text:style-name="P198">0-1</text:p>
          </table:table-cell>
        </table:table-row>
      </table:table>
      <text:p text:style-name="P52"/>
      <text:p text:style-name="P52">Example :</text:p>
      <text:p text:style-name="P52"/>
      <table:table table:name="Tableau22" table:style-name="Tableau22">
        <table:table-column table:style-name="Tableau22.A"/>
        <text:soft-page-break/>
        <table:table-row table:style-name="Tableau22.1">
          <table:table-cell table:style-name="Tableau22.A1" office:value-type="string">
            <text:p text:style-name="P120">{</text:p>
            <text:p text:style-name="P120"><text:s text:c="8"/>"<text:span text:style-name="T12">response</text:span>":{</text:p>
            <text:p text:style-name="P123"><text:s text:c="16"/>"type": "<text:span text:style-name="T9">GET_OBJETS</text:span>",</text:p>
            <text:p text:style-name="P58"><text:s text:c="16"/>"<text:span text:style-name="T12">data</text:span>":{</text:p>
            <text:p text:style-name="P125"><text:s text:c="24"/>"<text:span text:style-name="T47">objets</text:span>":<text:span text:style-name="T41">[</text:span></text:p>
            <text:p text:style-name="P125"><text:s text:c="32"/><text:span text:style-name="T41">{</text:span></text:p>
            <text:p text:style-name="P70"><text:s text:c="40"/>"<text:span text:style-name="T30">nomObjet</text:span>":"<text:span text:style-name="T46">Prise 1</text:span>",</text:p>
            <text:p text:style-name="P130"><text:s text:c="40"/>"<text:span text:style-name="T38">planning</text:span>":"<text:span text:style-name="T39">Semaine normale</text:span>",</text:p>
            <text:p text:style-name="P131"><text:s text:c="40"/>"<text:span text:style-name="T15">typeObjet</text:span>": "<text:span text:style-name="T15">CHAUFFAGE</text:span>",</text:p>
            <text:p text:style-name="P131"><text:s text:c="40"/>"<text:span text:style-name="T61">inconnu</text:span>": <text:span text:style-name="T61">false</text:span>,</text:p>
            <text:p text:style-name="P131"><text:s text:c="40"/>"<text:span text:style-name="T61">connecte</text:span>": <text:span text:style-name="T61">true</text:span>,</text:p>
            <text:p text:style-name="P131"><text:s text:c="40"/>"<text:span text:style-name="T61">instanceNum</text:span>": <text:span text:style-name="T61">0</text:span>,</text:p>
            <text:p text:style-name="P131"><text:s text:c="40"/>"<text:span text:style-name="T61">deviceId</text:span>": <text:span text:style-name="T61">5</text:span>,</text:p>
            <text:p text:style-name="P131"><text:s text:c="40"/>"<text:span text:style-name="T15">Tconfort</text:span>": <text:span text:style-name="T15">21</text:span>,</text:p>
            <text:p text:style-name="P131"><text:s text:c="40"/>"<text:span text:style-name="T15">Teco</text:span>": <text:span text:style-name="T15">15</text:span></text:p>
            <text:p text:style-name="P125"><text:s text:c="32"/><text:span text:style-name="T45">}</text:span></text:p>
            <text:p text:style-name="P125"><text:s text:c="24"/><text:span text:style-name="T45">]</text:span></text:p>
            <text:p text:style-name="P120"><text:s text:c="16"/>}</text:p>
            <text:p text:style-name="P120"><text:s text:c="8"/>}</text:p>
            <text:p text:style-name="P173">}</text:p>
          </table:table-cell>
        </table:table-row>
      </table:table>
      <text:p text:style-name="P10"/>
      <text:p text:style-name="P27"/>
      <text:p text:style-name="P27"/>
      <text:list xml:id="list110908555388086" text:continue-list="list110908747593077" text:style-name="L1">
        <text:list-item>
          <text:p text:style-name="P289">Set objet</text:p>
          <text:p text:style-name="P275"/>
        </text:list-item>
      </text:list>
      <text:list xml:id="list110908843467245" text:continue-list="list110908155083696" text:style-name="L4">
        <text:list-item>
          <text:p text:style-name="P264">Request</text:p>
        </text:list-item>
      </text:list>
      <text:p text:style-name="P38"/>
      <table:table table:name="Tableau23" table:style-name="Tableau23">
        <table:table-column table:style-name="Tableau23.A"/>
        <table:table-column table:style-name="Tableau23.B" table:number-columns-repeated="2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244">Tag</text:p>
            </table:table-cell>
            <table:table-cell table:style-name="Tableau23.A1" office:value-type="string">
              <text:p text:style-name="P244">Parent</text:p>
            </table:table-cell>
            <table:table-cell table:style-name="Tableau23.A1" office:value-type="string">
              <text:p text:style-name="P244">Description</text:p>
            </table:table-cell>
            <table:table-cell table:style-name="Tableau23.A1" office:value-type="string">
              <text:p text:style-name="P244">Type/Value</text:p>
            </table:table-cell>
            <table:table-cell table:style-name="Tableau23.E1" office:value-type="string">
              <text:p text:style-name="P244">Cardinality</text:p>
            </table:table-cell>
          </table:table-row>
        </table:table-header-rows>
        <table:table-row>
          <table:table-cell table:style-name="Tableau23.A2" office:value-type="string">
            <text:p text:style-name="P87"><text:span text:style-name="T1">"request</text:span>"</text:p>
          </table:table-cell>
          <table:table-cell table:style-name="Tableau23.A2" office:value-type="string">
            <text:p text:style-name="P87">None</text:p>
          </table:table-cell>
          <table:table-cell table:style-name="Tableau23.A2" office:value-type="string">
            <text:p text:style-name="P87">Root element</text:p>
          </table:table-cell>
          <table:table-cell table:style-name="Tableau23.A2" office:value-type="string">
            <text:p text:style-name="P87">N/a</text:p>
          </table:table-cell>
          <table:table-cell table:style-name="Tableau23.E2" office:value-type="string">
            <text:p text:style-name="P87">1</text:p>
          </table:table-cell>
        </table:table-row>
        <table:table-row>
          <table:table-cell table:style-name="Tableau23.A2" office:value-type="string">
            <text:p text:style-name="P87">"type"</text:p>
          </table:table-cell>
          <table:table-cell table:style-name="Tableau23.A2" office:value-type="string">
            <text:p text:style-name="P87">"<text:span text:style-name="T13">request</text:span>"</text:p>
          </table:table-cell>
          <table:table-cell table:style-name="Tableau23.A2" office:value-type="string">
            <text:p text:style-name="P87">Message type</text:p>
          </table:table-cell>
          <table:table-cell table:style-name="Tableau23.A2" office:value-type="string">
            <text:p text:style-name="P103"><text:span text:style-name="T42">S</text:span>ET_OBJET</text:p>
          </table:table-cell>
          <table:table-cell table:style-name="Tableau23.E2" office:value-type="string">
            <text:p text:style-name="P87">1</text:p>
          </table:table-cell>
        </table:table-row>
        <table:table-row>
          <table:table-cell table:style-name="Tableau23.A2" office:value-type="string">
            <text:p text:style-name="P122">"data"</text:p>
          </table:table-cell>
          <table:table-cell table:style-name="Tableau23.A2" office:value-type="string">
            <text:p text:style-name="P122">"response"</text:p>
          </table:table-cell>
          <table:table-cell table:style-name="Tableau23.A2" office:value-type="string">
            <text:p text:style-name="P122"><text:span text:style-name="T11">Response</text:span> data</text:p>
          </table:table-cell>
          <table:table-cell table:style-name="Tableau23.A2" office:value-type="string">
            <text:p text:style-name="P144">N/a</text:p>
          </table:table-cell>
          <table:table-cell table:style-name="Tableau23.E2" office:value-type="string">
            <text:p text:style-name="P122">1</text:p>
          </table:table-cell>
        </table:table-row>
        <table:table-row>
          <table:table-cell table:style-name="Tableau23.A2" office:value-type="string">
            <text:p text:style-name="P184">"<text:span text:style-name="T30">nomObjet</text:span>"</text:p>
          </table:table-cell>
          <table:table-cell table:style-name="Tableau23.A2" office:value-type="string">
            <text:p text:style-name="P184">"<text:span text:style-name="T22">data</text:span>"</text:p>
          </table:table-cell>
          <table:table-cell table:style-name="Tableau23.A2" office:value-type="string">
            <text:p text:style-name="P216">Nom de la pièce</text:p>
          </table:table-cell>
          <table:table-cell table:style-name="Tableau23.A2" office:value-type="string">
            <text:p text:style-name="P161">String</text:p>
          </table:table-cell>
          <table:table-cell table:style-name="Tableau23.E2" office:value-type="string">
            <text:p text:style-name="P216"><text:span text:style-name="T63">0-</text:span>1</text:p>
          </table:table-cell>
        </table:table-row>
        <table:table-row>
          <table:table-cell table:style-name="Tableau23.A2" office:value-type="string">
            <text:p text:style-name="P184">"<text:span text:style-name="T38">planning</text:span>"</text:p>
          </table:table-cell>
          <table:table-cell table:style-name="Tableau23.A2" office:value-type="string">
            <text:p text:style-name="P184">"<text:span text:style-name="T22">data</text:span>"</text:p>
          </table:table-cell>
          <table:table-cell table:style-name="Tableau23.A2" office:value-type="string">
            <text:p text:style-name="P219">Planning semaine</text:p>
          </table:table-cell>
          <table:table-cell table:style-name="Tableau23.A2" office:value-type="string">
            <text:p text:style-name="P164">String</text:p>
          </table:table-cell>
          <table:table-cell table:style-name="Tableau23.E2" office:value-type="string">
            <text:p text:style-name="P222"><text:span text:style-name="T63">0-</text:span>1</text:p>
          </table:table-cell>
        </table:table-row>
        <table:table-row>
          <table:table-cell table:style-name="Tableau23.A2" office:value-type="string">
            <text:p text:style-name="P180">"<text:span text:style-name="T13">typeObjet</text:span>"</text:p>
          </table:table-cell>
          <table:table-cell table:style-name="Tableau23.A2" office:value-type="string">
            <text:p text:style-name="P181">"<text:span text:style-name="T60">data</text:span>"</text:p>
          </table:table-cell>
          <table:table-cell table:style-name="Tableau23.A2" office:value-type="string">
            <text:p text:style-name="P198">Nom de l'objet</text:p>
          </table:table-cell>
          <table:table-cell table:style-name="Tableau23.A2" office:value-type="string">
            <text:p text:style-name="P152">CHAUFFAGE</text:p>
            <text:p text:style-name="P152">PRISE</text:p>
          </table:table-cell>
          <table:table-cell table:style-name="Tableau23.E2" office:value-type="string">
            <text:p text:style-name="P198">1</text:p>
          </table:table-cell>
        </table:table-row>
        <table:table-row>
          <table:table-cell table:style-name="Tableau23.A2" office:value-type="string">
            <text:p text:style-name="P188">"<text:span text:style-name="T60">instanceNum</text:span>"</text:p>
          </table:table-cell>
          <table:table-cell table:style-name="Tableau23.A2" office:value-type="string">
            <text:p text:style-name="P188">"<text:span text:style-name="T60">data</text:span>"</text:p>
          </table:table-cell>
          <table:table-cell table:style-name="Tableau23.A2" office:value-type="string">
            <text:p text:style-name="P226">Instance de l'objet zwave</text:p>
          </table:table-cell>
          <table:table-cell table:style-name="Tableau23.A2" office:value-type="string">
            <text:p text:style-name="P167">Integer</text:p>
          </table:table-cell>
          <table:table-cell table:style-name="Tableau23.E2" office:value-type="string">
            <text:p text:style-name="P228">1</text:p>
          </table:table-cell>
        </table:table-row>
        <table:table-row>
          <table:table-cell table:style-name="Tableau23.A2" office:value-type="string">
            <text:p text:style-name="P188">"<text:span text:style-name="T60">deviceId</text:span>"</text:p>
          </table:table-cell>
          <table:table-cell table:style-name="Tableau23.A2" office:value-type="string">
            <text:p text:style-name="P188">"<text:span text:style-name="T60">data</text:span>"</text:p>
          </table:table-cell>
          <table:table-cell table:style-name="Tableau23.A2" office:value-type="string">
            <text:p text:style-name="P226">Id de l'objet zwave</text:p>
          </table:table-cell>
          <table:table-cell table:style-name="Tableau23.A2" office:value-type="string">
            <text:p text:style-name="P167">Integer</text:p>
          </table:table-cell>
          <table:table-cell table:style-name="Tableau23.E2" office:value-type="string">
            <text:p text:style-name="P228">1</text:p>
          </table:table-cell>
        </table:table-row>
        <table:table-row>
          <table:table-cell table:style-name="Tableau23.A2" office:value-type="string">
            <text:p text:style-name="P180">"<text:span text:style-name="T13">Tconfort</text:span>"</text:p>
          </table:table-cell>
          <table:table-cell table:style-name="Tableau23.A2" office:value-type="string">
            <text:p text:style-name="P181">"<text:span text:style-name="T60">data</text:span>"</text:p>
          </table:table-cell>
          <table:table-cell table:style-name="Tableau23.A2" office:value-type="string">
            <text:p text:style-name="P198">Température de confort en degré celsius </text:p>
          </table:table-cell>
          <table:table-cell table:style-name="Tableau23.A2" office:value-type="string">
            <text:p text:style-name="P231">Integer</text:p>
          </table:table-cell>
          <table:table-cell table:style-name="Tableau23.E2" office:value-type="string">
            <text:p text:style-name="P180"><text:span text:style-name="T13">0-</text:span>1</text:p>
          </table:table-cell>
        </table:table-row>
        <table:table-row>
          <table:table-cell table:style-name="Tableau23.A2" office:value-type="string">
            <text:p text:style-name="P198"><text:span text:style-name="T12">"</text:span>Teco<text:span text:style-name="T12">"</text:span></text:p>
          </table:table-cell>
          <table:table-cell table:style-name="Tableau23.A2" office:value-type="string">
            <text:p text:style-name="P181">"<text:span text:style-name="T60">data</text:span>"</text:p>
          </table:table-cell>
          <table:table-cell table:style-name="Tableau23.A2" office:value-type="string">
            <text:p text:style-name="P198">Température économique en degré celsius</text:p>
          </table:table-cell>
          <table:table-cell table:style-name="Tableau23.A2" office:value-type="string">
            <text:p text:style-name="P232">Integer</text:p>
          </table:table-cell>
          <table:table-cell table:style-name="Tableau23.E2" office:value-type="string">
            <text:p text:style-name="P198">0-1</text:p>
          </table:table-cell>
        </table:table-row>
      </table:table>
      <text:p text:style-name="P73"/>
      <text:p text:style-name="P54">Example :</text:p>
      <text:p text:style-name="P54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27">{</text:p>
            <text:p text:style-name="P127"><text:s text:c="8"/>"<text:span text:style-name="T13">request</text:span>":{</text:p>
            <text:p text:style-name="P127"><text:s text:c="16"/>"type": "<text:span text:style-name="T42">S</text:span><text:span text:style-name="T9">ET_OBJET</text:span>",</text:p>
            <text:p text:style-name="P60"><text:s text:c="16"/>"<text:span text:style-name="T12">data</text:span>":{</text:p>
            <text:p text:style-name="P71"><text:s text:c="24"/>"<text:span text:style-name="T30">nomObjet</text:span>":"<text:span text:style-name="T46">Prise 1</text:span>",</text:p>
            <text:p text:style-name="P127"><text:s text:c="24"/>"<text:span text:style-name="T38">planning</text:span>":"<text:span text:style-name="T39">Semaine normale</text:span>",</text:p>
            <text:p text:style-name="P133"><text:s text:c="24"/>"<text:span text:style-name="T15">typeObjet</text:span>": "<text:span text:style-name="T15">CHAUFFAGE</text:span>",</text:p>
            <text:p text:style-name="P133"><text:s text:c="24"/>"<text:span text:style-name="T61">instanceNum</text:span>": <text:span text:style-name="T61">0</text:span>,</text:p>
            <text:p text:style-name="P133"><text:s text:c="24"/>"<text:span text:style-name="T61">deviceId</text:span>": <text:span text:style-name="T61">5</text:span>,</text:p>
            <text:p text:style-name="P129"><text:s text:c="24"/>"<text:span text:style-name="T15">Tconfort</text:span>": <text:span text:style-name="T15">21</text:span>,</text:p>
            <text:p text:style-name="P129"><text:s text:c="24"/>"<text:span text:style-name="T15">Teco</text:span>": <text:span text:style-name="T15">15</text:span></text:p>
            <text:p text:style-name="P127"><text:s text:c="16"/>}</text:p>
            <text:p text:style-name="P127"><text:s text:c="8"/>}</text:p>
            <text:p text:style-name="P127">}</text:p>
          </table:table-cell>
        </table:table-row>
      </table:table>
      <text:p text:style-name="P30"/>
      <text:list xml:id="list110909165064997" text:continue-list="list110908555388086" text:style-name="L1">
        <text:list-item>
          <text:p text:style-name="P288">Remove objet</text:p>
        </text:list-item>
      </text:list>
      <text:p text:style-name="P22"/>
      <text:list xml:id="list5189812337324690883" text:style-name="L14">
        <text:list-item>
          <text:p text:style-name="P272">Request</text:p>
        </text:list-item>
      </text:list>
      <text:p text:style-name="P42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248">Tag</text:p>
            </table:table-cell>
            <table:table-cell table:style-name="Tableau35.A1" office:value-type="string">
              <text:p text:style-name="P248">Parent</text:p>
            </table:table-cell>
            <table:table-cell table:style-name="Tableau35.A1" office:value-type="string">
              <text:p text:style-name="P248">Description</text:p>
            </table:table-cell>
            <table:table-cell table:style-name="Tableau35.A1" office:value-type="string">
              <text:p text:style-name="P248">Type/Value</text:p>
            </table:table-cell>
            <table:table-cell table:style-name="Tableau35.E1" office:value-type="string">
              <text:p text:style-name="P248">Cardinality</text:p>
            </table:table-cell>
          </table:table-row>
        </table:table-header-rows>
        <table:table-row>
          <table:table-cell table:style-name="Tableau35.A2" office:value-type="string">
            <text:p text:style-name="P91"><text:span text:style-name="T1">"request</text:span>"</text:p>
          </table:table-cell>
          <table:table-cell table:style-name="Tableau35.A2" office:value-type="string">
            <text:p text:style-name="P91">None</text:p>
          </table:table-cell>
          <table:table-cell table:style-name="Tableau35.A2" office:value-type="string">
            <text:p text:style-name="P91">Root element</text:p>
          </table:table-cell>
          <table:table-cell table:style-name="Tableau35.A2" office:value-type="string">
            <text:p text:style-name="P91">N/a</text:p>
          </table:table-cell>
          <table:table-cell table:style-name="Tableau35.E2" office:value-type="string">
            <text:p text:style-name="P91">1</text:p>
          </table:table-cell>
        </table:table-row>
        <table:table-row>
          <table:table-cell table:style-name="Tableau35.A2" office:value-type="string">
            <text:p text:style-name="P91">"type"</text:p>
          </table:table-cell>
          <table:table-cell table:style-name="Tableau35.A2" office:value-type="string">
            <text:p text:style-name="P91">"<text:span text:style-name="T13">request</text:span>"</text:p>
          </table:table-cell>
          <table:table-cell table:style-name="Tableau35.A2" office:value-type="string">
            <text:p text:style-name="P91">Message type</text:p>
          </table:table-cell>
          <table:table-cell table:style-name="Tableau35.A2" office:value-type="string">
            <text:p text:style-name="P110">RM_OBJET</text:p>
          </table:table-cell>
          <table:table-cell table:style-name="Tableau35.E2" office:value-type="string">
            <text:p text:style-name="P91">1</text:p>
          </table:table-cell>
        </table:table-row>
        <table:table-row>
          <table:table-cell table:style-name="Tableau35.A2" office:value-type="string">
            <text:p text:style-name="P127">"data"</text:p>
          </table:table-cell>
          <table:table-cell table:style-name="Tableau35.A2" office:value-type="string">
            <text:p text:style-name="P127">"response"</text:p>
          </table:table-cell>
          <table:table-cell table:style-name="Tableau35.A2" office:value-type="string">
            <text:p text:style-name="P127"><text:span text:style-name="T11">Response</text:span> data</text:p>
          </table:table-cell>
          <table:table-cell table:style-name="Tableau35.A2" office:value-type="string">
            <text:p text:style-name="P146">N/a</text:p>
          </table:table-cell>
          <table:table-cell table:style-name="Tableau35.E2" office:value-type="string">
            <text:p text:style-name="P127">1</text:p>
          </table:table-cell>
        </table:table-row>
        <table:table-row>
          <table:table-cell table:style-name="Tableau35.A2" office:value-type="string">
            <text:p text:style-name="P186">"<text:span text:style-name="T13">nomObjet</text:span>"</text:p>
          </table:table-cell>
          <table:table-cell table:style-name="Tableau35.A2" office:value-type="string">
            <text:p text:style-name="P186">"data"</text:p>
          </table:table-cell>
          <table:table-cell table:style-name="Tableau35.A2" office:value-type="string">
            <text:p text:style-name="P200">Nom d<text:span text:style-name="T48">e l'objet</text:span></text:p>
          </table:table-cell>
          <table:table-cell table:style-name="Tableau35.A2" office:value-type="string">
            <text:p text:style-name="P154">String</text:p>
          </table:table-cell>
          <table:table-cell table:style-name="Tableau35.E2" office:value-type="string">
            <text:p text:style-name="P200">1</text:p>
          </table:table-cell>
        </table:table-row>
        <table:table-row>
          <table:table-cell table:style-name="Tableau35.A2" office:value-type="string">
            <text:p text:style-name="P188">"<text:span text:style-name="T60">instanceNum</text:span>"</text:p>
          </table:table-cell>
          <table:table-cell table:style-name="Tableau35.A2" office:value-type="string">
            <text:p text:style-name="P188">"<text:span text:style-name="T60">data</text:span>"</text:p>
          </table:table-cell>
          <table:table-cell table:style-name="Tableau35.A2" office:value-type="string">
            <text:p text:style-name="P226">Instance de l'objet zwave</text:p>
          </table:table-cell>
          <table:table-cell table:style-name="Tableau35.A2" office:value-type="string">
            <text:p text:style-name="P167">Integer</text:p>
          </table:table-cell>
          <table:table-cell table:style-name="Tableau35.E2" office:value-type="string">
            <text:p text:style-name="P228">1</text:p>
          </table:table-cell>
        </table:table-row>
        <table:table-row>
          <table:table-cell table:style-name="Tableau35.A2" office:value-type="string">
            <text:p text:style-name="P188">"<text:span text:style-name="T60">deviceId</text:span>"</text:p>
          </table:table-cell>
          <table:table-cell table:style-name="Tableau35.A2" office:value-type="string">
            <text:p text:style-name="P188">"<text:span text:style-name="T60">data</text:span>"</text:p>
          </table:table-cell>
          <table:table-cell table:style-name="Tableau35.A2" office:value-type="string">
            <text:p text:style-name="P226">Id de l'objet zwave</text:p>
          </table:table-cell>
          <table:table-cell table:style-name="Tableau35.A2" office:value-type="string">
            <text:p text:style-name="P167">Integer</text:p>
          </table:table-cell>
          <table:table-cell table:style-name="Tableau35.E2" office:value-type="string">
            <text:p text:style-name="P228">1</text:p>
          </table:table-cell>
        </table:table-row>
      </table:table>
      <text:p text:style-name="P77"/>
      <text:p text:style-name="P60">Example :</text:p>
      <text:p text:style-name="P60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27">{</text:p>
            <text:p text:style-name="P127"><text:s text:c="8"/>"<text:span text:style-name="T13">request</text:span>":{</text:p>
            <text:p text:style-name="P127"><text:s text:c="16"/>"type": "<text:span text:style-name="T44">RM_OBJET</text:span>",</text:p>
            <text:p text:style-name="P60"><text:s text:c="16"/>"<text:span text:style-name="T12">data</text:span>":{</text:p>
            <text:p text:style-name="P134"><text:s text:c="24"/>"<text:span text:style-name="T15">nomObjet</text:span>": "<text:span text:style-name="T49">Prise 1</text:span>"</text:p>
            <text:p text:style-name="P134"><text:s text:c="24"/>"<text:span text:style-name="T61">instanceNum</text:span>": <text:span text:style-name="T61">0</text:span>,</text:p>
            <text:p text:style-name="P134"><text:s text:c="24"/>"<text:span text:style-name="T61">deviceId</text:span>": <text:span text:style-name="T61">5</text:span></text:p>
            <text:p text:style-name="P127"><text:s text:c="16"/>}</text:p>
            <text:p text:style-name="P127"><text:s text:c="8"/>}</text:p>
            <text:p text:style-name="P127">}</text:p>
          </table:table-cell>
        </table:table-row>
      </table:table>
      <text:p text:style-name="P13"/>
      <text:p text:style-name="P54"/>
      <text:list xml:id="list110907865102919" text:continue-list="list110909165064997" text:style-name="L1">
        <text:list-item>
          <text:p text:style-name="P290">New objet</text:p>
        </text:list-item>
      </text:list>
      <text:p text:style-name="P29"/>
      <text:list xml:id="list110907269868283" text:continue-list="list110908843467245" text:style-name="L4">
        <text:list-item>
          <text:p text:style-name="P274">Request</text:p>
        </text:list-item>
      </text:list>
      <text:p text:style-name="P39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245">Tag</text:p>
            </table:table-cell>
            <table:table-cell table:style-name="Tableau25.A1" office:value-type="string">
              <text:p text:style-name="P245">Parent</text:p>
            </table:table-cell>
            <table:table-cell table:style-name="Tableau25.A1" office:value-type="string">
              <text:p text:style-name="P245">Description</text:p>
            </table:table-cell>
            <table:table-cell table:style-name="Tableau25.A1" office:value-type="string">
              <text:p text:style-name="P245">Type/Value</text:p>
            </table:table-cell>
            <table:table-cell table:style-name="Tableau25.E1" office:value-type="string">
              <text:p text:style-name="P245">Cardinality</text:p>
            </table:table-cell>
          </table:table-row>
        </table:table-header-rows>
        <table:table-row>
          <table:table-cell table:style-name="Tableau25.A2" office:value-type="string">
            <text:p text:style-name="P88"><text:span text:style-name="T1">"request</text:span>"</text:p>
          </table:table-cell>
          <table:table-cell table:style-name="Tableau25.A2" office:value-type="string">
            <text:p text:style-name="P88">None</text:p>
          </table:table-cell>
          <table:table-cell table:style-name="Tableau25.A2" office:value-type="string">
            <text:p text:style-name="P88">Root element</text:p>
          </table:table-cell>
          <table:table-cell table:style-name="Tableau25.A2" office:value-type="string">
            <text:p text:style-name="P88">N/a</text:p>
          </table:table-cell>
          <table:table-cell table:style-name="Tableau25.E2" office:value-type="string">
            <text:p text:style-name="P88">1</text:p>
          </table:table-cell>
        </table:table-row>
        <table:table-row>
          <table:table-cell table:style-name="Tableau25.A2" office:value-type="string">
            <text:p text:style-name="P88">"type"</text:p>
          </table:table-cell>
          <table:table-cell table:style-name="Tableau25.A2" office:value-type="string">
            <text:p text:style-name="P88">"<text:span text:style-name="T13">request</text:span>"</text:p>
          </table:table-cell>
          <table:table-cell table:style-name="Tableau25.A2" office:value-type="string">
            <text:p text:style-name="P88">Message type</text:p>
          </table:table-cell>
          <table:table-cell table:style-name="Tableau25.A2" office:value-type="string">
            <text:p text:style-name="P104"><text:span text:style-name="T43">NEW</text:span>_OBJET</text:p>
          </table:table-cell>
          <table:table-cell table:style-name="Tableau25.E2" office:value-type="string">
            <text:p text:style-name="P88">1</text:p>
          </table:table-cell>
        </table:table-row>
        <table:table-row>
          <table:table-cell table:style-name="Tableau25.A2" office:value-type="string">
            <text:p text:style-name="P122">"data"</text:p>
          </table:table-cell>
          <table:table-cell table:style-name="Tableau25.A2" office:value-type="string">
            <text:p text:style-name="P122">"<text:span text:style-name="T50">request</text:span>"</text:p>
          </table:table-cell>
          <table:table-cell table:style-name="Tableau25.A2" office:value-type="string">
            <text:p text:style-name="P122"><text:span text:style-name="T11">Response</text:span> data</text:p>
          </table:table-cell>
          <table:table-cell table:style-name="Tableau25.A2" office:value-type="string">
            <text:p text:style-name="P144">N/a</text:p>
          </table:table-cell>
          <table:table-cell table:style-name="Tableau25.E2" office:value-type="string">
            <text:p text:style-name="P122">1</text:p>
          </table:table-cell>
        </table:table-row>
        <table:table-row>
          <table:table-cell table:style-name="Tableau25.A2" office:value-type="string">
            <text:p text:style-name="P56"><text:span text:style-name="T31">"</text:span><text:span text:style-name="T32">type</text:span><text:span text:style-name="T33">Objet</text:span><text:span text:style-name="T31">"</text:span></text:p>
          </table:table-cell>
          <table:table-cell table:style-name="Tableau25.A2" office:value-type="string">
            <text:p text:style-name="P56"><text:span text:style-name="T31">"</text:span><text:span text:style-name="T33">data</text:span><text:span text:style-name="T31">"</text:span></text:p>
          </table:table-cell>
          <table:table-cell table:style-name="Tableau25.A2" office:value-type="string">
            <text:p text:style-name="P221">Type de l'objet</text:p>
          </table:table-cell>
          <table:table-cell table:style-name="Tableau25.A2" office:value-type="string">
            <text:p text:style-name="P108">String:</text:p>
            <text:p text:style-name="P107">CHAUFFAGE</text:p>
            <text:p text:style-name="P107">PRISE</text:p>
          </table:table-cell>
          <table:table-cell table:style-name="Tableau25.E2" office:value-type="string">
            <text:p text:style-name="P221">1</text:p>
          </table:table-cell>
        </table:table-row>
        <table:table-row>
          <table:table-cell table:style-name="Tableau25.A2" office:value-type="string">
            <text:p text:style-name="P188">"<text:span text:style-name="T62">nomObjet</text:span>"</text:p>
          </table:table-cell>
          <table:table-cell table:style-name="Tableau25.A2" office:value-type="string">
            <text:p text:style-name="P188">"<text:span text:style-name="T60">data</text:span>"</text:p>
          </table:table-cell>
          <table:table-cell table:style-name="Tableau25.A2" office:value-type="string">
            <text:p text:style-name="P202">Nom d<text:span text:style-name="T48">e l'objet par défaut</text:span></text:p>
          </table:table-cell>
          <table:table-cell table:style-name="Tableau25.A2" office:value-type="string">
            <text:p text:style-name="P169">String</text:p>
          </table:table-cell>
          <table:table-cell table:style-name="Tableau25.E2" office:value-type="string">
            <text:p text:style-name="P228">1</text:p>
          </table:table-cell>
        </table:table-row>
        <table:table-row>
          <table:table-cell table:style-name="Tableau25.A2" office:value-type="string">
            <text:p text:style-name="P188">"<text:span text:style-name="T60">instanceNum</text:span>"</text:p>
          </table:table-cell>
          <table:table-cell table:style-name="Tableau25.A2" office:value-type="string">
            <text:p text:style-name="P188">"<text:span text:style-name="T60">data</text:span>"</text:p>
          </table:table-cell>
          <table:table-cell table:style-name="Tableau25.A2" office:value-type="string">
            <text:p text:style-name="P226">Instance de l'objet zwave</text:p>
          </table:table-cell>
          <table:table-cell table:style-name="Tableau25.A2" office:value-type="string">
            <text:p text:style-name="P167">Integer</text:p>
          </table:table-cell>
          <table:table-cell table:style-name="Tableau25.E2" office:value-type="string">
            <text:p text:style-name="P228">1</text:p>
          </table:table-cell>
        </table:table-row>
        <table:table-row table:style-name="Tableau25.8">
          <table:table-cell table:style-name="Tableau25.A2" office:value-type="string">
            <text:p text:style-name="P188">"<text:span text:style-name="T60">deviceId</text:span>"</text:p>
          </table:table-cell>
          <table:table-cell table:style-name="Tableau25.A2" office:value-type="string">
            <text:p text:style-name="P188">"<text:span text:style-name="T60">data</text:span>"</text:p>
          </table:table-cell>
          <table:table-cell table:style-name="Tableau25.A2" office:value-type="string">
            <text:p text:style-name="P226">Id de l'objet zwave</text:p>
          </table:table-cell>
          <table:table-cell table:style-name="Tableau25.A2" office:value-type="string">
            <text:p text:style-name="P167">Integer</text:p>
          </table:table-cell>
          <table:table-cell table:style-name="Tableau25.E2" office:value-type="string">
            <text:p text:style-name="P228">1</text:p>
          </table:table-cell>
        </table:table-row>
      </table:table>
      <text:p text:style-name="P74"/>
      <text:p text:style-name="P55">Example :</text:p>
      <text:p text:style-name="P55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23">{</text:p>
            <text:p text:style-name="P123"><text:s text:c="8"/>"<text:span text:style-name="T13">request</text:span>":{</text:p>
            <text:p text:style-name="P123"><text:s text:c="16"/>"type": "<text:span text:style-name="T43">NEW</text:span><text:span text:style-name="T9">_OBJET</text:span>",</text:p>
            <text:p text:style-name="P55"><text:s text:c="16"/>"<text:span text:style-name="T12">data</text:span>":{</text:p>
            <text:p text:style-name="P62"><text:span text:style-name="T31"><text:s text:c="24"/>"</text:span><text:span text:style-name="T32">type</text:span><text:span text:style-name="T33">Objet</text:span><text:span text:style-name="T31">":"</text:span><text:span text:style-name="T32">PRISE</text:span><text:span text:style-name="T31">",</text:span></text:p>
            <text:p text:style-name="P62"><text:span text:style-name="T31"><text:s text:c="24"/>"</text:span><text:span text:style-name="T35">nomObjet</text:span><text:span text:style-name="T31">":"</text:span><text:span text:style-name="T35">AN158</text:span><text:span text:style-name="T31">",</text:span></text:p>
            <text:p text:style-name="P135"><text:s text:c="24"/>"<text:span text:style-name="T61">instanceNum</text:span>": <text:span text:style-name="T61">0</text:span>,</text:p>
            <text:p text:style-name="P62"><text:span text:style-name="T31"><text:s text:c="24"/>"</text:span><text:span text:style-name="T34">deviceId</text:span><text:span text:style-name="T31">": </text:span><text:span text:style-name="T34">5</text:span></text:p>
            <text:p text:style-name="P123"><text:s text:c="16"/>}</text:p>
            <text:p text:style-name="P123"><text:s text:c="8"/>}</text:p>
            <text:p text:style-name="P123">}</text:p>
          </table:table-cell>
        </table:table-row>
      </table:table>
      <text:p text:style-name="P45"/>
      <text:list xml:id="list110908342822835" text:continue-list="list110907865102919" text:style-name="L1">
        <text:list-item>
          <text:p text:style-name="P291">Consommation</text:p>
        </text:list-item>
      </text:list>
      <text:p text:style-name="P31"/>
      <text:list xml:id="list110907373169745" text:continue-list="list110907269868283" text:style-name="L4">
        <text:list-item>
          <text:p text:style-name="P265">Request</text:p>
        </text:list-item>
      </text:list>
      <text:p text:style-name="P44"/>
      <table:table table:name="Tableau39" table:style-name="Tableau39">
        <table:table-column table:style-name="Tableau39.A"/>
        <table:table-column table:style-name="Tableau39.B"/>
        <table:table-column table:style-name="Tableau39.A"/>
        <table:table-column table:style-name="Tableau39.D"/>
        <table:table-column table:style-name="Tableau39.E"/>
        <table:table-header-rows>
          <table:table-row>
            <table:table-cell table:style-name="Tableau39.A1" office:value-type="string">
              <text:p text:style-name="P250">Tag</text:p>
            </table:table-cell>
            <table:table-cell table:style-name="Tableau39.A1" office:value-type="string">
              <text:p text:style-name="P250">Parent</text:p>
            </table:table-cell>
            <table:table-cell table:style-name="Tableau39.A1" office:value-type="string">
              <text:p text:style-name="P250">Description</text:p>
            </table:table-cell>
            <table:table-cell table:style-name="Tableau39.A1" office:value-type="string">
              <text:p text:style-name="P250">Type/Value</text:p>
            </table:table-cell>
            <table:table-cell table:style-name="Tableau39.E1" office:value-type="string">
              <text:p text:style-name="P250">Cardinality</text:p>
            </table:table-cell>
          </table:table-row>
        </table:table-header-rows>
        <table:table-row>
          <table:table-cell table:style-name="Tableau39.A2" office:value-type="string">
            <text:p text:style-name="P93"><text:span text:style-name="T1">"request</text:span>"</text:p>
          </table:table-cell>
          <table:table-cell table:style-name="Tableau39.A2" office:value-type="string">
            <text:p text:style-name="P93">None</text:p>
          </table:table-cell>
          <table:table-cell table:style-name="Tableau39.A2" office:value-type="string">
            <text:p text:style-name="P93">Root element</text:p>
          </table:table-cell>
          <table:table-cell table:style-name="Tableau39.A2" office:value-type="string">
            <text:p text:style-name="P93">N/a</text:p>
          </table:table-cell>
          <table:table-cell table:style-name="Tableau39.E2" office:value-type="string">
            <text:p text:style-name="P93">1</text:p>
          </table:table-cell>
        </table:table-row>
        <table:table-row>
          <table:table-cell table:style-name="Tableau39.A2" office:value-type="string">
            <text:p text:style-name="P93">"type"</text:p>
          </table:table-cell>
          <table:table-cell table:style-name="Tableau39.A2" office:value-type="string">
            <text:p text:style-name="P93">"<text:span text:style-name="T13">request</text:span>"</text:p>
          </table:table-cell>
          <table:table-cell table:style-name="Tableau39.A2" office:value-type="string">
            <text:p text:style-name="P93">Message type</text:p>
          </table:table-cell>
          <table:table-cell table:style-name="Tableau39.A2" office:value-type="string">
            <text:p text:style-name="P105">GET_CONSOMMATION</text:p>
          </table:table-cell>
          <table:table-cell table:style-name="Tableau39.E2" office:value-type="string">
            <text:p text:style-name="P93">1</text:p>
          </table:table-cell>
        </table:table-row>
        <table:table-row>
          <table:table-cell table:style-name="Tableau39.A2" office:value-type="string">
            <text:p text:style-name="P136">"data"</text:p>
          </table:table-cell>
          <table:table-cell table:style-name="Tableau39.A2" office:value-type="string">
            <text:p text:style-name="P136">"<text:span text:style-name="T13">request</text:span>"</text:p>
          </table:table-cell>
          <table:table-cell table:style-name="Tableau39.A2" office:value-type="string">
            <text:p text:style-name="P136"><text:span text:style-name="T11">Response</text:span> data</text:p>
          </table:table-cell>
          <table:table-cell table:style-name="Tableau39.A2" office:value-type="string">
            <text:p text:style-name="P148">N/a</text:p>
          </table:table-cell>
          <table:table-cell table:style-name="Tableau39.E2" office:value-type="string">
            <text:p text:style-name="P136">1</text:p>
          </table:table-cell>
        </table:table-row>
        <table:table-row>
          <table:table-cell table:style-name="Tableau39.A2" office:value-type="string">
            <text:p text:style-name="P189">"<text:span text:style-name="T30">nomObjet</text:span>"</text:p>
          </table:table-cell>
          <table:table-cell table:style-name="Tableau39.A2" office:value-type="string">
            <text:p text:style-name="P189">"<text:span text:style-name="T22">data</text:span>"</text:p>
          </table:table-cell>
          <table:table-cell table:style-name="Tableau39.A2" office:value-type="string">
            <text:p text:style-name="P217">Nom de <text:span text:style-name="T66">l'objet</text:span></text:p>
          </table:table-cell>
          <table:table-cell table:style-name="Tableau39.A2" office:value-type="string">
            <text:p text:style-name="P162">String</text:p>
          </table:table-cell>
          <table:table-cell table:style-name="Tableau39.E2" office:value-type="string">
            <text:p text:style-name="P217">1</text:p>
          </table:table-cell>
        </table:table-row>
        <table:table-row>
          <table:table-cell table:style-name="Tableau39.A2" office:value-type="string">
            <text:p text:style-name="P189">"<text:span text:style-name="T60">instanceNum</text:span>"</text:p>
          </table:table-cell>
          <table:table-cell table:style-name="Tableau39.A2" office:value-type="string">
            <text:p text:style-name="P189">"<text:span text:style-name="T60">data</text:span>"</text:p>
          </table:table-cell>
          <table:table-cell table:style-name="Tableau39.A2" office:value-type="string">
            <text:p text:style-name="P227">Instance de l'objet zwave</text:p>
          </table:table-cell>
          <table:table-cell table:style-name="Tableau39.A2" office:value-type="string">
            <text:p text:style-name="P168">Integer</text:p>
          </table:table-cell>
          <table:table-cell table:style-name="Tableau39.E2" office:value-type="string">
            <text:p text:style-name="P229">1</text:p>
          </table:table-cell>
        </table:table-row>
        <table:table-row>
          <table:table-cell table:style-name="Tableau39.A2" office:value-type="string">
            <text:p text:style-name="P189">"<text:span text:style-name="T60">deviceId</text:span>"</text:p>
          </table:table-cell>
          <table:table-cell table:style-name="Tableau39.A2" office:value-type="string">
            <text:p text:style-name="P189">"<text:span text:style-name="T60">data</text:span>"</text:p>
          </table:table-cell>
          <table:table-cell table:style-name="Tableau39.A2" office:value-type="string">
            <text:p text:style-name="P227">Id de l'objet zwave</text:p>
          </table:table-cell>
          <table:table-cell table:style-name="Tableau39.A2" office:value-type="string">
            <text:p text:style-name="P168">Integer</text:p>
          </table:table-cell>
          <table:table-cell table:style-name="Tableau39.E2" office:value-type="string">
            <text:p text:style-name="P229">1</text:p>
          </table:table-cell>
        </table:table-row>
      </table:table>
      <text:p text:style-name="P79"/>
      <text:p text:style-name="P63">Example :</text:p>
      <text:p text:style-name="P63"/>
      <table:table table:name="Tableau40" table:style-name="Tableau40">
        <table:table-column table:style-name="Tableau40.A"/>
        <table:table-row table:style-name="Tableau40.1">
          <table:table-cell table:style-name="Tableau40.A1" office:value-type="string">
            <text:p text:style-name="P136">{</text:p>
            <text:p text:style-name="P136"><text:s text:c="8"/>"<text:span text:style-name="T13">request</text:span>":{</text:p>
            <text:p text:style-name="P237"><text:span text:style-name="T64"><text:s text:c="16"/>"type": "</text:span>GET_CONSOMMATION<text:span text:style-name="T64">",</text:span></text:p>
            <text:p text:style-name="P64"><text:s text:c="16"/>"<text:span text:style-name="T12">data</text:span>":{</text:p>
            <text:p text:style-name="P64"><text:span text:style-name="T31"><text:s text:c="24"/>"</text:span><text:span text:style-name="T35">nomObjet</text:span><text:span text:style-name="T31">":"</text:span><text:span text:style-name="T36">prise1</text:span><text:span text:style-name="T31">",</text:span></text:p>
            <text:p text:style-name="P137"><text:s text:c="24"/>"<text:span text:style-name="T61">instanceNum</text:span>": <text:span text:style-name="T61">0</text:span>,</text:p>
            <text:p text:style-name="P64"><text:span text:style-name="T31"><text:s text:c="24"/>"</text:span><text:span text:style-name="T34">deviceId</text:span><text:span text:style-name="T31">": </text:span><text:span text:style-name="T34">5</text:span></text:p>
            <text:p text:style-name="P137"><text:s text:c="16"/>}</text:p>
            <text:p text:style-name="P136"><text:s text:c="8"/>}</text:p>
            <text:p text:style-name="P136">}</text:p>
          </table:table-cell>
        </table:table-row>
      </table:table>
      <text:p text:style-name="P15"/>
      <text:list xml:id="list6325740638397773167" text:style-name="L15">
        <text:list-item>
          <text:p text:style-name="P258">Response</text:p>
        </text:list-item>
      </text:list>
      <text:p text:style-name="P63"/>
      <table:table table:name="Tableau41" table:style-name="Tableau41">
        <table:table-column table:style-name="Tableau41.A"/>
        <table:table-column table:style-name="Tableau41.B"/>
        <table:table-column table:style-name="Tableau41.A"/>
        <table:table-column table:style-name="Tableau41.D"/>
        <table:table-column table:style-name="Tableau41.E"/>
        <table:table-header-rows>
          <table:table-row>
            <table:table-cell table:style-name="Tableau41.A1" office:value-type="string">
              <text:p text:style-name="P250">Tag</text:p>
            </table:table-cell>
            <table:table-cell table:style-name="Tableau41.A1" office:value-type="string">
              <text:p text:style-name="P250">Parent</text:p>
            </table:table-cell>
            <table:table-cell table:style-name="Tableau41.A1" office:value-type="string">
              <text:p text:style-name="P250">Description</text:p>
            </table:table-cell>
            <table:table-cell table:style-name="Tableau41.A1" office:value-type="string">
              <text:p text:style-name="P250">Type/Value</text:p>
            </table:table-cell>
            <table:table-cell table:style-name="Tableau41.E1" office:value-type="string">
              <text:p text:style-name="P250">Cardinality</text:p>
            </table:table-cell>
          </table:table-row>
        </table:table-header-rows>
        <table:table-row>
          <table:table-cell table:style-name="Tableau41.A2" office:value-type="string">
            <text:p text:style-name="P93"><text:span text:style-name="T1">"response</text:span>"</text:p>
          </table:table-cell>
          <table:table-cell table:style-name="Tableau41.A2" office:value-type="string">
            <text:p text:style-name="P93">None</text:p>
          </table:table-cell>
          <table:table-cell table:style-name="Tableau41.A2" office:value-type="string">
            <text:p text:style-name="P93">Root element</text:p>
          </table:table-cell>
          <table:table-cell table:style-name="Tableau41.A2" office:value-type="string">
            <text:p text:style-name="P93">N/a</text:p>
          </table:table-cell>
          <table:table-cell table:style-name="Tableau41.E2" office:value-type="string">
            <text:p text:style-name="P93">1</text:p>
          </table:table-cell>
        </table:table-row>
        <table:table-row>
          <table:table-cell table:style-name="Tableau41.A2" office:value-type="string">
            <text:p text:style-name="P93">"type"</text:p>
          </table:table-cell>
          <table:table-cell table:style-name="Tableau41.A2" office:value-type="string">
            <text:p text:style-name="P93">"<text:span text:style-name="T10">response</text:span>"</text:p>
          </table:table-cell>
          <table:table-cell table:style-name="Tableau41.A2" office:value-type="string">
            <text:p text:style-name="P93"><text:span text:style-name="T11">Response</text:span> type</text:p>
          </table:table-cell>
          <table:table-cell table:style-name="Tableau41.A2" office:value-type="string">
            <text:p text:style-name="P106">GET_CONSOMMATION</text:p>
          </table:table-cell>
          <table:table-cell table:style-name="Tableau41.E2" office:value-type="string">
            <text:p text:style-name="P93">1</text:p>
          </table:table-cell>
        </table:table-row>
        <table:table-row>
          <table:table-cell table:style-name="Tableau41.A2" office:value-type="string">
            <text:p text:style-name="P136">"data"</text:p>
          </table:table-cell>
          <table:table-cell table:style-name="Tableau41.A2" office:value-type="string">
            <text:p text:style-name="P136">"response"</text:p>
          </table:table-cell>
          <table:table-cell table:style-name="Tableau41.A2" office:value-type="string">
            <text:p text:style-name="P136"><text:span text:style-name="T11">Response</text:span> data</text:p>
          </table:table-cell>
          <table:table-cell table:style-name="Tableau41.A2" office:value-type="string">
            <text:p text:style-name="P148">N/a</text:p>
          </table:table-cell>
          <table:table-cell table:style-name="Tableau41.E2" office:value-type="string">
            <text:p text:style-name="P136">1</text:p>
          </table:table-cell>
        </table:table-row>
        <table:table-row>
          <table:table-cell table:style-name="Tableau41.A2" office:value-type="string">
            <text:p text:style-name="P189">"<text:span text:style-name="T67">consommation</text:span>"</text:p>
          </table:table-cell>
          <table:table-cell table:style-name="Tableau41.A2" office:value-type="string">
            <text:p text:style-name="P189">"<text:span text:style-name="T22">data</text:span>"</text:p>
          </table:table-cell>
          <table:table-cell table:style-name="Tableau41.A2" office:value-type="string">
            <text:p text:style-name="P230">Conso de l'objet <text:span text:style-name="T69">TODO</text:span><text:span text:style-name="T68"> define unité !!</text:span></text:p>
          </table:table-cell>
          <table:table-cell table:style-name="Tableau41.A2" office:value-type="string">
            <text:p text:style-name="P170">Integer</text:p>
          </table:table-cell>
          <table:table-cell table:style-name="Tableau41.E2" office:value-type="string">
            <text:p text:style-name="P217">1</text:p>
          </table:table-cell>
        </table:table-row>
        <table:table-row>
          <table:table-cell table:style-name="Tableau41.A2" office:value-type="string">
            <text:p text:style-name="P189">"<text:span text:style-name="T30">nomObjet</text:span>"</text:p>
          </table:table-cell>
          <table:table-cell table:style-name="Tableau41.A2" office:value-type="string">
            <text:p text:style-name="P189">"<text:span text:style-name="T22">data</text:span>"</text:p>
          </table:table-cell>
          <table:table-cell table:style-name="Tableau41.A2" office:value-type="string">
            <text:p text:style-name="P217">Nom de <text:span text:style-name="T66">l'objet</text:span></text:p>
          </table:table-cell>
          <table:table-cell table:style-name="Tableau41.A2" office:value-type="string">
            <text:p text:style-name="P162">String</text:p>
          </table:table-cell>
          <table:table-cell table:style-name="Tableau41.E2" office:value-type="string">
            <text:p text:style-name="P217">1</text:p>
          </table:table-cell>
        </table:table-row>
        <table:table-row>
          <table:table-cell table:style-name="Tableau41.A2" office:value-type="string">
            <text:p text:style-name="P189">"<text:span text:style-name="T60">instanceNum</text:span>"</text:p>
          </table:table-cell>
          <table:table-cell table:style-name="Tableau41.A2" office:value-type="string">
            <text:p text:style-name="P189">"<text:span text:style-name="T60">data</text:span>"</text:p>
          </table:table-cell>
          <table:table-cell table:style-name="Tableau41.A2" office:value-type="string">
            <text:p text:style-name="P227">Instance de l'objet zwave</text:p>
          </table:table-cell>
          <table:table-cell table:style-name="Tableau41.A2" office:value-type="string">
            <text:p text:style-name="P168">Integer</text:p>
          </table:table-cell>
          <table:table-cell table:style-name="Tableau41.E2" office:value-type="string">
            <text:p text:style-name="P229">1</text:p>
          </table:table-cell>
        </table:table-row>
        <table:table-row>
          <table:table-cell table:style-name="Tableau41.A2" office:value-type="string">
            <text:p text:style-name="P189">"<text:span text:style-name="T60">deviceId</text:span>"</text:p>
          </table:table-cell>
          <table:table-cell table:style-name="Tableau41.A2" office:value-type="string">
            <text:p text:style-name="P189">"<text:span text:style-name="T60">data</text:span>"</text:p>
          </table:table-cell>
          <table:table-cell table:style-name="Tableau41.A2" office:value-type="string">
            <text:p text:style-name="P227">Id de l'objet zwave</text:p>
          </table:table-cell>
          <table:table-cell table:style-name="Tableau41.A2" office:value-type="string">
            <text:p text:style-name="P168">Integer</text:p>
          </table:table-cell>
          <table:table-cell table:style-name="Tableau41.E2" office:value-type="string">
            <text:p text:style-name="P229">1</text:p>
          </table:table-cell>
        </table:table-row>
      </table:table>
      <text:p text:style-name="P63"/>
      <text:p text:style-name="P63">Example :</text:p>
      <text:p text:style-name="P63"/>
      <table:table table:name="Tableau42" table:style-name="Tableau42">
        <table:table-column table:style-name="Tableau42.A"/>
        <text:soft-page-break/>
        <table:table-row table:style-name="Tableau42.1">
          <table:table-cell table:style-name="Tableau42.A1" office:value-type="string">
            <text:p text:style-name="P136">{</text:p>
            <text:p text:style-name="P136"><text:s text:c="8"/>"<text:span text:style-name="T12">response</text:span>":{</text:p>
            <text:p text:style-name="P138"><text:s text:c="16"/>"type": "<text:span text:style-name="T9">GET_CONSOMMATION</text:span>",</text:p>
            <text:p text:style-name="P64"><text:s text:c="16"/>"<text:span text:style-name="T12">data</text:span>":{</text:p>
            <text:p text:style-name="P64"><text:span text:style-name="T31"><text:s text:c="24"/>"</text:span><text:span text:style-name="T36">consommation</text:span><text:span text:style-name="T31">": </text:span><text:span text:style-name="T36">90</text:span><text:span text:style-name="T31">,</text:span></text:p>
            <text:p text:style-name="P64"><text:span text:style-name="T31"><text:s text:c="24"/>"</text:span><text:span text:style-name="T35">nomObjet</text:span><text:span text:style-name="T31">":"</text:span><text:span text:style-name="T37">prise1</text:span><text:span text:style-name="T31">",</text:span></text:p>
            <text:p text:style-name="P137"><text:s text:c="24"/>"<text:span text:style-name="T61">instanceNum</text:span>": <text:span text:style-name="T61">0</text:span>,</text:p>
            <text:p text:style-name="P64"><text:span text:style-name="T31"><text:s text:c="24"/>"</text:span><text:span text:style-name="T34">deviceId</text:span><text:span text:style-name="T31">": </text:span><text:span text:style-name="T34">5</text:span></text:p>
            <text:p text:style-name="P137"><text:s text:c="16"/>}</text:p>
            <text:p text:style-name="P136"><text:s text:c="8"/>}</text:p>
            <text:p text:style-name="P174">}</text:p>
          </table:table-cell>
        </table:table-row>
      </table:table>
      <text:p text:style-name="P15"/>
      <text:list xml:id="list110907805100948" text:continue-list="list110908342822835" text:style-name="L1">
        <text:list-item>
          <text:p text:style-name="P292">Power ON : Prise</text:p>
        </text:list-item>
      </text:list>
      <text:p text:style-name="P276"/>
      <text:list xml:id="list110908692362898" text:continue-list="list110907373169745" text:style-name="L4">
        <text:list-item>
          <text:p text:style-name="P266">Request</text:p>
        </text:list-item>
      </text:list>
      <text:p text:style-name="P273"/>
      <table:table table:name="Tableau43" table:style-name="Tableau43">
        <table:table-column table:style-name="Tableau43.A"/>
        <table:table-column table:style-name="Tableau43.B"/>
        <table:table-column table:style-name="Tableau43.A"/>
        <table:table-column table:style-name="Tableau43.D"/>
        <table:table-column table:style-name="Tableau43.E"/>
        <table:table-header-rows>
          <table:table-row>
            <table:table-cell table:style-name="Tableau43.A1" office:value-type="string">
              <text:p text:style-name="P304">Tag</text:p>
            </table:table-cell>
            <table:table-cell table:style-name="Tableau43.A1" office:value-type="string">
              <text:p text:style-name="P304">Parent</text:p>
            </table:table-cell>
            <table:table-cell table:style-name="Tableau43.A1" office:value-type="string">
              <text:p text:style-name="P304">Description</text:p>
            </table:table-cell>
            <table:table-cell table:style-name="Tableau43.A1" office:value-type="string">
              <text:p text:style-name="P304">Type/Value</text:p>
            </table:table-cell>
            <table:table-cell table:style-name="Tableau43.E1" office:value-type="string">
              <text:p text:style-name="P304">Cardinality</text:p>
            </table:table-cell>
          </table:table-row>
        </table:table-header-rows>
        <table:table-row>
          <table:table-cell table:style-name="Tableau43.A2" office:value-type="string">
            <text:p text:style-name="P293"><text:span text:style-name="T1">"request</text:span>"</text:p>
          </table:table-cell>
          <table:table-cell table:style-name="Tableau43.A2" office:value-type="string">
            <text:p text:style-name="P293">None</text:p>
          </table:table-cell>
          <table:table-cell table:style-name="Tableau43.A2" office:value-type="string">
            <text:p text:style-name="P293">Root element</text:p>
          </table:table-cell>
          <table:table-cell table:style-name="Tableau43.A2" office:value-type="string">
            <text:p text:style-name="P293">N/a</text:p>
          </table:table-cell>
          <table:table-cell table:style-name="Tableau43.E2" office:value-type="string">
            <text:p text:style-name="P293">1</text:p>
          </table:table-cell>
        </table:table-row>
        <table:table-row>
          <table:table-cell table:style-name="Tableau43.A2" office:value-type="string">
            <text:p text:style-name="P293">"type"</text:p>
          </table:table-cell>
          <table:table-cell table:style-name="Tableau43.A2" office:value-type="string">
            <text:p text:style-name="P293">"<text:span text:style-name="T13">request</text:span>"</text:p>
          </table:table-cell>
          <table:table-cell table:style-name="Tableau43.A2" office:value-type="string">
            <text:p text:style-name="P293">Message type</text:p>
          </table:table-cell>
          <table:table-cell table:style-name="Tableau43.A2" office:value-type="string">
            <text:p text:style-name="P294">POWERON_PRISE</text:p>
          </table:table-cell>
          <table:table-cell table:style-name="Tableau43.E2" office:value-type="string">
            <text:p text:style-name="P293">1</text:p>
          </table:table-cell>
        </table:table-row>
        <table:table-row>
          <table:table-cell table:style-name="Tableau43.A2" office:value-type="string">
            <text:p text:style-name="P295">"data"</text:p>
          </table:table-cell>
          <table:table-cell table:style-name="Tableau43.A2" office:value-type="string">
            <text:p text:style-name="P295">"<text:span text:style-name="T13">request</text:span>"</text:p>
          </table:table-cell>
          <table:table-cell table:style-name="Tableau43.A2" office:value-type="string">
            <text:p text:style-name="P295"><text:span text:style-name="T11">Response</text:span> data</text:p>
          </table:table-cell>
          <table:table-cell table:style-name="Tableau43.A2" office:value-type="string">
            <text:p text:style-name="P296">N/a</text:p>
          </table:table-cell>
          <table:table-cell table:style-name="Tableau43.E2" office:value-type="string">
            <text:p text:style-name="P295">1</text:p>
          </table:table-cell>
        </table:table-row>
        <table:table-row>
          <table:table-cell table:style-name="Tableau43.A2" office:value-type="string">
            <text:p text:style-name="P299">"<text:span text:style-name="T30">nomObjet</text:span>"</text:p>
          </table:table-cell>
          <table:table-cell table:style-name="Tableau43.A2" office:value-type="string">
            <text:p text:style-name="P299">"<text:span text:style-name="T22">data</text:span>"</text:p>
          </table:table-cell>
          <table:table-cell table:style-name="Tableau43.A2" office:value-type="string">
            <text:p text:style-name="P300">Nom de <text:span text:style-name="T66">l'objet</text:span></text:p>
          </table:table-cell>
          <table:table-cell table:style-name="Tableau43.A2" office:value-type="string">
            <text:p text:style-name="P297">String</text:p>
          </table:table-cell>
          <table:table-cell table:style-name="Tableau43.E2" office:value-type="string">
            <text:p text:style-name="P300">1</text:p>
          </table:table-cell>
        </table:table-row>
        <table:table-row>
          <table:table-cell table:style-name="Tableau43.A2" office:value-type="string">
            <text:p text:style-name="P299">"<text:span text:style-name="T60">instanceNum</text:span>"</text:p>
          </table:table-cell>
          <table:table-cell table:style-name="Tableau43.A2" office:value-type="string">
            <text:p text:style-name="P299">"<text:span text:style-name="T60">data</text:span>"</text:p>
          </table:table-cell>
          <table:table-cell table:style-name="Tableau43.A2" office:value-type="string">
            <text:p text:style-name="P301">Instance de l'objet zwave</text:p>
          </table:table-cell>
          <table:table-cell table:style-name="Tableau43.A2" office:value-type="string">
            <text:p text:style-name="P298">Integer</text:p>
          </table:table-cell>
          <table:table-cell table:style-name="Tableau43.E2" office:value-type="string">
            <text:p text:style-name="P302">1</text:p>
          </table:table-cell>
        </table:table-row>
        <table:table-row>
          <table:table-cell table:style-name="Tableau43.A2" office:value-type="string">
            <text:p text:style-name="P299">"<text:span text:style-name="T60">deviceId</text:span>"</text:p>
          </table:table-cell>
          <table:table-cell table:style-name="Tableau43.A2" office:value-type="string">
            <text:p text:style-name="P299">"<text:span text:style-name="T60">data</text:span>"</text:p>
          </table:table-cell>
          <table:table-cell table:style-name="Tableau43.A2" office:value-type="string">
            <text:p text:style-name="P301">Id de l'objet zwave</text:p>
          </table:table-cell>
          <table:table-cell table:style-name="Tableau43.A2" office:value-type="string">
            <text:p text:style-name="P298">Integer</text:p>
          </table:table-cell>
          <table:table-cell table:style-name="Tableau43.E2" office:value-type="string">
            <text:p text:style-name="P302">1</text:p>
          </table:table-cell>
        </table:table-row>
      </table:table>
      <text:p text:style-name="P279"/>
      <text:p text:style-name="P278">Example :</text:p>
      <text:p text:style-name="P278"/>
      <table:table table:name="Tableau44" table:style-name="Tableau44">
        <table:table-column table:style-name="Tableau44.A"/>
        <table:table-row table:style-name="Tableau44.1">
          <table:table-cell table:style-name="Tableau44.A1" office:value-type="string">
            <text:p text:style-name="P295">{</text:p>
            <text:p text:style-name="P295"><text:s text:c="8"/>"<text:span text:style-name="T13">request</text:span>":{</text:p>
            <text:p text:style-name="P303"><text:span text:style-name="T64"><text:s text:c="16"/>"type": "</text:span><text:span text:style-name="T65">POWERON_PRISE</text:span><text:span text:style-name="T64">",</text:span></text:p>
            <text:p text:style-name="P278"><text:s text:c="16"/>"<text:span text:style-name="T12">data</text:span>":{</text:p>
            <text:p text:style-name="P278"><text:span text:style-name="T31"><text:s text:c="24"/>"</text:span><text:span text:style-name="T35">nomObjet</text:span><text:span text:style-name="T31">":"</text:span><text:span text:style-name="T36">prise1</text:span><text:span text:style-name="T31">",</text:span></text:p>
            <text:p text:style-name="P295"><text:s text:c="24"/>"<text:span text:style-name="T61">instanceNum</text:span>": <text:span text:style-name="T61">0</text:span>,</text:p>
            <text:p text:style-name="P278"><text:span text:style-name="T31"><text:s text:c="24"/>"</text:span><text:span text:style-name="T34">deviceId</text:span><text:span text:style-name="T31">": </text:span><text:span text:style-name="T34">5</text:span></text:p>
            <text:p text:style-name="P295"><text:s text:c="16"/>}</text:p>
            <text:p text:style-name="P295"><text:s text:c="8"/>}</text:p>
            <text:p text:style-name="P295">}</text:p>
          </table:table-cell>
        </table:table-row>
      </table:table>
      <text:p text:style-name="P277"/>
      <text:list xml:id="list110908156112938" text:continue-list="list110907805100948" text:style-name="L1">
        <text:list-item>
          <text:p text:style-name="P292">Power OFF : Prise</text:p>
        </text:list-item>
      </text:list>
      <text:p text:style-name="P276"/>
      <text:list xml:id="list110907947177538" text:continue-list="list110908692362898" text:style-name="L4">
        <text:list-item>
          <text:p text:style-name="P266">Request</text:p>
        </text:list-item>
      </text:list>
      <text:p text:style-name="P273"/>
      <table:table table:name="Tableau45" table:style-name="Tableau45">
        <table:table-column table:style-name="Tableau45.A"/>
        <table:table-column table:style-name="Tableau45.B"/>
        <table:table-column table:style-name="Tableau45.A"/>
        <table:table-column table:style-name="Tableau45.D"/>
        <table:table-column table:style-name="Tableau45.E"/>
        <table:table-header-rows>
          <table:table-row>
            <table:table-cell table:style-name="Tableau45.A1" office:value-type="string">
              <text:p text:style-name="P304">Tag</text:p>
            </table:table-cell>
            <table:table-cell table:style-name="Tableau45.A1" office:value-type="string">
              <text:p text:style-name="P304">Parent</text:p>
            </table:table-cell>
            <table:table-cell table:style-name="Tableau45.A1" office:value-type="string">
              <text:p text:style-name="P304">Description</text:p>
            </table:table-cell>
            <table:table-cell table:style-name="Tableau45.A1" office:value-type="string">
              <text:p text:style-name="P304">Type/Value</text:p>
            </table:table-cell>
            <table:table-cell table:style-name="Tableau45.E1" office:value-type="string">
              <text:p text:style-name="P304">Cardinality</text:p>
            </table:table-cell>
          </table:table-row>
        </table:table-header-rows>
        <table:table-row>
          <table:table-cell table:style-name="Tableau45.A2" office:value-type="string">
            <text:p text:style-name="P293"><text:span text:style-name="T1">"request</text:span>"</text:p>
          </table:table-cell>
          <table:table-cell table:style-name="Tableau45.A2" office:value-type="string">
            <text:p text:style-name="P293">None</text:p>
          </table:table-cell>
          <table:table-cell table:style-name="Tableau45.A2" office:value-type="string">
            <text:p text:style-name="P293">Root element</text:p>
          </table:table-cell>
          <table:table-cell table:style-name="Tableau45.A2" office:value-type="string">
            <text:p text:style-name="P293">N/a</text:p>
          </table:table-cell>
          <table:table-cell table:style-name="Tableau45.E2" office:value-type="string">
            <text:p text:style-name="P293">1</text:p>
          </table:table-cell>
        </table:table-row>
        <table:table-row>
          <table:table-cell table:style-name="Tableau45.A2" office:value-type="string">
            <text:p text:style-name="P293">"type"</text:p>
          </table:table-cell>
          <table:table-cell table:style-name="Tableau45.A2" office:value-type="string">
            <text:p text:style-name="P293">"<text:span text:style-name="T13">request</text:span>"</text:p>
          </table:table-cell>
          <table:table-cell table:style-name="Tableau45.A2" office:value-type="string">
            <text:p text:style-name="P293">Message type</text:p>
          </table:table-cell>
          <table:table-cell table:style-name="Tableau45.A2" office:value-type="string">
            <text:p text:style-name="P294">POWEROFF_PRISE</text:p>
          </table:table-cell>
          <table:table-cell table:style-name="Tableau45.E2" office:value-type="string">
            <text:p text:style-name="P293">1</text:p>
          </table:table-cell>
        </table:table-row>
        <table:table-row>
          <table:table-cell table:style-name="Tableau45.A2" office:value-type="string">
            <text:p text:style-name="P295">"data"</text:p>
          </table:table-cell>
          <table:table-cell table:style-name="Tableau45.A2" office:value-type="string">
            <text:p text:style-name="P295">"<text:span text:style-name="T13">request</text:span>"</text:p>
          </table:table-cell>
          <table:table-cell table:style-name="Tableau45.A2" office:value-type="string">
            <text:p text:style-name="P295"><text:span text:style-name="T11">Response</text:span> data</text:p>
          </table:table-cell>
          <table:table-cell table:style-name="Tableau45.A2" office:value-type="string">
            <text:p text:style-name="P296">N/a</text:p>
          </table:table-cell>
          <table:table-cell table:style-name="Tableau45.E2" office:value-type="string">
            <text:p text:style-name="P295">1</text:p>
          </table:table-cell>
        </table:table-row>
        <table:table-row>
          <table:table-cell table:style-name="Tableau45.A2" office:value-type="string">
            <text:p text:style-name="P299">"<text:span text:style-name="T30">nomObjet</text:span>"</text:p>
          </table:table-cell>
          <table:table-cell table:style-name="Tableau45.A2" office:value-type="string">
            <text:p text:style-name="P299">"<text:span text:style-name="T22">data</text:span>"</text:p>
          </table:table-cell>
          <table:table-cell table:style-name="Tableau45.A2" office:value-type="string">
            <text:p text:style-name="P300">Nom de <text:span text:style-name="T66">l'objet</text:span></text:p>
          </table:table-cell>
          <table:table-cell table:style-name="Tableau45.A2" office:value-type="string">
            <text:p text:style-name="P297">String</text:p>
          </table:table-cell>
          <table:table-cell table:style-name="Tableau45.E2" office:value-type="string">
            <text:p text:style-name="P300">1</text:p>
          </table:table-cell>
        </table:table-row>
        <table:table-row>
          <table:table-cell table:style-name="Tableau45.A2" office:value-type="string">
            <text:p text:style-name="P299">"<text:span text:style-name="T60">instanceNum</text:span>"</text:p>
          </table:table-cell>
          <table:table-cell table:style-name="Tableau45.A2" office:value-type="string">
            <text:p text:style-name="P299">"<text:span text:style-name="T60">data</text:span>"</text:p>
          </table:table-cell>
          <table:table-cell table:style-name="Tableau45.A2" office:value-type="string">
            <text:p text:style-name="P301">Instance de l'objet zwave</text:p>
          </table:table-cell>
          <table:table-cell table:style-name="Tableau45.A2" office:value-type="string">
            <text:p text:style-name="P298">Integer</text:p>
          </table:table-cell>
          <table:table-cell table:style-name="Tableau45.E2" office:value-type="string">
            <text:p text:style-name="P302">1</text:p>
          </table:table-cell>
        </table:table-row>
        <table:table-row>
          <table:table-cell table:style-name="Tableau45.A2" office:value-type="string">
            <text:p text:style-name="P299">"<text:span text:style-name="T60">deviceId</text:span>"</text:p>
          </table:table-cell>
          <table:table-cell table:style-name="Tableau45.A2" office:value-type="string">
            <text:p text:style-name="P299">"<text:span text:style-name="T60">data</text:span>"</text:p>
          </table:table-cell>
          <table:table-cell table:style-name="Tableau45.A2" office:value-type="string">
            <text:p text:style-name="P301">Id de l'objet zwave</text:p>
          </table:table-cell>
          <table:table-cell table:style-name="Tableau45.A2" office:value-type="string">
            <text:p text:style-name="P298">Integer</text:p>
          </table:table-cell>
          <table:table-cell table:style-name="Tableau45.E2" office:value-type="string">
            <text:p text:style-name="P302">1</text:p>
          </table:table-cell>
        </table:table-row>
      </table:table>
      <text:p text:style-name="P279"/>
      <text:p text:style-name="P278">Example :</text:p>
      <text:p text:style-name="P278"/>
      <table:table table:name="Tableau46" table:style-name="Tableau46">
        <table:table-column table:style-name="Tableau46.A"/>
        <table:table-row table:style-name="Tableau46.1">
          <table:table-cell table:style-name="Tableau46.A1" office:value-type="string">
            <text:p text:style-name="P295">{</text:p>
            <text:p text:style-name="P295"><text:s text:c="8"/>"<text:span text:style-name="T13">request</text:span>":{</text:p>
            <text:p text:style-name="P303"><text:span text:style-name="T64"><text:s text:c="16"/>"type": "</text:span><text:span text:style-name="T65">POWEROFF_PRISE</text:span><text:span text:style-name="T64">",</text:span></text:p>
            <text:p text:style-name="P278"><text:s text:c="16"/>"<text:span text:style-name="T12">data</text:span>":{</text:p>
            <text:p text:style-name="P278"><text:span text:style-name="T31"><text:s text:c="24"/>"</text:span><text:span text:style-name="T35">nomObjet</text:span><text:span text:style-name="T31">":"</text:span><text:span text:style-name="T36">prise1</text:span><text:span text:style-name="T31">",</text:span></text:p>
            <text:p text:style-name="P295"><text:s text:c="24"/>"<text:span text:style-name="T61">instanceNum</text:span>": <text:span text:style-name="T61">0</text:span>,</text:p>
            <text:p text:style-name="P278"><text:span text:style-name="T31"><text:s text:c="24"/>"</text:span><text:span text:style-name="T34">deviceId</text:span><text:span text:style-name="T31">": </text:span><text:span text:style-name="T34">5</text:span></text:p>
            <text:p text:style-name="P295"><text:s text:c="16"/>}</text:p>
            <text:p text:style-name="P295"><text:s text:c="8"/>}</text:p>
            <text:p text:style-name="P295">}</text:p>
          </table:table-cell>
        </table:table-row>
      </table:table>
      <text:p text:style-name="P2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2-04T11:09:06.588106467</dc:date>
    <meta:editing-duration>PT9H33M48S</meta:editing-duration>
    <meta:editing-cycles>90</meta:editing-cycles>
    <meta:generator>LibreOffice/4.2.7.2$Linux_x86 LibreOffice_project/420m0$Build-2</meta:generator>
    <meta:document-statistic meta:table-count="46" meta:image-count="0" meta:object-count="0" meta:page-count="23" meta:paragraph-count="1174" meta:word-count="1750" meta:character-count="16921" meta:non-whitespace-character-count="10009"/>
  </office:meta>
</office:document-meta>
</file>